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ArialMT" svg:font-family="ArialMT" style:font-family-generic="swiss"/>
    <style:font-face style:name="Arial, sans-serif" svg:font-family="Arial, sans-serif" style:font-family-generic="system"/>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Textbody"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fo:font-style="italic" style:font-style-asian="italic" style:font-style-complex="italic"/>
    </style:style>
    <style:style style:name="T5" style:parent-style-name="DefaultParagraphFont" style:family="text">
      <style:text-properties fo:font-weight="bold" style:font-weight-asian="bold" style:font-weight-complex="bold" fo:font-style="italic" style:font-style-asian="italic" style:font-style-complex="italic"/>
    </style:style>
    <style:style style:name="P6" style:parent-style-name="Standard" style:family="paragraph">
      <style:text-properties style:font-name="ArialMT" style:font-name-asian="ArialMT" style:font-name-complex="ArialMT" fo:font-size="12pt" style:font-size-asian="12pt" style:font-size-complex="12pt"/>
    </style:style>
    <style:style style:name="T7" style:parent-style-name="DefaultParagraphFont" style:family="text">
      <style:text-properties style:font-name="ArialMT" style:font-name-asian="ArialMT" style:font-name-complex="ArialMT" fo:font-style="italic" style:font-style-asian="italic" style:font-style-complex="italic"/>
    </style:style>
    <style:style style:name="T8" style:parent-style-name="DefaultParagraphFont" style:family="text">
      <style:text-properties style:font-name="ArialMT" style:font-name-asian="ArialMT" style:font-name-complex="ArialMT"/>
    </style:style>
    <style:style style:name="T9" style:parent-style-name="DefaultParagraphFont" style:family="text">
      <style:text-properties style:font-name="ArialMT" style:font-name-asian="ArialMT" style:font-name-complex="ArialMT"/>
    </style:style>
    <style:style style:name="T10" style:parent-style-name="DefaultParagraphFont" style:family="text">
      <style:text-properties style:font-name="ArialMT" style:font-name-asian="ArialMT" style:font-name-complex="ArialMT"/>
    </style:style>
    <style:style style:name="T11" style:parent-style-name="DefaultParagraphFont" style:family="text">
      <style:text-properties style:font-name="ArialMT" style:font-name-asian="ArialMT" style:font-name-complex="ArialMT" fo:font-style="italic" style:font-style-asian="italic" style:font-style-complex="italic"/>
    </style:style>
    <style:style style:name="T12" style:parent-style-name="DefaultParagraphFont" style:family="text">
      <style:text-properties style:font-name="ArialMT" style:font-name-asian="ArialMT" style:font-name-complex="ArialMT"/>
    </style:style>
    <style:style style:name="T13" style:parent-style-name="DefaultParagraphFont" style:family="text">
      <style:text-properties style:font-name="ArialMT" style:font-name-asian="ArialMT" style:font-name-complex="ArialMT"/>
    </style:style>
    <style:style style:name="T14" style:parent-style-name="DefaultParagraphFont" style:family="text">
      <style:text-properties style:font-name="ArialMT" style:font-name-asian="ArialMT" style:font-name-complex="ArialMT" fo:font-style="italic" style:font-style-asian="italic" style:font-style-complex="italic"/>
    </style:style>
    <style:style style:name="T15" style:parent-style-name="DefaultParagraphFont" style:family="text">
      <style:text-properties style:font-name="ArialMT" style:font-name-asian="ArialMT" style:font-name-complex="ArialMT"/>
    </style:style>
    <style:style style:name="T16" style:parent-style-name="DefaultParagraphFont" style:family="text">
      <style:text-properties style:font-name="ArialMT" style:font-name-asian="ArialMT" style:font-name-complex="ArialMT" fo:font-style="italic" style:font-style-asian="italic" style:font-style-complex="italic"/>
    </style:style>
    <style:style style:name="T17"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18" style:parent-style-name="DefaultParagraphFont" style:family="text">
      <style:text-properties style:font-name="ArialMT" style:font-name-asian="ArialMT" style:font-name-complex="ArialMT" fo:font-style="italic" style:font-style-asian="italic" style:font-style-complex="italic"/>
    </style:style>
    <style:style style:name="T19" style:parent-style-name="DefaultParagraphFont" style:family="text">
      <style:text-properties style:font-name="ArialMT" style:font-name-asian="ArialMT" style:font-name-complex="ArialMT"/>
    </style:style>
    <style:style style:name="T20" style:parent-style-name="DefaultParagraphFont" style:family="text">
      <style:text-properties style:font-name="ArialMT" style:font-name-asian="ArialMT" style:font-name-complex="ArialMT"/>
    </style:style>
    <style:style style:name="T21" style:parent-style-name="DefaultParagraphFont" style:family="text">
      <style:text-properties style:font-name="ArialMT" style:font-name-asian="ArialMT" style:font-name-complex="ArialMT"/>
    </style:style>
    <style:style style:name="T22" style:parent-style-name="DefaultParagraphFont" style:family="text">
      <style:text-properties style:font-name="ArialMT" style:font-name-asian="ArialMT" style:font-name-complex="ArialMT" fo:font-style="italic" style:font-style-asian="italic" style:font-style-complex="italic"/>
    </style:style>
    <style:style style:name="T23" style:parent-style-name="DefaultParagraphFont" style:family="text">
      <style:text-properties style:font-name="ArialMT" style:font-name-asian="ArialMT" style:font-name-complex="ArialMT"/>
    </style:style>
    <style:style style:name="T24" style:parent-style-name="DefaultParagraphFont" style:family="text">
      <style:text-properties style:font-name="ArialMT" style:font-name-asian="ArialMT" style:font-name-complex="ArialMT"/>
    </style:style>
    <style:style style:name="P25" style:parent-style-name="Textbody" style:family="paragraph">
      <style:text-properties style:font-name="ArialMT" style:font-name-asian="ArialMT" style:font-name-complex="ArialMT"/>
    </style:style>
    <style:style style:name="P26" style:parent-style-name="Standard" style:family="paragraph">
      <style:paragraph-properties style:text-autospace="none">
        <style:tab-stops>
          <style:tab-stop style:type="left" style:position="-0.5972in"/>
          <style:tab-stop style:type="left" style:position="-0.25in"/>
        </style:tab-stops>
      </style:paragraph-properties>
    </style:style>
    <style:style style:name="T27" style:parent-style-name="DefaultParagraphFont" style:family="text">
      <style:text-properties style:font-name="ArialMT" style:font-name-asian="ArialMT" style:font-name-complex="ArialMT" fo:font-size="12pt" style:font-size-asian="12pt" style:font-size-complex="12pt"/>
    </style:style>
    <style:style style:name="T28" style:parent-style-name="DefaultParagraphFont" style:family="text">
      <style:text-properties style:font-name="ArialMT" style:font-name-asian="ArialMT" style:font-name-complex="ArialMT" fo:font-size="12pt" style:font-size-asian="12pt" style:font-size-complex="12pt"/>
    </style:style>
    <style:style style:name="P29" style:parent-style-name="Standard" style:family="paragraph">
      <style:paragraph-properties style:text-autospace="none">
        <style:tab-stops>
          <style:tab-stop style:type="left" style:position="-0.5972in"/>
          <style:tab-stop style:type="left" style:position="-0.25in"/>
        </style:tab-stops>
      </style:paragraph-properties>
      <style:text-properties style:font-name="Arial, sans-serif" style:font-name-asian="ArialMT" style:font-name-complex="ArialMT" fo:color="#000000" fo:font-size="12pt" style:font-size-asian="12pt" style:font-size-complex="12pt"/>
    </style:style>
    <style:style style:name="P30" style:parent-style-name="Standard" style:family="paragraph">
      <style:paragraph-properties style:text-autospace="none">
        <style:tab-stops>
          <style:tab-stop style:type="left" style:position="-0.3472in"/>
          <style:tab-stop style:type="left" style:position="0in"/>
        </style:tab-stops>
      </style:paragraph-properties>
    </style:style>
    <style:style style:name="T31" style:parent-style-name="DefaultParagraphFont" style:family="text">
      <style:text-properties style:font-name="ArialMT" style:font-name-asian="ArialMT" style:font-name-complex="ArialMT" fo:font-style="italic" style:font-style-asian="italic" style:font-style-complex="italic"/>
    </style:style>
    <style:style style:name="T32" style:parent-style-name="DefaultParagraphFont" style:family="text">
      <style:text-properties style:font-name="ArialMT" style:font-name-asian="ArialMT" style:font-name-complex="ArialMT"/>
    </style:style>
    <style:style style:name="T33" style:parent-style-name="DefaultParagraphFont" style:family="text">
      <style:text-properties style:font-name="ArialMT" style:font-name-asian="ArialMT" style:font-name-complex="ArialMT" fo:font-style="italic" style:font-style-asian="italic" style:font-style-complex="italic"/>
    </style:style>
    <style:style style:name="T34" style:parent-style-name="DefaultParagraphFont" style:family="text">
      <style:text-properties style:font-name="ArialMT" style:font-name-asian="ArialMT" style:font-name-complex="ArialMT" fo:font-style="italic" style:font-style-asian="italic" style:font-style-complex="italic"/>
    </style:style>
    <style:style style:name="T35" style:parent-style-name="DefaultParagraphFont" style:family="text">
      <style:text-properties style:font-name="ArialMT" style:font-name-asian="ArialMT" style:font-name-complex="ArialMT"/>
    </style:style>
    <style:style style:name="T36" style:parent-style-name="DefaultParagraphFont" style:family="text">
      <style:text-properties style:font-name="ArialMT" style:font-name-asian="ArialMT" style:font-name-complex="ArialMT"/>
    </style:style>
    <style:style style:name="T37" style:parent-style-name="DefaultParagraphFont" style:family="text">
      <style:text-properties style:font-name="ArialMT" style:font-name-asian="ArialMT" style:font-name-complex="ArialMT"/>
    </style:style>
    <style:style style:name="T38" style:parent-style-name="DefaultParagraphFont" style:family="text">
      <style:text-properties style:font-name="ArialMT" style:font-name-asian="ArialMT" style:font-name-complex="ArialMT" fo:font-style="italic" style:font-style-asian="italic" style:font-style-complex="italic"/>
    </style:style>
    <style:style style:name="T39" style:parent-style-name="DefaultParagraphFont" style:family="text">
      <style:text-properties style:font-name="ArialMT" style:font-name-asian="ArialMT" style:font-name-complex="ArialMT"/>
    </style:style>
    <style:style style:name="P4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Heading3" style:family="paragraph">
      <style:text-properties style:font-name="ArialMT" style:font-name-asian="ArialMT" style:font-name-complex="ArialMT" fo:font-size="12pt" style:font-size-asian="12pt" style:font-size-complex="12pt"/>
    </style:style>
    <style:style style:name="T44" style:parent-style-name="DefaultParagraphFont" style:family="text">
      <style:text-properties style:font-name="ArialMT" style:font-name-asian="ArialMT" style:font-name-complex="ArialMT" fo:font-style="italic" style:font-style-asian="italic" style:font-style-complex="italic" fo:font-size="12pt" style:font-size-asian="12pt" style:font-size-complex="12pt"/>
    </style:style>
    <style:style style:name="T45" style:parent-style-name="DefaultParagraphFont" style:family="text">
      <style:text-properties style:font-name="ArialMT" style:font-name-asian="ArialMT" style:font-name-complex="ArialMT" fo:font-size="12pt" style:font-size-asian="12pt" style:font-size-complex="12pt"/>
    </style:style>
    <style:style style:name="T46" style:parent-style-name="DefaultParagraphFont" style:family="text">
      <style:text-properties style:font-name="ArialMT" style:font-name-asian="ArialMT" style:font-name-complex="ArialMT" fo:font-size="12pt" style:font-size-asian="12pt" style:font-size-complex="12pt"/>
    </style:style>
    <style:style style:name="T47" style:parent-style-name="DefaultParagraphFont" style:family="text">
      <style:text-properties style:font-name="ArialMT" style:font-name-asian="ArialMT" style:font-name-complex="ArialMT" fo:font-style="italic" style:font-style-asian="italic" style:font-style-complex="italic" fo:font-size="12pt" style:font-size-asian="12pt" style:font-size-complex="12pt"/>
    </style:style>
    <style:style style:name="T48" style:parent-style-name="DefaultParagraphFont" style:family="text">
      <style:text-properties style:font-name="ArialMT" style:font-name-asian="ArialMT" style:font-name-complex="ArialMT" fo:font-size="12pt" style:font-size-asian="12pt" style:font-size-complex="12pt"/>
    </style:style>
    <style:style style:name="T49" style:parent-style-name="DefaultParagraphFont" style:family="text">
      <style:text-properties style:font-name="ArialMT" style:font-name-asian="ArialMT" style:font-name-complex="ArialMT" fo:font-size="12pt" style:font-size-asian="12pt" style:font-size-complex="12pt"/>
    </style:style>
    <style:style style:name="T50" style:parent-style-name="DefaultParagraphFont" style:family="text">
      <style:text-properties style:font-name="ArialMT" style:font-name-asian="ArialMT" style:font-name-complex="ArialMT" fo:font-size="12pt" style:font-size-asian="12pt" style:font-size-complex="12pt"/>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P55" style:parent-style-name="Textbody" style:family="paragraph">
      <style:text-properties style:font-name="ArialMT" style:font-name-asian="ArialMT" style:font-name-complex="ArialMT" fo:font-weight="bold" style:font-weight-asian="bold" style:font-weight-complex="bold" fo:font-size="12pt" style:font-size-asian="12pt" style:font-size-complex="12pt"/>
    </style:style>
    <style:style style:name="T56" style:parent-style-name="DefaultParagraphFont" style:family="text">
      <style:text-properties style:font-name="ArialMT" style:font-name-asian="ArialMT" style:font-name-complex="ArialMT"/>
    </style:style>
    <style:style style:name="T57" style:parent-style-name="DefaultParagraphFont" style:family="text">
      <style:text-properties style:font-name="ArialMT" style:font-name-asian="ArialMT" style:font-name-complex="ArialMT" fo:font-style="italic" style:font-style-asian="italic" style:font-style-complex="italic"/>
    </style:style>
    <style:style style:name="T58" style:parent-style-name="DefaultParagraphFont" style:family="text">
      <style:text-properties style:font-name="ArialMT" style:font-name-asian="ArialMT" style:font-name-complex="ArialMT"/>
    </style:style>
    <style:style style:name="T59" style:parent-style-name="DefaultParagraphFont" style:family="text">
      <style:text-properties style:font-name="ArialMT" style:font-name-asian="ArialMT" style:font-name-complex="ArialMT" fo:font-style="italic" style:font-style-asian="italic" style:font-style-complex="italic"/>
    </style:style>
    <style:style style:name="T60" style:parent-style-name="DefaultParagraphFont" style:family="text">
      <style:text-properties style:font-name="ArialMT" style:font-name-asian="ArialMT" style:font-name-complex="ArialMT" fo:font-style="italic" style:font-style-asian="italic" style:font-style-complex="italic"/>
    </style:style>
    <style:style style:name="T61" style:parent-style-name="DefaultParagraphFont" style:family="text">
      <style:text-properties style:font-name="ArialMT" style:font-name-asian="ArialMT" style:font-name-complex="ArialMT"/>
    </style:style>
    <style:style style:name="P62"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63" style:parent-style-name="Textbody" style:family="paragraph">
      <style:text-properties style:font-name="ArialMT" style:font-name-asian="ArialMT" style:font-name-complex="ArialMT"/>
    </style:style>
    <style:style style:name="T64" style:parent-style-name="DefaultParagraphFont" style:family="text">
      <style:text-properties style:font-name="ArialMT" style:font-name-asian="ArialMT" style:font-name-complex="ArialMT"/>
    </style:style>
    <style:style style:name="T65" style:parent-style-name="DefaultParagraphFont" style:family="text">
      <style:text-properties style:font-name="ArialMT" style:font-name-asian="ArialMT" style:font-name-complex="ArialMT" fo:font-style="italic" style:font-style-asian="italic" style:font-style-complex="italic"/>
    </style:style>
    <style:style style:name="T66" style:parent-style-name="DefaultParagraphFont" style:family="text">
      <style:text-properties style:font-name="ArialMT" style:font-name-asian="ArialMT" style:font-name-complex="ArialMT"/>
    </style:style>
    <style:style style:name="T67" style:parent-style-name="DefaultParagraphFont" style:family="text">
      <style:text-properties style:font-name="ArialMT" style:font-name-asian="ArialMT" style:font-name-complex="ArialMT" fo:font-style="italic" style:font-style-asian="italic" style:font-style-complex="italic"/>
    </style:style>
    <style:style style:name="T68" style:parent-style-name="DefaultParagraphFont" style:family="text">
      <style:text-properties style:font-name="ArialMT" style:font-name-asian="ArialMT" style:font-name-complex="ArialMT"/>
    </style:style>
    <style:style style:name="T69" style:parent-style-name="DefaultParagraphFont" style:family="text">
      <style:text-properties style:font-name="ArialMT" style:font-name-asian="ArialMT" style:font-name-complex="ArialMT"/>
    </style:style>
    <style:style style:name="T70" style:parent-style-name="DefaultParagraphFont" style:family="text">
      <style:text-properties style:font-name="ArialMT" style:font-name-asian="ArialMT" style:font-name-complex="ArialMT" fo:font-weight="bold" style:font-weight-asian="bold" style:font-weight-complex="bold"/>
    </style:style>
    <style:style style:name="T71" style:parent-style-name="DefaultParagraphFont" style:family="text">
      <style:text-properties style:font-name="ArialMT" style:font-name-asian="ArialMT" style:font-name-complex="ArialMT"/>
    </style:style>
    <style:style style:name="T72" style:parent-style-name="DefaultParagraphFont" style:family="text">
      <style:text-properties style:font-name="ArialMT" style:font-name-asian="ArialMT" style:font-name-complex="ArialMT" fo:font-weight="bold" style:font-weight-asian="bold" style:font-weight-complex="bold"/>
    </style:style>
    <style:style style:name="T73" style:parent-style-name="DefaultParagraphFont" style:family="text">
      <style:text-properties style:font-name="ArialMT" style:font-name-asian="ArialMT" style:font-name-complex="ArialMT"/>
    </style:style>
    <style:style style:name="T74" style:parent-style-name="DefaultParagraphFont" style:family="text">
      <style:text-properties style:font-name="ArialMT" style:font-name-asian="ArialMT" style:font-name-complex="ArialMT" fo:font-style="italic" style:font-style-asian="italic" style:font-style-complex="italic"/>
    </style:style>
    <style:style style:name="T75" style:parent-style-name="DefaultParagraphFont" style:family="text">
      <style:text-properties style:font-name="ArialMT" style:font-name-asian="ArialMT" style:font-name-complex="ArialMT"/>
    </style:style>
    <style:style style:name="T76" style:parent-style-name="DefaultParagraphFont" style:family="text">
      <style:text-properties style:font-name="ArialMT" style:font-name-asian="ArialMT" style:font-name-complex="ArialMT" fo:font-style="italic" style:font-style-asian="italic" style:font-style-complex="italic"/>
    </style:style>
    <style:style style:name="T77" style:parent-style-name="DefaultParagraphFont" style:family="text">
      <style:text-properties style:font-name="ArialMT" style:font-name-asian="ArialMT" style:font-name-complex="ArialMT"/>
    </style:style>
    <style:style style:name="T78" style:parent-style-name="DefaultParagraphFont" style:family="text">
      <style:text-properties style:font-name="ArialMT" style:font-name-asian="ArialMT" style:font-name-complex="ArialMT"/>
    </style:style>
    <style:style style:name="T79" style:parent-style-name="DefaultParagraphFont" style:family="text">
      <style:text-properties style:font-name="ArialMT" style:font-name-asian="ArialMT" style:font-name-complex="ArialMT"/>
    </style:style>
    <style:style style:name="T80" style:parent-style-name="DefaultParagraphFont" style:family="text">
      <style:text-properties style:font-name="ArialMT" style:font-name-asian="ArialMT" style:font-name-complex="ArialMT"/>
    </style:style>
    <style:style style:name="T81" style:parent-style-name="DefaultParagraphFont" style:family="text">
      <style:text-properties style:font-name="ArialMT" style:font-name-asian="ArialMT" style:font-name-complex="ArialMT"/>
    </style:style>
    <style:style style:name="T82" style:parent-style-name="DefaultParagraphFont" style:family="text">
      <style:text-properties style:font-name="ArialMT" style:font-name-asian="ArialMT" style:font-name-complex="ArialMT" fo:font-style="italic" style:font-style-asian="italic" style:font-style-complex="italic"/>
    </style:style>
    <style:style style:name="T83" style:parent-style-name="DefaultParagraphFont" style:family="text">
      <style:text-properties style:font-name="ArialMT" style:font-name-asian="ArialMT" style:font-name-complex="ArialMT"/>
    </style:style>
    <style:style style:name="T84" style:parent-style-name="DefaultParagraphFont" style:family="text">
      <style:text-properties style:font-name="ArialMT" style:font-name-asian="ArialMT" style:font-name-complex="ArialMT" fo:font-weight="bold" style:font-weight-asian="bold" style:font-weight-complex="bold"/>
    </style:style>
    <style:style style:name="T85" style:parent-style-name="DefaultParagraphFont" style:family="text">
      <style:text-properties style:font-name="ArialMT" style:font-name-asian="ArialMT" style:font-name-complex="ArialMT"/>
    </style:style>
    <style:style style:name="T86" style:parent-style-name="DefaultParagraphFont" style:family="text">
      <style:text-properties style:font-name="ArialMT" style:font-name-asian="ArialMT" style:font-name-complex="ArialMT"/>
    </style:style>
    <style:style style:name="T87" style:parent-style-name="DefaultParagraphFont" style:family="text">
      <style:text-properties style:font-name="ArialMT" style:font-name-asian="ArialMT" style:font-name-complex="ArialMT"/>
    </style:style>
    <style:style style:name="P88" style:parent-style-name="Textbody" style:family="paragraph">
      <style:text-properties style:font-name="ArialMT" style:font-name-asian="ArialMT" style:font-name-complex="ArialMT"/>
    </style:style>
    <style:style style:name="P89"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T90" style:parent-style-name="DefaultParagraphFont" style:family="text">
      <style:text-properties style:font-name="ArialMT" style:font-name-asian="ArialMT" style:font-name-complex="ArialMT"/>
    </style:style>
    <style:style style:name="T91"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92" style:parent-style-name="DefaultParagraphFont" style:family="text">
      <style:text-properties style:font-name="ArialMT" style:font-name-asian="ArialMT" style:font-name-complex="ArialMT"/>
    </style:style>
    <style:style style:name="T93" style:parent-style-name="DefaultParagraphFont" style:family="text">
      <style:text-properties style:font-name="ArialMT" style:font-name-asian="ArialMT" style:font-name-complex="ArialMT"/>
    </style:style>
    <style:style style:name="T94" style:parent-style-name="DefaultParagraphFont" style:family="text">
      <style:text-properties style:font-name="ArialMT" style:font-name-asian="ArialMT" style:font-name-complex="ArialMT"/>
    </style:style>
    <style:style style:name="T95" style:parent-style-name="DefaultParagraphFont" style:family="text">
      <style:text-properties style:font-name="ArialMT" style:font-name-asian="ArialMT" style:font-name-complex="ArialMT" fo:font-style="italic" style:font-style-asian="italic" style:font-style-complex="italic"/>
    </style:style>
    <style:style style:name="T96" style:parent-style-name="DefaultParagraphFont" style:family="text">
      <style:text-properties style:font-name="ArialMT" style:font-name-asian="ArialMT" style:font-name-complex="ArialMT"/>
    </style:style>
    <style:style style:name="T97" style:parent-style-name="DefaultParagraphFont" style:family="text">
      <style:text-properties style:font-name="ArialMT" style:font-name-asian="ArialMT" style:font-name-complex="ArialMT" fo:font-style="italic" style:font-style-asian="italic" style:font-style-complex="italic"/>
    </style:style>
    <style:style style:name="T98" style:parent-style-name="DefaultParagraphFont" style:family="text">
      <style:text-properties style:font-name="ArialMT" style:font-name-asian="ArialMT" style:font-name-complex="ArialMT"/>
    </style:style>
    <style:style style:name="T99" style:parent-style-name="DefaultParagraphFont" style:family="text">
      <style:text-properties style:font-name="ArialMT" style:font-name-asian="ArialMT" style:font-name-complex="ArialMT"/>
    </style:style>
    <style:style style:name="T100" style:parent-style-name="DefaultParagraphFont" style:family="text">
      <style:text-properties style:font-name="ArialMT" style:font-name-asian="ArialMT" style:font-name-complex="ArialMT"/>
    </style:style>
    <style:style style:name="T101" style:parent-style-name="DefaultParagraphFont" style:family="text">
      <style:text-properties style:font-name="ArialMT" style:font-name-asian="ArialMT" style:font-name-complex="ArialMT" fo:font-style="italic" style:font-style-asian="italic" style:font-style-complex="italic"/>
    </style:style>
    <style:style style:name="T102" style:parent-style-name="DefaultParagraphFont" style:family="text">
      <style:text-properties style:font-name="ArialMT" style:font-name-asian="ArialMT" style:font-name-complex="ArialMT"/>
    </style:style>
    <style:style style:name="T103" style:parent-style-name="DefaultParagraphFont" style:family="text">
      <style:text-properties style:font-name="ArialMT" style:font-name-asian="ArialMT" style:font-name-complex="ArialMT" fo:font-style="italic" style:font-style-asian="italic" style:font-style-complex="italic"/>
    </style:style>
    <style:style style:name="T104" style:parent-style-name="DefaultParagraphFont" style:family="text">
      <style:text-properties style:font-name="ArialMT" style:font-name-asian="ArialMT" style:font-name-complex="ArialMT"/>
    </style:style>
    <style:style style:name="T105" style:parent-style-name="DefaultParagraphFont" style:family="text">
      <style:text-properties style:font-name="ArialMT" style:font-name-asian="ArialMT" style:font-name-complex="ArialMT" fo:font-weight="bold" style:font-weight-asian="bold" style:font-weight-complex="bold"/>
    </style:style>
    <style:style style:name="T106" style:parent-style-name="DefaultParagraphFont" style:family="text">
      <style:text-properties style:font-name="ArialMT" style:font-name-asian="ArialMT" style:font-name-complex="ArialMT" fo:font-weight="bold" style:font-weight-asian="bold" style:font-weight-complex="bold"/>
    </style:style>
    <style:style style:name="T107" style:parent-style-name="DefaultParagraphFont" style:family="text">
      <style:text-properties style:font-name="ArialMT" style:font-name-asian="ArialMT" style:font-name-complex="ArialMT"/>
    </style:style>
    <style:style style:name="T108" style:parent-style-name="DefaultParagraphFont" style:family="text">
      <style:text-properties style:font-name="ArialMT" style:font-name-asian="ArialMT" style:font-name-complex="ArialMT"/>
    </style:style>
    <style:style style:name="T109" style:parent-style-name="DefaultParagraphFont" style:family="text">
      <style:text-properties style:font-name="ArialMT" style:font-name-asian="ArialMT" style:font-name-complex="ArialMT"/>
    </style:style>
    <style:style style:name="T110" style:parent-style-name="DefaultParagraphFont" style:family="text">
      <style:text-properties style:font-name="ArialMT" style:font-name-asian="ArialMT" style:font-name-complex="ArialMT" fo:font-weight="bold" style:font-weight-asian="bold" style:font-weight-complex="bold"/>
    </style:style>
    <style:style style:name="T111" style:parent-style-name="DefaultParagraphFont" style:family="text">
      <style:text-properties style:font-name="ArialMT" style:font-name-asian="ArialMT" style:font-name-complex="ArialMT"/>
    </style:style>
    <style:style style:name="T112" style:parent-style-name="DefaultParagraphFont" style:family="text">
      <style:text-properties style:font-name="ArialMT" style:font-name-asian="ArialMT" style:font-name-complex="ArialMT"/>
    </style:style>
    <style:style style:name="T113" style:parent-style-name="DefaultParagraphFont" style:family="text">
      <style:text-properties style:font-name="ArialMT" style:font-name-asian="ArialMT" style:font-name-complex="ArialMT"/>
    </style:style>
    <style:style style:name="T114" style:parent-style-name="DefaultParagraphFont" style:family="text">
      <style:text-properties style:font-name="ArialMT" style:font-name-asian="ArialMT" style:font-name-complex="ArialMT"/>
    </style:style>
    <style:style style:name="T115" style:parent-style-name="DefaultParagraphFont" style:family="text">
      <style:text-properties style:font-name="ArialMT" style:font-name-asian="ArialMT" style:font-name-complex="ArialMT" fo:font-style="italic" style:font-style-asian="italic" style:font-style-complex="italic"/>
    </style:style>
    <style:style style:name="T116" style:parent-style-name="DefaultParagraphFont" style:family="text">
      <style:text-properties style:font-name="ArialMT" style:font-name-asian="ArialMT" style:font-name-complex="ArialMT" fo:font-style="italic" style:font-style-asian="italic" style:font-style-complex="italic"/>
    </style:style>
    <style:style style:name="T117" style:parent-style-name="DefaultParagraphFont" style:family="text">
      <style:text-properties style:font-name="ArialMT" style:font-name-asian="ArialMT" style:font-name-complex="ArialMT"/>
    </style:style>
    <style:style style:name="T118" style:parent-style-name="DefaultParagraphFont" style:family="text">
      <style:text-properties style:font-name="ArialMT" style:font-name-asian="ArialMT" style:font-name-complex="ArialMT" fo:font-weight="bold" style:font-weight-asian="bold" style:font-weight-complex="bold"/>
    </style:style>
    <style:style style:name="T119" style:parent-style-name="DefaultParagraphFont" style:family="text">
      <style:text-properties style:font-name="ArialMT" style:font-name-asian="ArialMT" style:font-name-complex="ArialMT" fo:font-weight="bold" style:font-weight-asian="bold" style:font-weight-complex="bold"/>
    </style:style>
    <style:style style:name="T120" style:parent-style-name="DefaultParagraphFont" style:family="text">
      <style:text-properties style:font-name="ArialMT" style:font-name-asian="ArialMT" style:font-name-complex="ArialMT" fo:font-weight="bold" style:font-weight-asian="bold" style:font-weight-complex="bold"/>
    </style:style>
    <style:style style:name="T121" style:parent-style-name="DefaultParagraphFont" style:family="text">
      <style:text-properties style:font-name="ArialMT" style:font-name-asian="ArialMT" style:font-name-complex="ArialMT" fo:font-style="italic" style:font-style-asian="italic"/>
    </style:style>
    <style:style style:name="T122" style:parent-style-name="DefaultParagraphFont" style:family="text">
      <style:text-properties style:font-name="ArialMT" style:font-name-asian="ArialMT" style:font-name-complex="ArialMT"/>
    </style:style>
    <style:style style:name="T123" style:parent-style-name="DefaultParagraphFont" style:family="text">
      <style:text-properties style:font-name="ArialMT" style:font-name-asian="ArialMT" style:font-name-complex="ArialMT"/>
    </style:style>
    <style:style style:name="T124" style:parent-style-name="DefaultParagraphFont" style:family="text">
      <style:text-properties style:font-name="ArialMT" style:font-name-asian="ArialMT" style:font-name-complex="ArialMT"/>
    </style:style>
    <style:style style:name="T125" style:parent-style-name="DefaultParagraphFont" style:family="text">
      <style:text-properties style:font-name="ArialMT" style:font-name-asian="ArialMT" style:font-name-complex="ArialMT"/>
    </style:style>
    <style:style style:name="T126" style:parent-style-name="DefaultParagraphFont" style:family="text">
      <style:text-properties style:font-name="ArialMT" style:font-name-asian="ArialMT" style:font-name-complex="ArialMT" fo:font-style="italic" style:font-style-asian="italic" style:font-style-complex="italic"/>
    </style:style>
    <style:style style:name="T127" style:parent-style-name="DefaultParagraphFont" style:family="text">
      <style:text-properties style:font-name="ArialMT" style:font-name-asian="ArialMT" style:font-name-complex="ArialMT"/>
    </style:style>
    <style:style style:name="T128" style:parent-style-name="DefaultParagraphFont" style:family="text">
      <style:text-properties style:font-name="ArialMT" style:font-name-asian="ArialMT" style:font-name-complex="ArialMT" fo:font-weight="bold" style:font-weight-asian="bold" style:font-weight-complex="bold"/>
    </style:style>
    <style:style style:name="T129" style:parent-style-name="DefaultParagraphFont" style:family="text">
      <style:text-properties style:font-name="ArialMT" style:font-name-asian="ArialMT" style:font-name-complex="ArialMT" fo:font-weight="bold" style:font-weight-asian="bold" style:font-weight-complex="bold"/>
    </style:style>
    <style:style style:name="T130" style:parent-style-name="DefaultParagraphFont" style:family="text">
      <style:text-properties style:font-name="ArialMT" style:font-name-asian="ArialMT" style:font-name-complex="ArialMT"/>
    </style:style>
    <style:style style:name="T131" style:parent-style-name="DefaultParagraphFont" style:family="text">
      <style:text-properties style:font-name="ArialMT" style:font-name-asian="ArialMT" style:font-name-complex="ArialMT"/>
    </style:style>
    <style:style style:name="T132" style:parent-style-name="DefaultParagraphFont" style:family="text">
      <style:text-properties style:font-name="ArialMT" style:font-name-asian="ArialMT" style:font-name-complex="ArialMT"/>
    </style:style>
    <style:style style:name="P133" style:parent-style-name="Textbody" style:family="paragraph">
      <style:text-properties style:font-name="ArialMT" style:font-name-asian="ArialMT" style:font-name-complex="ArialMT" fo:font-style="italic" style:font-style-asian="italic" style:font-style-complex="italic"/>
    </style:style>
    <style:style style:name="P134"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T135" style:parent-style-name="DefaultParagraphFont" style:family="text">
      <style:text-properties style:font-name="ArialMT" style:font-name-asian="ArialMT" style:font-name-complex="ArialMT"/>
    </style:style>
    <style:style style:name="T136" style:parent-style-name="DefaultParagraphFont" style:family="text">
      <style:text-properties style:font-name="ArialMT" style:font-name-asian="ArialMT" style:font-name-complex="ArialMT"/>
    </style:style>
    <style:style style:name="T137" style:parent-style-name="DefaultParagraphFont" style:family="text">
      <style:text-properties style:font-name="ArialMT" style:font-name-asian="ArialMT" style:font-name-complex="ArialMT"/>
    </style:style>
    <style:style style:name="T138" style:parent-style-name="DefaultParagraphFont" style:family="text">
      <style:text-properties style:font-name="ArialMT" style:font-name-asian="ArialMT" style:font-name-complex="ArialMT" fo:font-style="italic" style:font-style-asian="italic" style:font-style-complex="italic"/>
    </style:style>
    <style:style style:name="T139" style:parent-style-name="DefaultParagraphFont" style:family="text">
      <style:text-properties style:font-name="ArialMT" style:font-name-asian="ArialMT" style:font-name-complex="ArialMT"/>
    </style:style>
    <style:style style:name="T140" style:parent-style-name="DefaultParagraphFont" style:family="text">
      <style:text-properties style:font-name="ArialMT" style:font-name-asian="ArialMT" style:font-name-complex="ArialMT"/>
    </style:style>
    <style:style style:name="T141" style:parent-style-name="DefaultParagraphFont" style:family="text">
      <style:text-properties style:font-name="ArialMT" style:font-name-asian="ArialMT" style:font-name-complex="ArialMT"/>
    </style:style>
    <style:style style:name="T142" style:parent-style-name="DefaultParagraphFont" style:family="text">
      <style:text-properties style:font-name="ArialMT" style:font-name-asian="ArialMT" style:font-name-complex="ArialMT"/>
    </style:style>
    <style:style style:name="T143" style:parent-style-name="DefaultParagraphFont" style:family="text">
      <style:text-properties style:font-name="ArialMT" style:font-name-asian="ArialMT" style:font-name-complex="ArialMT"/>
    </style:style>
    <style:style style:name="T144" style:parent-style-name="DefaultParagraphFont" style:family="text">
      <style:text-properties style:font-name="ArialMT" style:font-name-asian="ArialMT" style:font-name-complex="ArialMT"/>
    </style:style>
    <style:style style:name="T145" style:parent-style-name="DefaultParagraphFont" style:family="text">
      <style:text-properties style:font-name="ArialMT" style:font-name-asian="ArialMT" style:font-name-complex="ArialMT" fo:font-style="italic" style:font-style-asian="italic"/>
    </style:style>
    <style:style style:name="T146" style:parent-style-name="DefaultParagraphFont" style:family="text">
      <style:text-properties style:font-name="ArialMT" style:font-name-asian="ArialMT" style:font-name-complex="ArialMT"/>
    </style:style>
    <style:style style:name="T147" style:parent-style-name="DefaultParagraphFont" style:family="text">
      <style:text-properties style:font-name="ArialMT" style:font-name-asian="ArialMT" style:font-name-complex="ArialMT"/>
    </style:style>
    <style:style style:name="T148" style:parent-style-name="DefaultParagraphFont" style:family="text">
      <style:text-properties style:font-name="ArialMT" style:font-name-asian="ArialMT" style:font-name-complex="ArialMT" fo:font-weight="bold" style:font-weight-asian="bold"/>
    </style:style>
    <style:style style:name="T149" style:parent-style-name="DefaultParagraphFont" style:family="text">
      <style:text-properties style:font-name="ArialMT" style:font-name-asian="ArialMT" style:font-name-complex="ArialMT"/>
    </style:style>
    <style:style style:name="T150" style:parent-style-name="DefaultParagraphFont" style:family="text">
      <style:text-properties style:font-name="ArialMT" style:font-name-asian="ArialMT" style:font-name-complex="ArialMT"/>
    </style:style>
    <style:style style:name="T151" style:parent-style-name="DefaultParagraphFont" style:family="text">
      <style:text-properties style:font-name="ArialMT" style:font-name-asian="ArialMT" style:font-name-complex="ArialMT"/>
    </style:style>
    <style:style style:name="T152" style:parent-style-name="DefaultParagraphFont" style:family="text">
      <style:text-properties style:font-name="ArialMT" style:font-name-asian="ArialMT" style:font-name-complex="ArialMT"/>
    </style:style>
    <style:style style:name="P153" style:parent-style-name="Textbody" style:family="paragraph">
      <style:text-properties style:font-name="ArialMT" style:font-name-asian="ArialMT" style:font-name-complex="ArialMT"/>
    </style:style>
    <style:style style:name="P154"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55"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56" style:parent-style-name="Textbody" style:family="paragraph">
      <style:text-properties style:font-name="ArialMT" style:font-name-asian="ArialMT" style:font-name-complex="ArialMT"/>
    </style:style>
    <style:style style:name="P157" style:parent-style-name="Textbody" style:family="paragraph">
      <style:text-properties style:font-name="ArialMT" style:font-name-asian="ArialMT" style:font-name-complex="ArialMT"/>
    </style:style>
    <style:style style:name="P15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ize="12pt" style:font-size-asian="12pt" style:font-size-complex="12pt"/>
    </style:style>
    <style:style style:name="P15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style:style style:name="P160" style:parent-style-name="Standard" style:family="paragraph">
      <style:paragraph-properties style:text-autospace="none">
        <style:tab-stops>
          <style:tab-stop style:type="left" style:position="-0.3472in"/>
          <style:tab-stop style:type="left" style:position="0in"/>
        </style:tab-stops>
      </style:paragraph-properties>
    </style:style>
    <style:style style:name="T161" style:parent-style-name="DefaultParagraphFont" style:family="text">
      <style:text-properties style:font-name="ArialMT" style:font-name-asian="ArialMT" style:font-name-complex="ArialMT"/>
    </style:style>
    <style:style style:name="T162" style:parent-style-name="DefaultParagraphFont" style:family="text">
      <style:text-properties style:font-name="ArialMT" style:font-name-asian="ArialMT" style:font-name-complex="ArialMT" fo:font-style="italic" style:font-style-asian="italic" style:font-style-complex="italic"/>
    </style:style>
    <style:style style:name="T163" style:parent-style-name="DefaultParagraphFont" style:family="text">
      <style:text-properties style:font-name="ArialMT" style:font-name-asian="ArialMT" style:font-name-complex="ArialMT"/>
    </style:style>
    <style:style style:name="T164" style:parent-style-name="DefaultParagraphFont" style:family="text">
      <style:text-properties style:font-name="ArialMT" style:font-name-asian="ArialMT" style:font-name-complex="ArialMT"/>
    </style:style>
    <style:style style:name="P16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6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6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6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16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7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71" style:parent-style-name="Standard" style:family="paragraph">
      <style:paragraph-properties style:text-autospace="none">
        <style:tab-stops>
          <style:tab-stop style:type="left" style:position="-0.3472in"/>
          <style:tab-stop style:type="left" style:position="0in"/>
        </style:tab-stops>
      </style:paragraph-properties>
    </style:style>
    <style:style style:name="T172" style:parent-style-name="DefaultParagraphFont" style:family="text">
      <style:text-properties style:font-name="ArialMT" style:font-name-asian="ArialMT" style:font-name-complex="ArialMT"/>
    </style:style>
    <style:style style:name="T173" style:parent-style-name="DefaultParagraphFont" style:family="text">
      <style:text-properties style:font-name="ArialMT" style:font-name-asian="ArialMT" style:font-name-complex="ArialMT"/>
    </style:style>
    <style:style style:name="T174" style:parent-style-name="DefaultParagraphFont" style:family="text">
      <style:text-properties style:font-name="ArialMT" style:font-name-asian="ArialMT" style:font-name-complex="ArialMT" fo:font-weight="bold" style:font-weight-asian="bold" style:font-weight-complex="bold"/>
    </style:style>
    <style:style style:name="T175" style:parent-style-name="DefaultParagraphFont" style:family="text">
      <style:text-properties style:font-name="ArialMT" style:font-name-asian="ArialMT" style:font-name-complex="ArialMT"/>
    </style:style>
    <style:style style:name="T176" style:parent-style-name="DefaultParagraphFont" style:family="text">
      <style:text-properties style:font-name="ArialMT" style:font-name-asian="ArialMT" style:font-name-complex="ArialMT" fo:font-weight="bold" style:font-weight-asian="bold" style:font-weight-complex="bold"/>
    </style:style>
    <style:style style:name="T177" style:parent-style-name="DefaultParagraphFont" style:family="text">
      <style:text-properties style:font-name="ArialMT" style:font-name-asian="ArialMT" style:font-name-complex="ArialMT"/>
    </style:style>
    <style:style style:name="T178" style:parent-style-name="DefaultParagraphFont" style:family="text">
      <style:text-properties style:font-name="ArialMT" style:font-name-asian="ArialMT" style:font-name-complex="ArialMT"/>
    </style:style>
    <style:style style:name="T179" style:parent-style-name="DefaultParagraphFont" style:family="text">
      <style:text-properties style:font-name="ArialMT" style:font-name-asian="ArialMT" style:font-name-complex="ArialMT" fo:font-style="italic" style:font-style-asian="italic" style:font-style-complex="italic"/>
    </style:style>
    <style:style style:name="T180" style:parent-style-name="DefaultParagraphFont" style:family="text">
      <style:text-properties style:font-name="ArialMT" style:font-name-asian="ArialMT" style:font-name-complex="ArialMT"/>
    </style:style>
    <style:style style:name="T181" style:parent-style-name="DefaultParagraphFont" style:family="text">
      <style:text-properties style:font-name="ArialMT" style:font-name-asian="ArialMT" style:font-name-complex="ArialMT"/>
    </style:style>
    <style:style style:name="T182" style:parent-style-name="DefaultParagraphFont" style:family="text">
      <style:text-properties style:font-name="ArialMT" style:font-name-asian="ArialMT" style:font-name-complex="ArialMT" fo:font-style="italic" style:font-style-asian="italic" style:font-style-complex="italic"/>
    </style:style>
    <style:style style:name="T183" style:parent-style-name="DefaultParagraphFont" style:family="text">
      <style:text-properties style:font-name="ArialMT" style:font-name-asian="ArialMT" style:font-name-complex="ArialMT"/>
    </style:style>
    <style:style style:name="T184" style:parent-style-name="DefaultParagraphFont" style:family="text">
      <style:text-properties style:font-name="ArialMT" style:font-name-asian="ArialMT" style:font-name-complex="ArialMT" fo:font-weight="bold" style:font-weight-asian="bold" style:font-weight-complex="bold"/>
    </style:style>
    <style:style style:name="T185" style:parent-style-name="DefaultParagraphFont" style:family="text">
      <style:text-properties style:font-name="ArialMT" style:font-name-asian="ArialMT" style:font-name-complex="ArialMT"/>
    </style:style>
    <style:style style:name="T186" style:parent-style-name="DefaultParagraphFont" style:family="text">
      <style:text-properties style:font-name="ArialMT" style:font-name-asian="ArialMT" style:font-name-complex="ArialMT"/>
    </style:style>
    <style:style style:name="T187" style:parent-style-name="DefaultParagraphFont" style:family="text">
      <style:text-properties style:font-name="ArialMT" style:font-name-asian="ArialMT" style:font-name-complex="ArialMT" fo:font-weight="bold" style:font-weight-asian="bold" style:font-weight-complex="bold"/>
    </style:style>
    <style:style style:name="T188" style:parent-style-name="DefaultParagraphFont" style:family="text">
      <style:text-properties style:font-name="ArialMT" style:font-name-asian="ArialMT" style:font-name-complex="ArialMT"/>
    </style:style>
    <style:style style:name="T189" style:parent-style-name="DefaultParagraphFont" style:family="text">
      <style:text-properties style:font-name="ArialMT" style:font-name-asian="ArialMT" style:font-name-complex="ArialMT"/>
    </style:style>
    <style:style style:name="T190" style:parent-style-name="DefaultParagraphFont" style:family="text">
      <style:text-properties style:font-name="ArialMT" style:font-name-asian="ArialMT" style:font-name-complex="ArialMT"/>
    </style:style>
    <style:style style:name="T191" style:parent-style-name="DefaultParagraphFont" style:family="text">
      <style:text-properties style:font-name="ArialMT" style:font-name-asian="ArialMT" style:font-name-complex="ArialMT"/>
    </style:style>
    <style:style style:name="T192" style:parent-style-name="DefaultParagraphFont" style:family="text">
      <style:text-properties style:font-name="ArialMT" style:font-name-asian="ArialMT" style:font-name-complex="ArialMT"/>
    </style:style>
    <style:style style:name="T193" style:parent-style-name="DefaultParagraphFont" style:family="text">
      <style:text-properties style:font-name="ArialMT" style:font-name-asian="ArialMT" style:font-name-complex="ArialMT" fo:font-weight="bold" style:font-weight-asian="bold" style:font-weight-complex="bold"/>
    </style:style>
    <style:style style:name="T194" style:parent-style-name="DefaultParagraphFont" style:family="text">
      <style:text-properties style:font-name="ArialMT" style:font-name-asian="ArialMT" style:font-name-complex="ArialMT"/>
    </style:style>
    <style:style style:name="P195" style:parent-style-name="Standard" style:family="paragraph">
      <style:paragraph-properties style:text-autospace="none">
        <style:tab-stops>
          <style:tab-stop style:type="left" style:position="-0.3472in"/>
          <style:tab-stop style:type="left" style:position="0in"/>
        </style:tab-stops>
      </style:paragraph-properties>
    </style:style>
    <style:style style:name="T196" style:parent-style-name="DefaultParagraphFont" style:family="text">
      <style:text-properties style:font-name="ArialMT" style:font-name-asian="ArialMT" style:font-name-complex="ArialMT"/>
    </style:style>
    <style:style style:name="T197" style:parent-style-name="DefaultParagraphFont" style:family="text">
      <style:text-properties style:font-name="ArialMT" style:font-name-asian="ArialMT" style:font-name-complex="ArialMT"/>
    </style:style>
    <style:style style:name="T198" style:parent-style-name="DefaultParagraphFont" style:family="text">
      <style:text-properties style:font-name="ArialMT" style:font-name-asian="ArialMT" style:font-name-complex="ArialMT" fo:font-style="italic" style:font-style-asian="italic" style:font-style-complex="italic"/>
    </style:style>
    <style:style style:name="T199" style:parent-style-name="DefaultParagraphFont" style:family="text">
      <style:text-properties style:font-name="ArialMT" style:font-name-asian="ArialMT" style:font-name-complex="ArialMT"/>
    </style:style>
    <style:style style:name="T200" style:parent-style-name="DefaultParagraphFont" style:family="text">
      <style:text-properties style:font-name="ArialMT" style:font-name-asian="ArialMT" style:font-name-complex="ArialMT" fo:font-style="italic" style:font-style-asian="italic" style:font-style-complex="italic"/>
    </style:style>
    <style:style style:name="T201" style:parent-style-name="DefaultParagraphFont" style:family="text">
      <style:text-properties style:font-name="ArialMT" style:font-name-asian="ArialMT" style:font-name-complex="ArialMT"/>
    </style:style>
    <style:style style:name="T202" style:parent-style-name="DefaultParagraphFont" style:family="text">
      <style:text-properties style:font-name="ArialMT" style:font-name-asian="ArialMT" style:font-name-complex="ArialMT"/>
    </style:style>
    <style:style style:name="T203" style:parent-style-name="DefaultParagraphFont" style:family="text">
      <style:text-properties style:font-name="ArialMT" style:font-name-asian="ArialMT" style:font-name-complex="ArialMT" fo:font-weight="bold" style:font-weight-asian="bold" style:font-weight-complex="bold"/>
    </style:style>
    <style:style style:name="T204" style:parent-style-name="DefaultParagraphFont" style:family="text">
      <style:text-properties style:font-name="ArialMT" style:font-name-asian="ArialMT" style:font-name-complex="ArialMT"/>
    </style:style>
    <style:style style:name="T205" style:parent-style-name="DefaultParagraphFont" style:family="text">
      <style:text-properties style:font-name="ArialMT" style:font-name-asian="ArialMT" style:font-name-complex="ArialMT" fo:font-style="italic" style:font-style-asian="italic" style:font-style-complex="italic"/>
    </style:style>
    <style:style style:name="T206" style:parent-style-name="DefaultParagraphFont" style:family="text">
      <style:text-properties style:font-name="ArialMT" style:font-name-asian="ArialMT" style:font-name-complex="ArialMT"/>
    </style:style>
    <style:style style:name="T207" style:parent-style-name="DefaultParagraphFont" style:family="text">
      <style:text-properties style:font-name="ArialMT" style:font-name-asian="ArialMT" style:font-name-complex="ArialMT"/>
    </style:style>
    <style:style style:name="P208" style:parent-style-name="Standard" style:family="paragraph">
      <style:paragraph-properties style:text-autospace="none">
        <style:tab-stops>
          <style:tab-stop style:type="left" style:position="-0.3472in"/>
          <style:tab-stop style:type="left" style:position="0in"/>
        </style:tab-stops>
      </style:paragraph-properties>
    </style:style>
    <style:style style:name="T209" style:parent-style-name="DefaultParagraphFont" style:family="text">
      <style:text-properties style:font-name="ArialMT" style:font-name-asian="ArialMT" style:font-name-complex="ArialMT" fo:font-weight="bold" style:font-weight-asian="bold" style:font-weight-complex="bold"/>
    </style:style>
    <style:style style:name="T210" style:parent-style-name="DefaultParagraphFont" style:family="text">
      <style:text-properties style:font-name="ArialMT" style:font-name-asian="ArialMT" style:font-name-complex="ArialMT" fo:font-style="italic" style:font-style-asian="italic" style:font-style-complex="italic"/>
    </style:style>
    <style:style style:name="P21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1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13" style:parent-style-name="Standard" style:family="paragraph">
      <style:paragraph-properties style:text-autospace="none">
        <style:tab-stops>
          <style:tab-stop style:type="left" style:position="-0.3472in"/>
          <style:tab-stop style:type="left" style:position="0in"/>
        </style:tab-stops>
      </style:paragraph-properties>
    </style:style>
    <style:style style:name="T214" style:parent-style-name="DefaultParagraphFont" style:family="text">
      <style:text-properties style:font-name="ArialMT" style:font-name-asian="ArialMT" style:font-name-complex="ArialMT"/>
    </style:style>
    <style:style style:name="T215" style:parent-style-name="DefaultParagraphFont" style:family="text">
      <style:text-properties style:font-name="ArialMT" style:font-name-asian="ArialMT" style:font-name-complex="ArialMT" fo:font-style="italic" style:font-style-asian="italic" style:font-style-complex="italic"/>
    </style:style>
    <style:style style:name="T216" style:parent-style-name="DefaultParagraphFont" style:family="text">
      <style:text-properties style:font-name="ArialMT" style:font-name-asian="ArialMT" style:font-name-complex="ArialMT"/>
    </style:style>
    <style:style style:name="T217" style:parent-style-name="DefaultParagraphFont" style:family="text">
      <style:text-properties style:font-name="ArialMT" style:font-name-asian="ArialMT" style:font-name-complex="ArialMT"/>
    </style:style>
    <style:style style:name="T218" style:parent-style-name="DefaultParagraphFont" style:family="text">
      <style:text-properties style:font-name="ArialMT" style:font-name-asian="ArialMT" style:font-name-complex="ArialMT"/>
    </style:style>
    <style:style style:name="P219" style:parent-style-name="Standard" style:family="paragraph">
      <style:paragraph-properties style:text-autospace="none">
        <style:tab-stops>
          <style:tab-stop style:type="left" style:position="-0.3472in"/>
          <style:tab-stop style:type="left" style:position="0in"/>
        </style:tab-stops>
      </style:paragraph-properties>
    </style:style>
    <style:style style:name="T220" style:parent-style-name="DefaultParagraphFont" style:family="text">
      <style:text-properties style:font-name="ArialMT" style:font-name-asian="ArialMT" style:font-name-complex="ArialMT" fo:font-style="italic" style:font-style-asian="italic" style:font-style-complex="italic"/>
    </style:style>
    <style:style style:name="T221" style:parent-style-name="DefaultParagraphFont" style:family="text">
      <style:text-properties style:font-name="ArialMT" style:font-name-asian="ArialMT" style:font-name-complex="ArialMT"/>
    </style:style>
    <style:style style:name="T222" style:parent-style-name="DefaultParagraphFont" style:family="text">
      <style:text-properties style:font-name="ArialMT" style:font-name-asian="ArialMT" style:font-name-complex="ArialMT" fo:font-weight="bold" style:font-weight-asian="bold" style:font-weight-complex="bold"/>
    </style:style>
    <style:style style:name="T223" style:parent-style-name="DefaultParagraphFont" style:family="text">
      <style:text-properties style:font-name="ArialMT" style:font-name-asian="ArialMT" style:font-name-complex="ArialMT"/>
    </style:style>
    <style:style style:name="T224" style:parent-style-name="DefaultParagraphFont" style:family="text">
      <style:text-properties style:font-name="ArialMT" style:font-name-asian="ArialMT" style:font-name-complex="ArialMT"/>
    </style:style>
    <style:style style:name="T225" style:parent-style-name="DefaultParagraphFont" style:family="text">
      <style:text-properties style:font-name="ArialMT" style:font-name-asian="ArialMT" style:font-name-complex="ArialMT"/>
    </style:style>
    <style:style style:name="T226" style:parent-style-name="DefaultParagraphFont" style:family="text">
      <style:text-properties style:font-name="ArialMT" style:font-name-asian="ArialMT" style:font-name-complex="ArialMT"/>
    </style:style>
    <style:style style:name="T227" style:parent-style-name="DefaultParagraphFont" style:family="text">
      <style:text-properties style:font-name="ArialMT" style:font-name-asian="ArialMT" style:font-name-complex="ArialMT"/>
    </style:style>
    <style:style style:name="P22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2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3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31" style:parent-style-name="Standard" style:family="paragraph">
      <style:paragraph-properties style:text-autospace="none">
        <style:tab-stops>
          <style:tab-stop style:type="left" style:position="-0.3472in"/>
          <style:tab-stop style:type="left" style:position="0in"/>
        </style:tab-stops>
      </style:paragraph-properties>
    </style:style>
    <style:style style:name="T232" style:parent-style-name="DefaultParagraphFont" style:family="text">
      <style:text-properties style:font-name="ArialMT" style:font-name-asian="ArialMT" style:font-name-complex="ArialMT" fo:font-style="italic" style:font-style-asian="italic" style:font-style-complex="italic"/>
    </style:style>
    <style:style style:name="T233" style:parent-style-name="DefaultParagraphFont" style:family="text">
      <style:text-properties style:font-name="ArialMT" style:font-name-asian="ArialMT" style:font-name-complex="ArialMT"/>
    </style:style>
    <style:style style:name="T234" style:parent-style-name="DefaultParagraphFont" style:family="text">
      <style:text-properties style:font-name="ArialMT" style:font-name-asian="ArialMT" style:font-name-complex="ArialMT"/>
    </style:style>
    <style:style style:name="T235" style:parent-style-name="DefaultParagraphFont" style:family="text">
      <style:text-properties style:font-name="ArialMT" style:font-name-asian="ArialMT" style:font-name-complex="ArialMT"/>
    </style:style>
    <style:style style:name="T236" style:parent-style-name="DefaultParagraphFont" style:family="text">
      <style:text-properties style:font-name="ArialMT" style:font-name-asian="ArialMT" style:font-name-complex="ArialMT"/>
    </style:style>
    <style:style style:name="T237" style:parent-style-name="DefaultParagraphFont" style:family="text">
      <style:text-properties style:font-name="ArialMT" style:font-name-asian="ArialMT" style:font-name-complex="ArialMT"/>
    </style:style>
    <style:style style:name="T238" style:parent-style-name="DefaultParagraphFont" style:family="text">
      <style:text-properties style:font-name="ArialMT" style:font-name-asian="ArialMT" style:font-name-complex="ArialMT" fo:font-style="italic" style:font-style-asian="italic" style:font-style-complex="italic"/>
    </style:style>
    <style:style style:name="T239" style:parent-style-name="DefaultParagraphFont" style:family="text">
      <style:text-properties style:font-name="ArialMT" style:font-name-asian="ArialMT" style:font-name-complex="ArialMT"/>
    </style:style>
    <style:style style:name="P24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4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4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43" style:parent-style-name="Standard" style:family="paragraph">
      <style:paragraph-properties style:text-autospace="none">
        <style:tab-stops>
          <style:tab-stop style:type="left" style:position="-0.8472in"/>
          <style:tab-stop style:type="left" style:position="-0.5in"/>
        </style:tab-stops>
      </style:paragraph-properties>
    </style:style>
    <style:style style:name="T244" style:parent-style-name="DefaultParagraphFont" style:family="text">
      <style:text-properties style:font-name="ArialMT" style:font-name-asian="ArialMT" style:font-name-complex="ArialMT"/>
    </style:style>
    <style:style style:name="T245" style:parent-style-name="DefaultParagraphFont" style:family="text">
      <style:text-properties style:font-name="ArialMT" style:font-name-asian="ArialMT" style:font-name-complex="ArialMT" fo:font-style="italic" style:font-style-asian="italic" style:font-style-complex="italic"/>
    </style:style>
    <style:style style:name="T246" style:parent-style-name="DefaultParagraphFont" style:family="text">
      <style:text-properties style:font-name="ArialMT" style:font-name-asian="ArialMT" style:font-name-complex="ArialMT"/>
    </style:style>
    <style:style style:name="P247" style:parent-style-name="Standard" style:family="paragraph">
      <style:paragraph-properties style:text-autospace="none">
        <style:tab-stops>
          <style:tab-stop style:type="left" style:position="-0.8472in"/>
          <style:tab-stop style:type="left" style:position="-0.5in"/>
        </style:tab-stops>
      </style:paragraph-properties>
      <style:text-properties style:font-name="ArialMT" style:font-name-asian="ArialMT" style:font-name-complex="ArialMT" fo:font-weight="bold" style:font-weight-asian="bold" style:font-weight-complex="bold"/>
    </style:style>
    <style:style style:name="P248" style:parent-style-name="Standard" style:family="paragraph">
      <style:paragraph-properties style:text-autospace="none">
        <style:tab-stops>
          <style:tab-stop style:type="left" style:position="-0.3472in"/>
          <style:tab-stop style:type="left" style:position="0in"/>
        </style:tab-stops>
      </style:paragraph-properties>
    </style:style>
    <style:style style:name="T249" style:parent-style-name="DefaultParagraphFont" style:family="text">
      <style:text-properties style:font-name="ArialMT" style:font-name-asian="ArialMT" style:font-name-complex="ArialMT" fo:font-style="italic" style:font-style-asian="italic" style:font-style-complex="italic"/>
    </style:style>
    <style:style style:name="T250" style:parent-style-name="DefaultParagraphFont" style:family="text">
      <style:text-properties style:font-name="ArialMT" style:font-name-asian="ArialMT" style:font-name-complex="ArialMT"/>
    </style:style>
    <style:style style:name="T251" style:parent-style-name="DefaultParagraphFont" style:family="text">
      <style:text-properties style:font-name="ArialMT" style:font-name-asian="ArialMT" style:font-name-complex="ArialMT"/>
    </style:style>
    <style:style style:name="T252" style:parent-style-name="DefaultParagraphFont" style:family="text">
      <style:text-properties style:font-name="ArialMT" style:font-name-asian="ArialMT" style:font-name-complex="ArialMT"/>
    </style:style>
    <style:style style:name="T253" style:parent-style-name="DefaultParagraphFont" style:family="text">
      <style:text-properties style:font-name="ArialMT" style:font-name-asian="ArialMT" style:font-name-complex="ArialMT"/>
    </style:style>
    <style:style style:name="T254" style:parent-style-name="DefaultParagraphFont" style:family="text">
      <style:text-properties style:font-name="ArialMT" style:font-name-asian="ArialMT" style:font-name-complex="ArialMT"/>
    </style:style>
    <style:style style:name="T255" style:parent-style-name="DefaultParagraphFont" style:family="text">
      <style:text-properties style:font-name="ArialMT" style:font-name-asian="ArialMT" style:font-name-complex="ArialMT"/>
    </style:style>
    <style:style style:name="P25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5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58" style:parent-style-name="Standard" style:family="paragraph">
      <style:paragraph-properties style:text-autospace="none">
        <style:tab-stops>
          <style:tab-stop style:type="left" style:position="-0.3472in"/>
          <style:tab-stop style:type="left" style:position="0in"/>
        </style:tab-stops>
      </style:paragraph-properties>
    </style:style>
    <style:style style:name="T259" style:parent-style-name="DefaultParagraphFont" style:family="text">
      <style:text-properties style:font-name="ArialMT" style:font-name-asian="ArialMT" style:font-name-complex="ArialMT"/>
    </style:style>
    <style:style style:name="T260" style:parent-style-name="DefaultParagraphFont" style:family="text">
      <style:text-properties style:font-name="ArialMT" style:font-name-asian="ArialMT" style:font-name-complex="ArialMT"/>
    </style:style>
    <style:style style:name="T261" style:parent-style-name="DefaultParagraphFont" style:family="text">
      <style:text-properties style:font-name="ArialMT" style:font-name-asian="ArialMT" style:font-name-complex="ArialMT"/>
    </style:style>
    <style:style style:name="T262" style:parent-style-name="DefaultParagraphFont" style:family="text">
      <style:text-properties style:font-name="ArialMT" style:font-name-asian="ArialMT" style:font-name-complex="ArialMT" fo:font-style="italic" style:font-style-asian="italic" style:font-style-complex="italic"/>
    </style:style>
    <style:style style:name="T263" style:parent-style-name="DefaultParagraphFont" style:family="text">
      <style:text-properties style:font-name="ArialMT" style:font-name-asian="ArialMT" style:font-name-complex="ArialMT"/>
    </style:style>
    <style:style style:name="P26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65" style:parent-style-name="Standard" style:family="paragraph">
      <style:paragraph-properties style:text-autospace="none">
        <style:tab-stops>
          <style:tab-stop style:type="left" style:position="-0.3472in"/>
          <style:tab-stop style:type="left" style:position="0in"/>
        </style:tab-stops>
      </style:paragraph-properties>
    </style:style>
    <style:style style:name="T266" style:parent-style-name="DefaultParagraphFont" style:family="text">
      <style:text-properties style:font-name="ArialMT" style:font-name-asian="ArialMT" style:font-name-complex="ArialMT"/>
    </style:style>
    <style:style style:name="T267" style:parent-style-name="DefaultParagraphFont" style:family="text">
      <style:text-properties style:font-name="ArialMT" style:font-name-asian="ArialMT" style:font-name-complex="ArialMT"/>
    </style:style>
    <style:style style:name="T268" style:parent-style-name="DefaultParagraphFont" style:family="text">
      <style:text-properties style:font-name="ArialMT" style:font-name-asian="ArialMT" style:font-name-complex="ArialMT"/>
    </style:style>
    <style:style style:name="T269" style:parent-style-name="DefaultParagraphFont" style:family="text">
      <style:text-properties style:font-name="ArialMT" style:font-name-asian="ArialMT" style:font-name-complex="ArialMT"/>
    </style:style>
    <style:style style:name="T270" style:parent-style-name="DefaultParagraphFont" style:family="text">
      <style:text-properties style:font-name="ArialMT" style:font-name-asian="ArialMT" style:font-name-complex="ArialMT" fo:font-style="italic" style:font-style-asian="italic" style:font-style-complex="italic"/>
    </style:style>
    <style:style style:name="T271" style:parent-style-name="DefaultParagraphFont" style:family="text">
      <style:text-properties style:font-name="ArialMT" style:font-name-asian="ArialMT" style:font-name-complex="ArialMT"/>
    </style:style>
    <style:style style:name="T272" style:parent-style-name="DefaultParagraphFont" style:family="text">
      <style:text-properties style:font-name="ArialMT" style:font-name-asian="ArialMT" style:font-name-complex="ArialMT"/>
    </style:style>
    <style:style style:name="T273" style:parent-style-name="DefaultParagraphFont" style:family="text">
      <style:text-properties style:font-name="ArialMT" style:font-name-asian="ArialMT" style:font-name-complex="ArialMT"/>
    </style:style>
    <style:style style:name="T274" style:parent-style-name="DefaultParagraphFont" style:family="text">
      <style:text-properties style:font-name="ArialMT" style:font-name-asian="ArialMT" style:font-name-complex="ArialMT"/>
    </style:style>
    <style:style style:name="T275" style:parent-style-name="DefaultParagraphFont" style:family="text">
      <style:text-properties style:font-name="ArialMT" style:font-name-asian="ArialMT" style:font-name-complex="ArialMT" fo:font-style="italic" style:font-style-asian="italic" style:font-style-complex="italic"/>
    </style:style>
    <style:style style:name="T276" style:parent-style-name="DefaultParagraphFont" style:family="text">
      <style:text-properties style:font-name="ArialMT" style:font-name-asian="ArialMT" style:font-name-complex="ArialMT"/>
    </style:style>
    <style:style style:name="P277" style:parent-style-name="Standard" style:family="paragraph">
      <style:paragraph-properties style:text-autospace="none">
        <style:tab-stops>
          <style:tab-stop style:type="left" style:position="-0.3472in"/>
          <style:tab-stop style:type="left" style:position="0in"/>
        </style:tab-stops>
      </style:paragraph-properties>
    </style:style>
    <style:style style:name="T278" style:parent-style-name="DefaultParagraphFont" style:family="text">
      <style:text-properties style:font-name="ArialMT" style:font-name-asian="ArialMT" style:font-name-complex="ArialMT"/>
    </style:style>
    <style:style style:name="T279" style:parent-style-name="DefaultParagraphFont" style:family="text">
      <style:text-properties style:font-name="ArialMT" style:font-name-asian="ArialMT" style:font-name-complex="ArialMT" fo:font-weight="bold" style:font-weight-asian="bold" style:font-weight-complex="bold"/>
    </style:style>
    <style:style style:name="T280" style:parent-style-name="DefaultParagraphFont" style:family="text">
      <style:text-properties style:font-name="ArialMT" style:font-name-asian="ArialMT" style:font-name-complex="ArialMT"/>
    </style:style>
    <style:style style:name="T281"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82"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83" style:parent-style-name="DefaultParagraphFont" style:family="text">
      <style:text-properties style:font-name="ArialMT" style:font-name-asian="ArialMT" style:font-name-complex="ArialMT"/>
    </style:style>
    <style:style style:name="T284"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85" style:parent-style-name="DefaultParagraphFont" style:family="text">
      <style:text-properties style:font-name="ArialMT" style:font-name-asian="ArialMT" style:font-name-complex="ArialMT"/>
    </style:style>
    <style:style style:name="T286" style:parent-style-name="DefaultParagraphFont" style:family="text">
      <style:text-properties style:font-name="ArialMT" style:font-name-asian="ArialMT" style:font-name-complex="ArialMT"/>
    </style:style>
    <style:style style:name="T287" style:parent-style-name="DefaultParagraphFont" style:family="text">
      <style:text-properties style:font-name="ArialMT" style:font-name-asian="ArialMT" style:font-name-complex="ArialMT"/>
    </style:style>
    <style:style style:name="P28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8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style:style style:name="P290" style:parent-style-name="Standard" style:family="paragraph">
      <style:paragraph-properties style:text-autospace="none">
        <style:tab-stops>
          <style:tab-stop style:type="left" style:position="-0.3472in"/>
          <style:tab-stop style:type="left" style:position="0in"/>
        </style:tab-stops>
      </style:paragraph-properties>
    </style:style>
    <style:style style:name="T291" style:parent-style-name="DefaultParagraphFont" style:family="text">
      <style:text-properties style:font-name="ArialMT" style:font-name-asian="ArialMT" style:font-name-complex="ArialMT"/>
    </style:style>
    <style:style style:name="T292" style:parent-style-name="DefaultParagraphFont" style:family="text">
      <style:text-properties style:font-name="ArialMT" style:font-name-asian="ArialMT" style:font-name-complex="ArialMT" fo:font-style="italic" style:font-style-asian="italic" style:font-style-complex="italic"/>
    </style:style>
    <style:style style:name="T293" style:parent-style-name="DefaultParagraphFont" style:family="text">
      <style:text-properties style:font-name="ArialMT" style:font-name-asian="ArialMT" style:font-name-complex="ArialMT"/>
    </style:style>
    <style:style style:name="T294" style:parent-style-name="DefaultParagraphFont" style:family="text">
      <style:text-properties style:font-name="ArialMT" style:font-name-asian="ArialMT" style:font-name-complex="ArialMT"/>
    </style:style>
    <style:style style:name="T295" style:parent-style-name="DefaultParagraphFont" style:family="text">
      <style:text-properties style:font-name="ArialMT" style:font-name-asian="ArialMT" style:font-name-complex="ArialMT"/>
    </style:style>
    <style:style style:name="T296" style:parent-style-name="DefaultParagraphFont" style:family="text">
      <style:text-properties style:font-name="ArialMT" style:font-name-asian="ArialMT" style:font-name-complex="ArialMT" fo:font-style="italic" style:font-style-asian="italic" style:font-style-complex="italic"/>
    </style:style>
    <style:style style:name="T297" style:parent-style-name="DefaultParagraphFont" style:family="text">
      <style:text-properties style:font-name="ArialMT" style:font-name-asian="ArialMT" style:font-name-complex="ArialMT"/>
    </style:style>
    <style:style style:name="T298" style:parent-style-name="DefaultParagraphFont" style:family="text">
      <style:text-properties style:font-name="ArialMT" style:font-name-asian="ArialMT" style:font-name-complex="ArialMT"/>
    </style:style>
    <style:style style:name="T299" style:parent-style-name="DefaultParagraphFont" style:family="text">
      <style:text-properties style:font-name="ArialMT" style:font-name-asian="ArialMT" style:font-name-complex="ArialMT" fo:font-style="italic" style:font-style-asian="italic" style:font-style-complex="italic"/>
    </style:style>
    <style:style style:name="T300" style:parent-style-name="DefaultParagraphFont" style:family="text">
      <style:text-properties style:font-name="ArialMT" style:font-name-asian="ArialMT" style:font-name-complex="ArialMT"/>
    </style:style>
    <style:style style:name="P301" style:parent-style-name="Standard" style:family="paragraph">
      <style:paragraph-properties style:text-autospace="none">
        <style:tab-stops>
          <style:tab-stop style:type="left" style:position="-0.3472in"/>
          <style:tab-stop style:type="left" style:position="0in"/>
        </style:tab-stops>
      </style:paragraph-properties>
    </style:style>
    <style:style style:name="T302" style:parent-style-name="DefaultParagraphFont" style:family="text">
      <style:text-properties style:font-name="ArialMT" style:font-name-asian="ArialMT" style:font-name-complex="ArialMT"/>
    </style:style>
    <style:style style:name="T303" style:parent-style-name="DefaultParagraphFont" style:family="text">
      <style:text-properties style:font-name="ArialMT" style:font-name-asian="ArialMT" style:font-name-complex="ArialMT" fo:font-style="italic" style:font-style-asian="italic" style:font-style-complex="italic"/>
    </style:style>
    <style:style style:name="T304" style:parent-style-name="DefaultParagraphFont" style:family="text">
      <style:text-properties style:font-name="ArialMT" style:font-name-asian="ArialMT" style:font-name-complex="ArialMT"/>
    </style:style>
    <style:style style:name="T305" style:parent-style-name="DefaultParagraphFont" style:family="text">
      <style:text-properties style:font-name="ArialMT" style:font-name-asian="ArialMT" style:font-name-complex="ArialMT"/>
    </style:style>
    <style:style style:name="T306" style:parent-style-name="DefaultParagraphFont" style:family="text">
      <style:text-properties style:font-name="ArialMT" style:font-name-asian="ArialMT" style:font-name-complex="ArialMT" fo:font-style="italic" style:font-style-asian="italic" style:font-style-complex="italic"/>
    </style:style>
    <style:style style:name="T307" style:parent-style-name="DefaultParagraphFont" style:family="text">
      <style:text-properties style:font-name="ArialMT" style:font-name-asian="ArialMT" style:font-name-complex="ArialMT" fo:font-style="italic" style:font-style-asian="italic" style:font-style-complex="italic"/>
    </style:style>
    <style:style style:name="T308" style:parent-style-name="DefaultParagraphFont" style:family="text">
      <style:text-properties style:font-name="ArialMT" style:font-name-asian="ArialMT" style:font-name-complex="ArialMT"/>
    </style:style>
    <style:style style:name="P309" style:parent-style-name="Standard" style:family="paragraph">
      <style:paragraph-properties style:text-autospace="none">
        <style:tab-stops>
          <style:tab-stop style:type="left" style:position="-0.3472in"/>
          <style:tab-stop style:type="left" style:position="0in"/>
        </style:tab-stops>
      </style:paragraph-properties>
    </style:style>
    <style:style style:name="T310" style:parent-style-name="DefaultParagraphFont" style:family="text">
      <style:text-properties style:font-name="ArialMT" style:font-name-asian="ArialMT" style:font-name-complex="ArialMT"/>
    </style:style>
    <style:style style:name="T311" style:parent-style-name="DefaultParagraphFont" style:family="text">
      <style:text-properties style:font-name="ArialMT" style:font-name-asian="ArialMT" style:font-name-complex="ArialMT"/>
    </style:style>
    <style:style style:name="T312" style:parent-style-name="DefaultParagraphFont" style:family="text">
      <style:text-properties style:font-name="ArialMT" style:font-name-asian="ArialMT" style:font-name-complex="ArialMT"/>
    </style:style>
    <style:style style:name="T313" style:parent-style-name="DefaultParagraphFont" style:family="text">
      <style:text-properties style:font-name="ArialMT" style:font-name-asian="ArialMT" style:font-name-complex="ArialMT" fo:font-weight="bold" style:font-weight-asian="bold" style:font-weight-complex="bold"/>
    </style:style>
    <style:style style:name="P31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31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31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31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318" style:parent-style-name="Standard" style:family="paragraph">
      <style:paragraph-properties style:text-autospace="none">
        <style:tab-stops>
          <style:tab-stop style:type="left" style:position="-0.3472in"/>
          <style:tab-stop style:type="left" style:position="0in"/>
        </style:tab-stops>
      </style:paragraph-properties>
    </style:style>
    <style:style style:name="T319" style:parent-style-name="DefaultParagraphFont" style:family="text">
      <style:text-properties style:font-name="ArialMT" style:font-name-asian="ArialMT" style:font-name-complex="ArialMT"/>
    </style:style>
    <style:style style:name="T320" style:parent-style-name="DefaultParagraphFont" style:family="text">
      <style:text-properties style:font-name="ArialMT" style:font-name-asian="ArialMT" style:font-name-complex="ArialMT"/>
    </style:style>
    <style:style style:name="T321" style:parent-style-name="DefaultParagraphFont" style:family="text">
      <style:text-properties style:font-name="ArialMT" style:font-name-asian="ArialMT" style:font-name-complex="ArialMT" fo:font-weight="bold" style:font-weight-asian="bold" style:font-weight-complex="bold"/>
    </style:style>
    <style:style style:name="T322" style:parent-style-name="DefaultParagraphFont" style:family="text">
      <style:text-properties style:font-name="ArialMT" style:font-name-asian="ArialMT" style:font-name-complex="ArialMT"/>
    </style:style>
    <style:style style:name="T323" style:parent-style-name="DefaultParagraphFont" style:family="text">
      <style:text-properties style:font-name="ArialMT" style:font-name-asian="ArialMT" style:font-name-complex="ArialMT"/>
    </style:style>
    <style:style style:name="P324" style:parent-style-name="Standard" style:family="paragraph">
      <style:paragraph-properties style:text-autospace="none">
        <style:tab-stops>
          <style:tab-stop style:type="left" style:position="-0.3472in"/>
          <style:tab-stop style:type="left" style:position="0in"/>
        </style:tab-stops>
      </style:paragraph-properties>
    </style:style>
    <style:style style:name="T325" style:parent-style-name="DefaultParagraphFont" style:family="text">
      <style:text-properties style:font-name="ArialMT" style:font-name-asian="ArialMT" style:font-name-complex="ArialMT"/>
    </style:style>
    <style:style style:name="T326" style:parent-style-name="DefaultParagraphFont" style:family="text">
      <style:text-properties style:font-name="ArialMT" style:font-name-asian="ArialMT" style:font-name-complex="ArialMT"/>
    </style:style>
    <style:style style:name="T327" style:parent-style-name="DefaultParagraphFont" style:family="text">
      <style:text-properties style:font-name="ArialMT" style:font-name-asian="ArialMT" style:font-name-complex="ArialMT" fo:font-weight="bold" style:font-weight-asian="bold" style:font-weight-complex="bold"/>
    </style:style>
    <style:style style:name="T328" style:parent-style-name="DefaultParagraphFont" style:family="text">
      <style:text-properties style:font-name="ArialMT" style:font-name-asian="ArialMT" style:font-name-complex="ArialMT"/>
    </style:style>
    <style:style style:name="T329" style:parent-style-name="DefaultParagraphFont" style:family="text">
      <style:text-properties style:font-name="ArialMT" style:font-name-asian="ArialMT" style:font-name-complex="ArialMT"/>
    </style:style>
    <style:style style:name="T330" style:parent-style-name="DefaultParagraphFont" style:family="text">
      <style:text-properties style:font-name="ArialMT" style:font-name-asian="ArialMT" style:font-name-complex="ArialMT"/>
    </style:style>
    <style:style style:name="T331" style:parent-style-name="DefaultParagraphFont" style:family="text">
      <style:text-properties style:font-name="ArialMT" style:font-name-asian="ArialMT" style:font-name-complex="ArialMT"/>
    </style:style>
    <style:style style:name="P332" style:parent-style-name="Standard" style:family="paragraph">
      <style:paragraph-properties style:text-autospace="none">
        <style:tab-stops>
          <style:tab-stop style:type="left" style:position="-0.3472in"/>
          <style:tab-stop style:type="left" style:position="0in"/>
        </style:tab-stops>
      </style:paragraph-properties>
    </style:style>
    <style:style style:name="T333" style:parent-style-name="DefaultParagraphFont" style:family="text">
      <style:text-properties style:font-name="ArialMT" style:font-name-asian="ArialMT" style:font-name-complex="ArialMT"/>
    </style:style>
    <style:style style:name="T334" style:parent-style-name="DefaultParagraphFont" style:family="text">
      <style:text-properties style:font-name="ArialMT" style:font-name-asian="ArialMT" style:font-name-complex="ArialMT" fo:font-weight="bold" style:font-weight-asian="bold" style:font-weight-complex="bold"/>
    </style:style>
    <style:style style:name="T335" style:parent-style-name="DefaultParagraphFont" style:family="text">
      <style:text-properties style:font-name="ArialMT" style:font-name-asian="ArialMT" style:font-name-complex="ArialMT"/>
    </style:style>
    <style:style style:name="T336" style:parent-style-name="DefaultParagraphFont" style:family="text">
      <style:text-properties style:font-name="ArialMT" style:font-name-asian="ArialMT" style:font-name-complex="ArialMT" fo:font-weight="bold" style:font-weight-asian="bold" style:font-weight-complex="bold" fo:font-size="12pt" style:font-size-asian="12pt" style:font-size-complex="12pt"/>
    </style:style>
    <style:style style:name="TableColumn338" style:family="table-column">
      <style:table-column-properties style:column-width="1.5263in" style:use-optimal-column-width="false"/>
    </style:style>
    <style:style style:name="TableColumn339" style:family="table-column">
      <style:table-column-properties style:column-width="0.8416in" style:use-optimal-column-width="false"/>
    </style:style>
    <style:style style:name="TableColumn340" style:family="table-column">
      <style:table-column-properties style:column-width="1.9347in" style:use-optimal-column-width="false"/>
    </style:style>
    <style:style style:name="TableColumn341" style:family="table-column">
      <style:table-column-properties style:column-width="1.9652in" style:use-optimal-column-width="false"/>
    </style:style>
    <style:style style:name="Table337" style:family="table">
      <style:table-properties style:width="6.268in" fo:margin-left="-0.009in" table:align="left"/>
    </style:style>
    <style:style style:name="TableRow342" style:family="table-row">
      <style:table-row-properties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ArialMT" style:font-name-asian="ArialMT" style:font-name-complex="ArialMT"/>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ArialMT" style:font-name-asian="ArialMT" style:font-name-complex="ArialMT"/>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ArialMT" style:font-name-asian="ArialMT" style:font-name-complex="ArialMT"/>
    </style:style>
    <style:style style:name="TableCell349" style:family="table-cell">
      <style:table-cell-properties fo:border="0.0034in solid #000000" style:writing-mode="lr-tb" fo:padding-top="0.0381in" fo:padding-left="0.0381in" fo:padding-bottom="0.0381in" fo:padding-right="0.0381in"/>
    </style:style>
    <style:style style:name="P350" style:parent-style-name="TableContents" style:family="paragraph">
      <style:text-properties style:font-name="ArialMT" style:font-name-asian="ArialMT" style:font-name-complex="ArialMT"/>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ArialMT" style:font-name-asian="ArialMT" style:font-name-complex="ArialMT"/>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ArialMT" style:font-name-asian="ArialMT" style:font-name-complex="ArialMT"/>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style:font-name="ArialMT" style:font-name-asian="ArialMT" style:font-name-complex="ArialMT"/>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text-properties style:font-name="ArialMT" style:font-name-asian="ArialMT" style:font-name-complex="ArialMT"/>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ArialMT" style:font-name-asian="ArialMT" style:font-name-complex="ArialMT"/>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ArialMT" style:font-name-asian="ArialMT" style:font-name-complex="ArialMT"/>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style:font-name="ArialMT" style:font-name-asian="ArialMT" style:font-name-complex="ArialMT"/>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text-properties style:font-name="ArialMT" style:font-name-asian="ArialMT" style:font-name-complex="ArialMT"/>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ArialMT" style:font-name-asian="ArialMT" style:font-name-complex="ArialMT"/>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ArialMT" style:font-name-asian="ArialMT" style:font-name-complex="ArialMT"/>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ArialMT" style:font-name-asian="ArialMT" style:font-name-complex="ArialMT"/>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text-properties style:font-name="ArialMT" style:font-name-asian="ArialMT" style:font-name-complex="ArialMT"/>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ArialMT" style:font-name-asian="ArialMT" style:font-name-complex="ArialM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ArialMT" style:font-name-asian="ArialMT" style:font-name-complex="ArialMT"/>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ArialMT" style:font-name-asian="ArialMT" style:font-name-complex="ArialM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ableContents" style:family="paragraph">
      <style:text-properties style:font-name="ArialMT" style:font-name-asian="ArialMT" style:font-name-complex="ArialMT"/>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ArialMT" style:font-name-asian="ArialMT" style:font-name-complex="ArialMT"/>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style:font-name="ArialMT" style:font-name-asian="ArialMT" style:font-name-complex="ArialMT"/>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ArialMT" style:font-name-asian="ArialMT" style:font-name-complex="ArialMT"/>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text-properties style:font-name="ArialMT" style:font-name-asian="ArialMT" style:font-name-complex="ArialMT"/>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ArialMT" style:font-name-asian="ArialMT" style:font-name-complex="ArialMT"/>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style:font-name="ArialMT" style:font-name-asian="ArialMT" style:font-name-complex="ArialMT"/>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style:font-name="ArialMT" style:font-name-asian="ArialMT" style:font-name-complex="ArialMT"/>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ableContents" style:family="paragraph">
      <style:text-properties style:font-name="ArialMT" style:font-name-asian="ArialMT" style:font-name-complex="ArialMT"/>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ArialMT" style:font-name-asian="ArialMT" style:font-name-complex="ArialMT"/>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ArialMT" style:font-name-asian="ArialMT" style:font-name-complex="ArialMT"/>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text-properties style:font-name="ArialMT" style:font-name-asian="ArialMT" style:font-name-complex="ArialMT"/>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TableContents" style:family="paragraph">
      <style:text-properties style:font-name="ArialMT" style:font-name-asian="ArialMT" style:font-name-complex="ArialMT"/>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ArialMT" style:font-name-asian="ArialMT" style:font-name-complex="ArialMT"/>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ArialMT" style:font-name-asian="ArialMT" style:font-name-complex="ArialM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ArialMT" style:font-name-asian="ArialMT" style:font-name-complex="ArialMT"/>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text-properties style:font-name="ArialMT" style:font-name-asian="ArialMT" style:font-name-complex="ArialMT"/>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ArialMT" style:font-name-asian="ArialMT" style:font-name-complex="ArialMT"/>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ArialMT" style:font-name-asian="ArialMT" style:font-name-complex="ArialMT"/>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ArialMT" style:font-name-asian="ArialMT" style:font-name-complex="ArialMT"/>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text-properties style:font-name="ArialMT" style:font-name-asian="ArialMT" style:font-name-complex="ArialMT"/>
    </style:style>
    <style:style style:name="P432" style:parent-style-name="Standard" style:family="paragraph">
      <style:paragraph-properties style:text-autospace="none">
        <style:tab-stops>
          <style:tab-stop style:type="left" style:position="-0.3472in"/>
          <style:tab-stop style:type="left" style:position="0in"/>
        </style:tab-stops>
      </style:paragraph-properties>
    </style:style>
    <style:style style:name="T433" style:parent-style-name="DefaultParagraphFont" style:family="text">
      <style:text-properties style:font-name="ArialMT" style:font-name-asian="ArialMT" style:font-name-complex="ArialMT"/>
    </style:style>
    <style:style style:name="T434" style:parent-style-name="DefaultParagraphFont" style:family="text">
      <style:text-properties style:font-name="ArialMT" style:font-name-asian="ArialMT" style:font-name-complex="ArialMT" fo:font-style="italic" style:font-style-asian="italic" style:font-style-complex="italic"/>
    </style:style>
    <style:style style:name="T435" style:parent-style-name="DefaultParagraphFont" style:family="text">
      <style:text-properties style:font-name="ArialMT" style:font-name-asian="ArialMT" style:font-name-complex="ArialMT"/>
    </style:style>
    <style:style style:name="T436" style:parent-style-name="DefaultParagraphFont" style:family="text">
      <style:text-properties style:font-name="ArialMT" style:font-name-asian="ArialMT" style:font-name-complex="ArialMT" fo:font-style="italic" style:font-style-asian="italic" style:font-style-complex="italic"/>
    </style:style>
    <style:style style:name="T437" style:parent-style-name="DefaultParagraphFont" style:family="text">
      <style:text-properties style:font-name="ArialMT" style:font-name-asian="ArialMT" style:font-name-complex="ArialMT"/>
    </style:style>
    <style:style style:name="T438" style:parent-style-name="DefaultParagraphFont" style:family="text">
      <style:text-properties style:font-name="ArialMT" style:font-name-asian="ArialMT" style:font-name-complex="ArialMT"/>
    </style:style>
    <style:style style:name="T439" style:parent-style-name="DefaultParagraphFont" style:family="text">
      <style:text-properties style:font-name="ArialMT" style:font-name-asian="ArialMT" style:font-name-complex="ArialMT"/>
    </style:style>
    <style:style style:name="T440" style:parent-style-name="DefaultParagraphFont" style:family="text">
      <style:text-properties style:font-name="ArialMT" style:font-name-asian="ArialMT" style:font-name-complex="ArialMT" fo:font-weight="bold" style:font-weight-asian="bold" style:font-weight-complex="bold"/>
    </style:style>
    <style:style style:name="T441" style:parent-style-name="DefaultParagraphFont" style:family="text">
      <style:text-properties style:font-name="ArialMT" style:font-name-asian="ArialMT" style:font-name-complex="ArialMT"/>
    </style:style>
    <style:style style:name="T442" style:parent-style-name="DefaultParagraphFont" style:family="text">
      <style:text-properties style:font-name="ArialMT" style:font-name-asian="ArialMT" style:font-name-complex="ArialMT"/>
    </style:style>
    <style:style style:name="T443" style:parent-style-name="DefaultParagraphFont" style:family="text">
      <style:text-properties style:font-name="ArialMT" style:font-name-asian="ArialMT" style:font-name-complex="ArialMT"/>
    </style:style>
    <style:style style:name="P444" style:parent-style-name="Standard" style:family="paragraph">
      <style:paragraph-properties style:text-autospace="none">
        <style:tab-stops>
          <style:tab-stop style:type="left" style:position="-0.3472in"/>
          <style:tab-stop style:type="left" style:position="0in"/>
        </style:tab-stops>
      </style:paragraph-properties>
    </style:style>
    <style:style style:name="T445" style:parent-style-name="DefaultParagraphFont" style:family="text">
      <style:text-properties style:font-name="ArialMT" style:font-name-asian="ArialMT" style:font-name-complex="ArialMT"/>
    </style:style>
    <style:style style:name="T446" style:parent-style-name="DefaultParagraphFont" style:family="text">
      <style:text-properties style:font-name="ArialMT" style:font-name-asian="ArialMT" style:font-name-complex="ArialMT"/>
    </style:style>
    <style:style style:name="T447" style:parent-style-name="DefaultParagraphFont" style:family="text">
      <style:text-properties style:font-name="ArialMT" style:font-name-asian="ArialMT" style:font-name-complex="ArialMT" fo:font-weight="bold" style:font-weight-asian="bold" style:font-weight-complex="bold"/>
    </style:style>
    <style:style style:name="T448" style:parent-style-name="DefaultParagraphFont" style:family="text">
      <style:text-properties style:font-name="ArialMT" style:font-name-asian="ArialMT" style:font-name-complex="ArialMT"/>
    </style:style>
    <style:style style:name="T449" style:parent-style-name="DefaultParagraphFont" style:family="text">
      <style:text-properties style:font-name="ArialMT" style:font-name-asian="ArialMT" style:font-name-complex="ArialMT"/>
    </style:style>
    <style:style style:name="T450" style:parent-style-name="DefaultParagraphFont" style:family="text">
      <style:text-properties style:font-name="ArialMT" style:font-name-asian="ArialMT" style:font-name-complex="ArialMT"/>
    </style:style>
    <style:style style:name="P451" style:parent-style-name="Standard" style:family="paragraph">
      <style:paragraph-properties style:text-autospace="none">
        <style:tab-stops>
          <style:tab-stop style:type="left" style:position="-0.3472in"/>
          <style:tab-stop style:type="left" style:position="0in"/>
        </style:tab-stops>
      </style:paragraph-properties>
    </style:style>
    <style:style style:name="T452" style:parent-style-name="DefaultParagraphFont" style:family="text">
      <style:text-properties style:font-name="ArialMT" style:font-name-asian="ArialMT" style:font-name-complex="ArialMT"/>
    </style:style>
    <style:style style:name="T453" style:parent-style-name="DefaultParagraphFont" style:family="text">
      <style:text-properties style:font-name="ArialMT" style:font-name-asian="ArialMT" style:font-name-complex="ArialMT"/>
    </style:style>
    <style:style style:name="T454" style:parent-style-name="DefaultParagraphFont" style:family="text">
      <style:text-properties style:font-name="ArialMT" style:font-name-asian="ArialMT" style:font-name-complex="ArialMT" fo:font-weight="bold" style:font-weight-asian="bold" style:font-weight-complex="bold"/>
    </style:style>
    <style:style style:name="T455" style:parent-style-name="DefaultParagraphFont" style:family="text">
      <style:text-properties style:font-name="ArialMT" style:font-name-asian="ArialMT" style:font-name-complex="ArialMT"/>
    </style:style>
    <style:style style:name="T456" style:parent-style-name="DefaultParagraphFont" style:family="text">
      <style:text-properties style:font-name="ArialMT" style:font-name-asian="ArialMT" style:font-name-complex="ArialMT"/>
    </style:style>
    <style:style style:name="T457" style:parent-style-name="DefaultParagraphFont" style:family="text">
      <style:text-properties style:font-name="ArialMT" style:font-name-asian="ArialMT" style:font-name-complex="ArialMT" fo:font-style="italic" style:font-style-asian="italic" style:font-style-complex="italic"/>
    </style:style>
    <style:style style:name="T458" style:parent-style-name="DefaultParagraphFont" style:family="text">
      <style:text-properties style:font-name="ArialMT" style:font-name-asian="ArialMT" style:font-name-complex="ArialMT"/>
    </style:style>
    <style:style style:name="T459" style:parent-style-name="DefaultParagraphFont" style:family="text">
      <style:text-properties style:font-name="ArialMT" style:font-name-asian="ArialMT" style:font-name-complex="ArialMT"/>
    </style:style>
    <style:style style:name="T460" style:parent-style-name="DefaultParagraphFont" style:family="text">
      <style:text-properties style:font-name="ArialMT" style:font-name-asian="ArialMT" style:font-name-complex="ArialMT" fo:font-style="italic" style:font-style-asian="italic" style:font-style-complex="italic"/>
    </style:style>
    <style:style style:name="T461" style:parent-style-name="DefaultParagraphFont" style:family="text">
      <style:text-properties style:font-name="ArialMT" style:font-name-asian="ArialMT" style:font-name-complex="ArialMT"/>
    </style:style>
    <style:style style:name="T462" style:parent-style-name="DefaultParagraphFont" style:family="text">
      <style:text-properties style:font-name="ArialMT" style:font-name-asian="ArialMT" style:font-name-complex="ArialMT" fo:font-style="italic" style:font-style-asian="italic" style:font-style-complex="italic"/>
    </style:style>
    <style:style style:name="T463" style:parent-style-name="DefaultParagraphFont" style:family="text">
      <style:text-properties style:font-name="ArialMT" style:font-name-asian="ArialMT" style:font-name-complex="ArialMT"/>
    </style:style>
    <style:style style:name="T464" style:parent-style-name="DefaultParagraphFont" style:family="text">
      <style:text-properties style:font-name="ArialMT" style:font-name-asian="ArialMT" style:font-name-complex="ArialMT"/>
    </style:style>
    <style:style style:name="T465" style:parent-style-name="DefaultParagraphFont" style:family="text">
      <style:text-properties style:font-name="ArialMT" style:font-name-asian="ArialMT" style:font-name-complex="ArialMT"/>
    </style:style>
    <style:style style:name="T466" style:parent-style-name="DefaultParagraphFont" style:family="text">
      <style:text-properties style:font-name="ArialMT" style:font-name-asian="ArialMT" style:font-name-complex="ArialMT" fo:font-style="italic" style:font-style-asian="italic" style:font-style-complex="italic"/>
    </style:style>
    <style:style style:name="T467" style:parent-style-name="DefaultParagraphFont" style:family="text">
      <style:text-properties style:font-name="ArialMT" style:font-name-asian="ArialMT" style:font-name-complex="ArialMT"/>
    </style:style>
    <style:style style:name="T468" style:parent-style-name="DefaultParagraphFont" style:family="text">
      <style:text-properties style:font-name="ArialMT" style:font-name-asian="ArialMT" style:font-name-complex="ArialMT" fo:font-style="italic" style:font-style-asian="italic" style:font-style-complex="italic"/>
    </style:style>
    <style:style style:name="T469" style:parent-style-name="DefaultParagraphFont" style:family="text">
      <style:text-properties style:font-name="ArialMT" style:font-name-asian="ArialMT" style:font-name-complex="ArialMT"/>
    </style:style>
    <style:style style:name="T470" style:parent-style-name="DefaultParagraphFont" style:family="text">
      <style:text-properties style:font-name="ArialMT" style:font-name-asian="ArialMT" style:font-name-complex="ArialMT"/>
    </style:style>
    <style:style style:name="T471" style:parent-style-name="DefaultParagraphFont" style:family="text">
      <style:text-properties style:font-name="ArialMT" style:font-name-asian="ArialMT" style:font-name-complex="ArialMT" fo:font-weight="bold" style:font-weight-asian="bold" style:font-weight-complex="bold"/>
    </style:style>
    <style:style style:name="T472" style:parent-style-name="DefaultParagraphFont" style:family="text">
      <style:text-properties style:font-name="ArialMT" style:font-name-asian="ArialMT" style:font-name-complex="ArialMT"/>
    </style:style>
    <style:style style:name="T473" style:parent-style-name="DefaultParagraphFont" style:family="text">
      <style:text-properties style:font-name="ArialMT" style:font-name-asian="ArialMT" style:font-name-complex="ArialMT" fo:font-style="italic" style:font-style-asian="italic" style:font-style-complex="italic"/>
    </style:style>
    <style:style style:name="T474" style:parent-style-name="DefaultParagraphFont" style:family="text">
      <style:text-properties style:font-name="ArialMT" style:font-name-asian="ArialMT" style:font-name-complex="ArialMT"/>
    </style:style>
    <style:style style:name="T475" style:parent-style-name="DefaultParagraphFont" style:family="text">
      <style:text-properties style:font-name="ArialMT" style:font-name-asian="ArialMT" style:font-name-complex="ArialMT" fo:font-style="italic" style:font-style-asian="italic" style:font-style-complex="italic"/>
    </style:style>
    <style:style style:name="T476" style:parent-style-name="DefaultParagraphFont" style:family="text">
      <style:text-properties style:font-name="ArialMT" style:font-name-asian="ArialMT" style:font-name-complex="ArialMT"/>
    </style:style>
    <style:style style:name="T477" style:parent-style-name="DefaultParagraphFont" style:family="text">
      <style:text-properties style:font-name="ArialMT" style:font-name-asian="ArialMT" style:font-name-complex="ArialMT" fo:font-style="italic" style:font-style-asian="italic" style:font-style-complex="italic"/>
    </style:style>
    <style:style style:name="T478" style:parent-style-name="DefaultParagraphFont" style:family="text">
      <style:text-properties style:font-name="ArialMT" style:font-name-asian="ArialMT" style:font-name-complex="ArialMT"/>
    </style:style>
    <style:style style:name="T479" style:parent-style-name="DefaultParagraphFont" style:family="text">
      <style:text-properties style:font-name="ArialMT" style:font-name-asian="ArialMT" style:font-name-complex="ArialMT"/>
    </style:style>
    <style:style style:name="P480" style:parent-style-name="Standard" style:family="paragraph">
      <style:paragraph-properties style:text-autospace="none">
        <style:tab-stops>
          <style:tab-stop style:type="left" style:position="-0.3472in"/>
          <style:tab-stop style:type="left" style:position="0in"/>
        </style:tab-stops>
      </style:paragraph-properties>
    </style:style>
    <style:style style:name="T481" style:parent-style-name="DefaultParagraphFont" style:family="text">
      <style:text-properties style:font-name="ArialMT" style:font-name-asian="ArialMT" style:font-name-complex="ArialMT"/>
    </style:style>
    <style:style style:name="T482" style:parent-style-name="DefaultParagraphFont" style:family="text">
      <style:text-properties style:font-name="ArialMT" style:font-name-asian="ArialMT" style:font-name-complex="ArialMT" fo:font-style="italic" style:font-style-asian="italic" style:font-style-complex="italic"/>
    </style:style>
    <style:style style:name="T483" style:parent-style-name="DefaultParagraphFont" style:family="text">
      <style:text-properties style:font-name="ArialMT" style:font-name-asian="ArialMT" style:font-name-complex="ArialMT"/>
    </style:style>
    <style:style style:name="T484" style:parent-style-name="DefaultParagraphFont" style:family="text">
      <style:text-properties style:font-name="ArialMT" style:font-name-asian="ArialMT" style:font-name-complex="ArialMT"/>
    </style:style>
    <style:style style:name="T485" style:parent-style-name="DefaultParagraphFont" style:family="text">
      <style:text-properties style:font-name="ArialMT" style:font-name-asian="ArialMT" style:font-name-complex="ArialMT"/>
    </style:style>
    <style:style style:name="T486" style:parent-style-name="DefaultParagraphFont" style:family="text">
      <style:text-properties style:font-name="ArialMT" style:font-name-asian="ArialMT" style:font-name-complex="ArialMT"/>
    </style:style>
    <style:style style:name="T487" style:parent-style-name="DefaultParagraphFont" style:family="text">
      <style:text-properties style:font-name="ArialMT" style:font-name-asian="ArialMT" style:font-name-complex="ArialMT" fo:font-weight="bold" style:font-weight-asian="bold" style:font-weight-complex="bold"/>
    </style:style>
    <style:style style:name="T488" style:parent-style-name="DefaultParagraphFont" style:family="text">
      <style:text-properties style:font-name="ArialMT" style:font-name-asian="ArialMT" style:font-name-complex="ArialMT"/>
    </style:style>
    <style:style style:name="P489" style:parent-style-name="Standard" style:family="paragraph">
      <style:paragraph-properties style:text-autospace="none">
        <style:tab-stops>
          <style:tab-stop style:type="left" style:position="-0.3472in"/>
          <style:tab-stop style:type="left" style:position="0in"/>
        </style:tab-stops>
      </style:paragraph-properties>
    </style:style>
    <style:style style:name="T490" style:parent-style-name="DefaultParagraphFont" style:family="text">
      <style:text-properties style:font-name="ArialMT" style:font-name-asian="ArialMT" style:font-name-complex="ArialMT"/>
    </style:style>
    <style:style style:name="T491" style:parent-style-name="DefaultParagraphFont" style:family="text">
      <style:text-properties style:font-name="ArialMT" style:font-name-asian="ArialMT" style:font-name-complex="ArialMT"/>
    </style:style>
    <style:style style:name="T492" style:parent-style-name="DefaultParagraphFont" style:family="text">
      <style:text-properties style:font-name="ArialMT" style:font-name-asian="ArialMT" style:font-name-complex="ArialMT"/>
    </style:style>
    <style:style style:name="T493" style:parent-style-name="DefaultParagraphFont" style:family="text">
      <style:text-properties style:font-name="ArialMT" style:font-name-asian="ArialMT" style:font-name-complex="ArialMT"/>
    </style:style>
    <style:style style:name="T494" style:parent-style-name="DefaultParagraphFont" style:family="text">
      <style:text-properties style:font-name="ArialMT" style:font-name-asian="ArialMT" style:font-name-complex="ArialMT" fo:font-style="italic" style:font-style-asian="italic" style:font-style-complex="italic"/>
    </style:style>
    <style:style style:name="T495" style:parent-style-name="DefaultParagraphFont" style:family="text">
      <style:text-properties style:font-name="ArialMT" style:font-name-asian="ArialMT" style:font-name-complex="ArialMT"/>
    </style:style>
    <style:style style:name="T496" style:parent-style-name="DefaultParagraphFont" style:family="text">
      <style:text-properties style:font-name="ArialMT" style:font-name-asian="ArialMT" style:font-name-complex="ArialMT" fo:font-style="italic" style:font-style-asian="italic" style:font-style-complex="italic"/>
    </style:style>
    <style:style style:name="T497" style:parent-style-name="DefaultParagraphFont" style:family="text">
      <style:text-properties style:font-name="ArialMT" style:font-name-asian="ArialMT" style:font-name-complex="ArialMT"/>
    </style:style>
    <style:style style:name="T498" style:parent-style-name="DefaultParagraphFont" style:family="text">
      <style:text-properties style:font-name="ArialMT" style:font-name-asian="ArialMT" style:font-name-complex="ArialMT"/>
    </style:style>
    <style:style style:name="P49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500" style:parent-style-name="Standard" style:family="paragraph">
      <style:paragraph-properties style:text-autospace="none">
        <style:tab-stops>
          <style:tab-stop style:type="left" style:position="-0.3472in"/>
          <style:tab-stop style:type="left" style:position="0in"/>
        </style:tab-stops>
      </style:paragraph-properties>
    </style:style>
    <style:style style:name="T501" style:parent-style-name="DefaultParagraphFont" style:family="text">
      <style:text-properties style:font-name="ArialMT" style:font-name-asian="ArialMT" style:font-name-complex="ArialMT"/>
    </style:style>
    <style:style style:name="T502" style:parent-style-name="DefaultParagraphFont" style:family="text">
      <style:text-properties style:font-name="ArialMT" style:font-name-asian="ArialMT" style:font-name-complex="ArialMT" fo:font-style="italic" style:font-style-asian="italic" style:font-style-complex="italic"/>
    </style:style>
    <style:style style:name="T503" style:parent-style-name="DefaultParagraphFont" style:family="text">
      <style:text-properties style:font-name="ArialMT" style:font-name-asian="ArialMT" style:font-name-complex="ArialMT"/>
    </style:style>
    <style:style style:name="T504" style:parent-style-name="DefaultParagraphFont" style:family="text">
      <style:text-properties style:font-name="ArialMT" style:font-name-asian="ArialMT" style:font-name-complex="ArialMT"/>
    </style:style>
    <style:style style:name="T505" style:parent-style-name="DefaultParagraphFont" style:family="text">
      <style:text-properties style:font-name="ArialMT" style:font-name-asian="ArialMT" style:font-name-complex="ArialMT" fo:font-style="italic" style:font-style-asian="italic" style:font-style-complex="italic"/>
    </style:style>
    <style:style style:name="T506" style:parent-style-name="DefaultParagraphFont" style:family="text">
      <style:text-properties style:font-name="ArialMT" style:font-name-asian="ArialMT" style:font-name-complex="ArialMT"/>
    </style:style>
    <style:style style:name="P50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508" style:parent-style-name="Standard" style:family="paragraph">
      <style:paragraph-properties style:text-autospace="none">
        <style:tab-stops>
          <style:tab-stop style:type="left" style:position="-0.3472in"/>
          <style:tab-stop style:type="left" style:position="0in"/>
        </style:tab-stops>
      </style:paragraph-properties>
    </style:style>
    <style:style style:name="T509" style:parent-style-name="DefaultParagraphFont" style:family="text">
      <style:text-properties style:font-name="ArialMT" style:font-name-asian="ArialMT" style:font-name-complex="ArialMT"/>
    </style:style>
    <style:style style:name="T510" style:parent-style-name="DefaultParagraphFont" style:family="text">
      <style:text-properties style:font-name="ArialMT" style:font-name-asian="ArialMT" style:font-name-complex="ArialMT"/>
    </style:style>
    <style:style style:name="T511" style:parent-style-name="DefaultParagraphFont" style:family="text">
      <style:text-properties style:font-name="ArialMT" style:font-name-asian="ArialMT" style:font-name-complex="ArialMT" fo:font-style="italic" style:font-style-asian="italic" style:font-style-complex="italic"/>
    </style:style>
    <style:style style:name="T512" style:parent-style-name="DefaultParagraphFont" style:family="text">
      <style:text-properties style:font-name="ArialMT" style:font-name-asian="ArialMT" style:font-name-complex="ArialMT"/>
    </style:style>
    <style:style style:name="T513" style:parent-style-name="DefaultParagraphFont" style:family="text">
      <style:text-properties style:font-name="ArialMT" style:font-name-asian="ArialMT" style:font-name-complex="ArialMT" fo:font-style="italic" style:font-style-asian="italic" style:font-style-complex="italic"/>
    </style:style>
    <style:style style:name="T514" style:parent-style-name="DefaultParagraphFont" style:family="text">
      <style:text-properties style:font-name="ArialMT" style:font-name-asian="ArialMT" style:font-name-complex="ArialMT"/>
    </style:style>
    <style:style style:name="T515" style:parent-style-name="DefaultParagraphFont" style:family="text">
      <style:text-properties style:font-name="ArialMT" style:font-name-asian="ArialMT" style:font-name-complex="ArialMT" fo:font-style="italic" style:font-style-asian="italic" style:font-style-complex="italic"/>
    </style:style>
    <style:style style:name="T516" style:parent-style-name="DefaultParagraphFont" style:family="text">
      <style:text-properties style:font-name="ArialMT" style:font-name-asian="ArialMT" style:font-name-complex="ArialMT"/>
    </style:style>
    <style:style style:name="T517" style:parent-style-name="DefaultParagraphFont" style:family="text">
      <style:text-properties style:font-name="ArialMT" style:font-name-asian="ArialMT" style:font-name-complex="ArialMT"/>
    </style:style>
    <style:style style:name="T518" style:parent-style-name="DefaultParagraphFont" style:family="text">
      <style:text-properties style:font-name="ArialMT" style:font-name-asian="ArialMT" style:font-name-complex="ArialMT" fo:font-style="italic" style:font-style-asian="italic" style:font-style-complex="italic"/>
    </style:style>
    <style:style style:name="T519" style:parent-style-name="DefaultParagraphFont" style:family="text">
      <style:text-properties style:font-name="ArialMT" style:font-name-asian="ArialMT" style:font-name-complex="ArialMT"/>
    </style:style>
    <style:style style:name="T520" style:parent-style-name="DefaultParagraphFont" style:family="text">
      <style:text-properties style:font-name="ArialMT" style:font-name-asian="ArialMT" style:font-name-complex="ArialMT" fo:font-weight="bold" style:font-weight-asian="bold" style:font-weight-complex="bold"/>
    </style:style>
    <style:style style:name="T521" style:parent-style-name="DefaultParagraphFont" style:family="text">
      <style:text-properties style:font-name="ArialMT" style:font-name-asian="ArialMT" style:font-name-complex="ArialMT"/>
    </style:style>
    <style:style style:name="T522" style:parent-style-name="DefaultParagraphFont" style:family="text">
      <style:text-properties style:font-name="ArialMT" style:font-name-asian="ArialMT" style:font-name-complex="ArialMT" fo:font-style="italic" style:font-style-asian="italic" style:font-style-complex="italic"/>
    </style:style>
    <style:style style:name="T523" style:parent-style-name="DefaultParagraphFont" style:family="text">
      <style:text-properties style:font-name="ArialMT" style:font-name-asian="ArialMT" style:font-name-complex="ArialMT"/>
    </style:style>
    <style:style style:name="T524" style:parent-style-name="DefaultParagraphFont" style:family="text">
      <style:text-properties style:font-name="ArialMT" style:font-name-asian="ArialMT" style:font-name-complex="ArialMT" fo:font-style="italic" style:font-style-asian="italic" style:font-style-complex="italic"/>
    </style:style>
    <style:style style:name="T525" style:parent-style-name="DefaultParagraphFont" style:family="text">
      <style:text-properties style:font-name="ArialMT" style:font-name-asian="ArialMT" style:font-name-complex="ArialMT"/>
    </style:style>
    <style:style style:name="T526" style:parent-style-name="DefaultParagraphFont" style:family="text">
      <style:text-properties style:font-name="ArialMT" style:font-name-asian="ArialMT" style:font-name-complex="ArialMT" fo:font-weight="bold" style:font-weight-asian="bold" style:font-weight-complex="bold"/>
    </style:style>
    <style:style style:name="T527" style:parent-style-name="DefaultParagraphFont" style:family="text">
      <style:text-properties style:font-name="ArialMT" style:font-name-asian="ArialMT" style:font-name-complex="ArialMT"/>
    </style:style>
    <style:style style:name="P528" style:parent-style-name="Standard" style:family="paragraph">
      <style:paragraph-properties style:text-autospace="none">
        <style:tab-stops>
          <style:tab-stop style:type="left" style:position="-0.3472in"/>
          <style:tab-stop style:type="left" style:position="0in"/>
        </style:tab-stops>
      </style:paragraph-properties>
    </style:style>
    <style:style style:name="T529" style:parent-style-name="DefaultParagraphFont" style:family="text">
      <style:text-properties style:font-name="ArialMT" style:font-name-asian="ArialMT" style:font-name-complex="ArialMT" fo:font-weight="bold" style:font-weight-asian="bold" style:font-weight-complex="bold"/>
    </style:style>
    <style:style style:name="T530"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531"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532" style:parent-style-name="Standard" style:family="paragraph">
      <style:paragraph-properties style:text-autospace="none">
        <style:tab-stops>
          <style:tab-stop style:type="left" style:position="-0.3472in"/>
          <style:tab-stop style:type="left" style:position="0in"/>
        </style:tab-stops>
      </style:paragraph-properties>
    </style:style>
    <style:style style:name="T533" style:parent-style-name="DefaultParagraphFont" style:family="text">
      <style:text-properties style:font-name="ArialMT" style:font-name-asian="ArialMT" style:font-name-complex="ArialMT"/>
    </style:style>
    <style:style style:name="T534" style:parent-style-name="DefaultParagraphFont" style:family="text">
      <style:text-properties style:font-name="ArialMT" style:font-name-asian="ArialMT" style:font-name-complex="ArialMT"/>
    </style:style>
    <style:style style:name="T535" style:parent-style-name="DefaultParagraphFont" style:family="text">
      <style:text-properties style:font-name="ArialMT" style:font-name-asian="ArialMT" style:font-name-complex="ArialMT"/>
    </style:style>
    <style:style style:name="T536" style:parent-style-name="DefaultParagraphFont" style:family="text">
      <style:text-properties style:font-name="ArialMT" style:font-name-asian="ArialMT" style:font-name-complex="ArialMT" fo:font-weight="bold" style:font-weight-asian="bold" style:font-weight-complex="bold"/>
    </style:style>
    <style:style style:name="T537" style:parent-style-name="DefaultParagraphFont" style:family="text">
      <style:text-properties style:font-name="ArialMT" style:font-name-asian="ArialMT" style:font-name-complex="ArialMT"/>
    </style:style>
    <style:style style:name="T538" style:parent-style-name="DefaultParagraphFont" style:family="text">
      <style:text-properties style:font-name="ArialMT" style:font-name-asian="ArialMT" style:font-name-complex="ArialMT"/>
    </style:style>
    <style:style style:name="T539" style:parent-style-name="DefaultParagraphFont" style:family="text">
      <style:text-properties style:font-name="ArialMT" style:font-name-asian="ArialMT" style:font-name-complex="ArialMT"/>
    </style:style>
    <style:style style:name="T540" style:parent-style-name="DefaultParagraphFont" style:family="text">
      <style:text-properties style:font-name="ArialMT" style:font-name-asian="ArialMT" style:font-name-complex="ArialMT"/>
    </style:style>
    <style:style style:name="T541" style:parent-style-name="DefaultParagraphFont" style:family="text">
      <style:text-properties style:font-name="ArialMT" style:font-name-asian="ArialMT" style:font-name-complex="ArialMT"/>
    </style:style>
    <style:style style:name="P542" style:parent-style-name="Standard" style:family="paragraph">
      <style:paragraph-properties style:text-autospace="none">
        <style:tab-stops>
          <style:tab-stop style:type="left" style:position="-0.3472in"/>
          <style:tab-stop style:type="left" style:position="0in"/>
        </style:tab-stops>
      </style:paragraph-properties>
    </style:style>
    <style:style style:name="T543" style:parent-style-name="DefaultParagraphFont" style:family="text">
      <style:text-properties style:font-name="ArialMT" style:font-name-asian="ArialMT" style:font-name-complex="ArialMT" fo:font-weight="bold" style:font-weight-asian="bold" style:font-weight-complex="bold"/>
    </style:style>
    <style:style style:name="T544"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545" style:parent-style-name="Standard" style:family="paragraph">
      <style:paragraph-properties style:text-autospace="none">
        <style:tab-stops>
          <style:tab-stop style:type="left" style:position="-0.3472in"/>
          <style:tab-stop style:type="left" style:position="0in"/>
        </style:tab-stops>
      </style:paragraph-properties>
    </style:style>
    <style:style style:name="T546" style:parent-style-name="DefaultParagraphFont" style:family="text">
      <style:text-properties style:font-name="ArialMT" style:font-name-asian="ArialMT" style:font-name-complex="ArialMT"/>
    </style:style>
    <style:style style:name="T547" style:parent-style-name="DefaultParagraphFont" style:family="text">
      <style:text-properties style:font-name="ArialMT" style:font-name-asian="ArialMT" style:font-name-complex="ArialMT"/>
    </style:style>
    <style:style style:name="T548" style:parent-style-name="DefaultParagraphFont" style:family="text">
      <style:text-properties style:font-name="ArialMT" style:font-name-asian="ArialMT" style:font-name-complex="ArialMT" fo:font-style="italic" style:font-style-asian="italic" style:font-style-complex="italic"/>
    </style:style>
    <style:style style:name="T549" style:parent-style-name="DefaultParagraphFont" style:family="text">
      <style:text-properties style:font-name="ArialMT" style:font-name-asian="ArialMT" style:font-name-complex="ArialMT"/>
    </style:style>
    <style:style style:name="T550" style:parent-style-name="DefaultParagraphFont" style:family="text">
      <style:text-properties style:font-name="ArialMT" style:font-name-asian="ArialMT" style:font-name-complex="ArialMT"/>
    </style:style>
    <style:style style:name="T551" style:parent-style-name="DefaultParagraphFont" style:family="text">
      <style:text-properties style:font-name="ArialMT" style:font-name-asian="ArialMT" style:font-name-complex="ArialMT" fo:font-weight="bold" style:font-weight-asian="bold" style:font-weight-complex="bold"/>
    </style:style>
    <style:style style:name="T552" style:parent-style-name="DefaultParagraphFont" style:family="text">
      <style:text-properties style:font-name="ArialMT" style:font-name-asian="ArialMT" style:font-name-complex="ArialMT"/>
    </style:style>
    <style:style style:name="T553" style:parent-style-name="DefaultParagraphFont" style:family="text">
      <style:text-properties style:font-name="ArialMT" style:font-name-asian="ArialMT" style:font-name-complex="ArialMT" fo:font-style="italic" style:font-style-asian="italic" style:font-style-complex="italic"/>
    </style:style>
    <style:style style:name="T554" style:parent-style-name="DefaultParagraphFont" style:family="text">
      <style:text-properties style:font-name="ArialMT" style:font-name-asian="ArialMT" style:font-name-complex="ArialMT"/>
    </style:style>
    <style:style style:name="T555" style:parent-style-name="DefaultParagraphFont" style:family="text">
      <style:text-properties style:font-name="ArialMT" style:font-name-asian="ArialMT" style:font-name-complex="ArialMT" fo:font-style="italic" style:font-style-asian="italic" style:font-style-complex="italic"/>
    </style:style>
    <style:style style:name="T556" style:parent-style-name="DefaultParagraphFont" style:family="text">
      <style:text-properties style:font-name="ArialMT" style:font-name-asian="ArialMT" style:font-name-complex="ArialMT"/>
    </style:style>
    <style:style style:name="T557" style:parent-style-name="DefaultParagraphFont" style:family="text">
      <style:text-properties style:font-name="ArialMT" style:font-name-asian="ArialMT" style:font-name-complex="ArialMT"/>
    </style:style>
    <style:style style:name="T558" style:parent-style-name="DefaultParagraphFont" style:family="text">
      <style:text-properties style:font-name="ArialMT" style:font-name-asian="ArialMT" style:font-name-complex="ArialMT" fo:font-style="italic" style:font-style-asian="italic" style:font-style-complex="italic"/>
    </style:style>
    <style:style style:name="T559" style:parent-style-name="DefaultParagraphFont" style:family="text">
      <style:text-properties style:font-name="ArialMT" style:font-name-asian="ArialMT" style:font-name-complex="ArialMT"/>
    </style:style>
    <style:style style:name="T560" style:parent-style-name="DefaultParagraphFont" style:family="text">
      <style:text-properties style:font-name="ArialMT" style:font-name-asian="ArialMT" style:font-name-complex="ArialMT" fo:font-style="italic" style:font-style-asian="italic" style:font-style-complex="italic"/>
    </style:style>
    <style:style style:name="T561" style:parent-style-name="DefaultParagraphFont" style:family="text">
      <style:text-properties style:font-name="ArialMT" style:font-name-asian="ArialMT" style:font-name-complex="ArialMT"/>
    </style:style>
    <style:style style:name="T562" style:parent-style-name="DefaultParagraphFont" style:family="text">
      <style:text-properties style:font-name="ArialMT" style:font-name-asian="ArialMT" style:font-name-complex="ArialMT" fo:font-style="italic" style:font-style-asian="italic" style:font-style-complex="italic"/>
    </style:style>
    <style:style style:name="T563" style:parent-style-name="DefaultParagraphFont" style:family="text">
      <style:text-properties style:font-name="ArialMT" style:font-name-asian="ArialMT" style:font-name-complex="ArialMT"/>
    </style:style>
    <style:style style:name="T564" style:parent-style-name="DefaultParagraphFont" style:family="text">
      <style:text-properties style:font-name="ArialMT" style:font-name-asian="ArialMT" style:font-name-complex="ArialMT"/>
    </style:style>
    <style:style style:name="T565" style:parent-style-name="DefaultParagraphFont" style:family="text">
      <style:text-properties style:font-name="ArialMT" style:font-name-asian="ArialMT" style:font-name-complex="ArialMT"/>
    </style:style>
    <style:style style:name="T566" style:parent-style-name="DefaultParagraphFont" style:family="text">
      <style:text-properties style:font-name="ArialMT" style:font-name-asian="ArialMT" style:font-name-complex="ArialMT" fo:font-weight="bold" style:font-weight-asian="bold" style:font-weight-complex="bold"/>
    </style:style>
    <style:style style:name="T567" style:parent-style-name="DefaultParagraphFont" style:family="text">
      <style:text-properties style:font-name="ArialMT" style:font-name-asian="ArialMT" style:font-name-complex="ArialMT"/>
    </style:style>
    <style:style style:name="T568" style:parent-style-name="DefaultParagraphFont" style:family="text">
      <style:text-properties style:font-name="ArialMT" style:font-name-asian="ArialMT" style:font-name-complex="ArialMT" fo:font-style="italic" style:font-style-asian="italic" style:font-style-complex="italic"/>
    </style:style>
    <style:style style:name="T569" style:parent-style-name="DefaultParagraphFont" style:family="text">
      <style:text-properties style:font-name="ArialMT" style:font-name-asian="ArialMT" style:font-name-complex="ArialMT"/>
    </style:style>
    <style:style style:name="T570" style:parent-style-name="DefaultParagraphFont" style:family="text">
      <style:text-properties style:font-name="ArialMT" style:font-name-asian="ArialMT" style:font-name-complex="ArialMT"/>
    </style:style>
    <style:style style:name="P57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TableColumn573" style:family="table-column">
      <style:table-column-properties style:column-width="1.3944in" style:use-optimal-column-width="false"/>
    </style:style>
    <style:style style:name="TableColumn574" style:family="table-column">
      <style:table-column-properties style:column-width="0.8173in" style:use-optimal-column-width="false"/>
    </style:style>
    <style:style style:name="TableColumn575" style:family="table-column">
      <style:table-column-properties style:column-width="4.0381in" style:use-optimal-column-width="false"/>
    </style:style>
    <style:style style:name="Table572" style:family="table">
      <style:table-properties style:width="6.25in" fo:margin-left="-0.009in" table:align="left"/>
    </style:style>
    <style:style style:name="TableRow576" style:family="table-row">
      <style:table-row-properties style:use-optimal-row-height="false"/>
    </style:style>
    <style:style style:name="TableCell5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text-properties style:font-name="ArialMT" style:font-name-asian="ArialMT" style:font-name-complex="ArialMT"/>
    </style:style>
    <style:style style:name="TableCell5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text-properties style:font-name="ArialMT" style:font-name-asian="ArialMT" style:font-name-complex="ArialMT"/>
    </style:style>
    <style:style style:name="TableCell5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ArialMT" style:font-name-asian="ArialMT" style:font-name-complex="ArialMT"/>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style:font-name="ArialMT" style:font-name-asian="ArialMT" style:font-name-complex="ArialM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style:font-name="ArialMT" style:font-name-asian="ArialMT" style:font-name-complex="ArialMT"/>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9" style:parent-style-name="DefaultParagraphFont" style:family="text">
      <style:text-properties style:font-name="ArialMT" style:font-name-asian="ArialMT" style:font-name-complex="ArialMT"/>
    </style:style>
    <style:style style:name="T590" style:parent-style-name="DefaultParagraphFont" style:family="text">
      <style:text-properties style:font-name="ArialMT" style:font-name-asian="ArialMT" style:font-name-complex="ArialMT" fo:font-style="italic" style:font-style-asian="italic" style:font-style-complex="italic"/>
    </style:style>
    <style:style style:name="T591" style:parent-style-name="DefaultParagraphFont" style:family="text">
      <style:text-properties style:font-name="ArialMT" style:font-name-asian="ArialMT" style:font-name-complex="ArialMT"/>
    </style:style>
    <style:style style:name="T592" style:parent-style-name="DefaultParagraphFont" style:family="text">
      <style:text-properties style:font-name="ArialMT" style:font-name-asian="ArialMT" style:font-name-complex="ArialMT"/>
    </style:style>
    <style:style style:name="T593" style:parent-style-name="DefaultParagraphFont" style:family="text">
      <style:text-properties style:font-name="ArialMT" style:font-name-asian="ArialMT" style:font-name-complex="ArialMT" fo:font-style="italic" style:font-style-asian="italic" style:font-style-complex="italic"/>
    </style:style>
    <style:style style:name="T594" style:parent-style-name="DefaultParagraphFont" style:family="text">
      <style:text-properties style:font-name="ArialMT" style:font-name-asian="ArialMT" style:font-name-complex="ArialMT"/>
    </style:style>
    <style:style style:name="T595" style:parent-style-name="DefaultParagraphFont" style:family="text">
      <style:text-properties style:font-name="ArialMT" style:font-name-asian="ArialMT" style:font-name-complex="ArialMT" fo:font-style="italic" style:font-style-asian="italic" style:font-style-complex="italic"/>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ArialMT" style:font-name-asian="ArialMT" style:font-name-complex="ArialM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ArialMT" style:font-name-asian="ArialMT" style:font-name-complex="ArialMT"/>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2" style:parent-style-name="DefaultParagraphFont" style:family="text">
      <style:text-properties style:font-name="ArialMT" style:font-name-asian="ArialMT" style:font-name-complex="ArialMT"/>
    </style:style>
    <style:style style:name="T603" style:parent-style-name="DefaultParagraphFont" style:family="text">
      <style:text-properties style:font-name="ArialMT" style:font-name-asian="ArialMT" style:font-name-complex="ArialMT" fo:font-style="italic" style:font-style-asian="italic" style:font-style-complex="italic"/>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style:font-name="ArialMT" style:font-name-asian="ArialMT" style:font-name-complex="ArialMT"/>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8" style:parent-style-name="TableContents" style:family="paragraph">
      <style:text-properties style:font-name="ArialMT" style:font-name-asian="ArialMT" style:font-name-complex="ArialMT"/>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0" style:parent-style-name="DefaultParagraphFont" style:family="text">
      <style:text-properties style:font-name="ArialMT" style:font-name-asian="ArialMT" style:font-name-complex="ArialMT"/>
    </style:style>
    <style:style style:name="T611" style:parent-style-name="DefaultParagraphFont" style:family="text">
      <style:text-properties style:font-name="ArialMT" style:font-name-asian="ArialMT" style:font-name-complex="ArialMT" fo:font-style="italic" style:font-style-asian="italic" style:font-style-complex="italic"/>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text-properties style:font-name="ArialMT" style:font-name-asian="ArialMT" style:font-name-complex="ArialMT"/>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ArialMT" style:font-name-asian="ArialMT" style:font-name-complex="ArialMT"/>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8" style:parent-style-name="DefaultParagraphFont" style:family="text">
      <style:text-properties style:font-name="ArialMT" style:font-name-asian="ArialMT" style:font-name-complex="ArialMT"/>
    </style:style>
    <style:style style:name="T619" style:parent-style-name="DefaultParagraphFont" style:family="text">
      <style:text-properties style:font-name="ArialMT" style:font-name-asian="ArialMT" style:font-name-complex="ArialMT" fo:font-style="italic" style:font-style-asian="italic" style:font-style-complex="italic"/>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style:font-name="ArialMT" style:font-name-asian="ArialMT" style:font-name-complex="ArialMT"/>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style:font-name="ArialMT" style:font-name-asian="ArialMT" style:font-name-complex="ArialMT"/>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26" style:parent-style-name="DefaultParagraphFont" style:family="text">
      <style:text-properties style:font-name="ArialMT" style:font-name-asian="ArialMT" style:font-name-complex="ArialMT"/>
    </style:style>
    <style:style style:name="T627" style:parent-style-name="DefaultParagraphFont" style:family="text">
      <style:text-properties style:font-name="ArialMT" style:font-name-asian="ArialMT" style:font-name-complex="ArialMT"/>
    </style:style>
    <style:style style:name="T628" style:parent-style-name="DefaultParagraphFont" style:family="text">
      <style:text-properties style:font-name="ArialMT" style:font-name-asian="ArialMT" style:font-name-complex="ArialMT" fo:font-style="italic" style:font-style-asian="italic" style:font-style-complex="italic"/>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style:font-name="ArialMT" style:font-name-asian="ArialMT" style:font-name-complex="ArialMT"/>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text-properties style:font-name="ArialMT" style:font-name-asian="ArialMT" style:font-name-complex="ArialMT"/>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35" style:parent-style-name="DefaultParagraphFont" style:family="text">
      <style:text-properties style:font-name="ArialMT" style:font-name-asian="ArialMT" style:font-name-complex="ArialMT"/>
    </style:style>
    <style:style style:name="T636" style:parent-style-name="DefaultParagraphFont" style:family="text">
      <style:text-properties style:font-name="ArialMT" style:font-name-asian="ArialMT" style:font-name-complex="ArialMT" fo:font-style="italic" style:font-style-asian="italic" style:font-style-complex="italic"/>
    </style:style>
    <style:style style:name="T637" style:parent-style-name="DefaultParagraphFont" style:family="text">
      <style:text-properties style:font-name="ArialMT" style:font-name-asian="ArialMT" style:font-name-complex="ArialM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ArialMT" style:font-name-asian="ArialMT" style:font-name-complex="ArialMT"/>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style:font-name="ArialMT" style:font-name-asian="ArialMT" style:font-name-complex="ArialMT"/>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style:font-name="ArialMT" style:font-name-asian="ArialMT" style:font-name-complex="ArialMT"/>
    </style:style>
    <style:style style:name="TableRow645" style:family="table-row">
      <style:table-row-properties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text-properties style:font-name="ArialMT" style:font-name-asian="ArialMT" style:font-name-complex="ArialMT"/>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style:font-name="ArialMT" style:font-name-asian="ArialMT" style:font-name-complex="ArialMT"/>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ArialMT" style:font-name-asian="ArialMT" style:font-name-complex="ArialMT"/>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style:font-name="ArialMT" style:font-name-asian="ArialMT" style:font-name-complex="ArialMT"/>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style:font-name="ArialMT" style:font-name-asian="ArialMT" style:font-name-complex="ArialMT"/>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style:font-name="ArialMT" style:font-name-asian="ArialMT" style:font-name-complex="ArialMT"/>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1" style:parent-style-name="TableContents" style:family="paragraph">
      <style:text-properties style:font-name="ArialMT" style:font-name-asian="ArialMT" style:font-name-complex="ArialMT"/>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text-properties style:font-name="ArialMT" style:font-name-asian="ArialMT" style:font-name-complex="ArialMT"/>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text-properties style:font-name="ArialMT" style:font-name-asian="ArialMT" style:font-name-complex="ArialMT"/>
    </style:style>
    <style:style style:name="P66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6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66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669" style:parent-style-name="Standard" style:family="paragraph">
      <style:paragraph-properties style:text-autospace="none">
        <style:tab-stops>
          <style:tab-stop style:type="left" style:position="-0.3472in"/>
          <style:tab-stop style:type="left" style:position="0in"/>
        </style:tab-stops>
      </style:paragraph-properties>
    </style:style>
    <style:style style:name="T670" style:parent-style-name="DefaultParagraphFont" style:family="text">
      <style:text-properties style:font-name="ArialMT" style:font-name-asian="ArialMT" style:font-name-complex="ArialMT"/>
    </style:style>
    <style:style style:name="T671" style:parent-style-name="DefaultParagraphFont" style:family="text">
      <style:text-properties style:font-name="ArialMT" style:font-name-asian="ArialMT" style:font-name-complex="ArialMT"/>
    </style:style>
    <style:style style:name="T672" style:parent-style-name="DefaultParagraphFont" style:family="text">
      <style:text-properties style:font-name="ArialMT" style:font-name-asian="ArialMT" style:font-name-complex="ArialMT"/>
    </style:style>
    <style:style style:name="T673" style:parent-style-name="DefaultParagraphFont" style:family="text">
      <style:text-properties style:font-name="ArialMT" style:font-name-asian="ArialMT" style:font-name-complex="ArialMT" fo:font-style="italic" style:font-style-asian="italic" style:font-style-complex="italic"/>
    </style:style>
    <style:style style:name="T674" style:parent-style-name="DefaultParagraphFont" style:family="text">
      <style:text-properties style:font-name="ArialMT" style:font-name-asian="ArialMT" style:font-name-complex="ArialMT"/>
    </style:style>
    <style:style style:name="T675" style:parent-style-name="DefaultParagraphFont" style:family="text">
      <style:text-properties style:font-name="ArialMT" style:font-name-asian="ArialMT" style:font-name-complex="ArialMT" fo:font-style="italic" style:font-style-asian="italic" style:font-style-complex="italic"/>
    </style:style>
    <style:style style:name="T676" style:parent-style-name="DefaultParagraphFont" style:family="text">
      <style:text-properties style:font-name="ArialMT" style:font-name-asian="ArialMT" style:font-name-complex="ArialMT"/>
    </style:style>
    <style:style style:name="T677" style:parent-style-name="DefaultParagraphFont" style:family="text">
      <style:text-properties style:font-name="ArialMT" style:font-name-asian="ArialMT" style:font-name-complex="ArialMT" fo:font-style="italic" style:font-style-asian="italic" style:font-style-complex="italic"/>
    </style:style>
    <style:style style:name="T678" style:parent-style-name="DefaultParagraphFont" style:family="text">
      <style:text-properties style:font-name="ArialMT" style:font-name-asian="ArialMT" style:font-name-complex="ArialMT"/>
    </style:style>
    <style:style style:name="T679" style:parent-style-name="DefaultParagraphFont" style:family="text">
      <style:text-properties style:font-name="ArialMT" style:font-name-asian="ArialMT" style:font-name-complex="ArialMT"/>
    </style:style>
    <style:style style:name="T680" style:parent-style-name="DefaultParagraphFont" style:family="text">
      <style:text-properties style:font-name="ArialMT" style:font-name-asian="ArialMT" style:font-name-complex="ArialMT"/>
    </style:style>
    <style:style style:name="P68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82" style:parent-style-name="Standard" style:family="paragraph">
      <style:paragraph-properties style:text-autospace="none">
        <style:tab-stops>
          <style:tab-stop style:type="left" style:position="-0.3472in"/>
          <style:tab-stop style:type="left" style:position="0in"/>
        </style:tab-stops>
      </style:paragraph-properties>
    </style:style>
    <style:style style:name="T683" style:parent-style-name="DefaultParagraphFont" style:family="text">
      <style:text-properties style:font-name="ArialMT" style:font-name-asian="ArialMT" style:font-name-complex="ArialMT"/>
    </style:style>
    <style:style style:name="T684" style:parent-style-name="DefaultParagraphFont" style:family="text">
      <style:text-properties style:font-name="ArialMT" style:font-name-asian="ArialMT" style:font-name-complex="ArialMT" fo:font-weight="bold" style:font-weight-asian="bold" style:font-weight-complex="bold"/>
    </style:style>
    <style:style style:name="T685" style:parent-style-name="DefaultParagraphFont" style:family="text">
      <style:text-properties style:font-name="ArialMT" style:font-name-asian="ArialMT" style:font-name-complex="ArialMT"/>
    </style:style>
    <style:style style:name="T686" style:parent-style-name="DefaultParagraphFont" style:family="text">
      <style:text-properties style:font-name="ArialMT" style:font-name-asian="ArialMT" style:font-name-complex="ArialMT"/>
    </style:style>
    <style:style style:name="T687" style:parent-style-name="DefaultParagraphFont" style:family="text">
      <style:text-properties style:font-name="ArialMT" style:font-name-asian="ArialMT" style:font-name-complex="ArialMT" fo:font-style="italic" style:font-style-asian="italic" style:font-style-complex="italic"/>
    </style:style>
    <style:style style:name="T688" style:parent-style-name="DefaultParagraphFont" style:family="text">
      <style:text-properties style:font-name="ArialMT" style:font-name-asian="ArialMT" style:font-name-complex="ArialMT"/>
    </style:style>
    <style:style style:name="T689" style:parent-style-name="DefaultParagraphFont" style:family="text">
      <style:text-properties style:font-name="ArialMT" style:font-name-asian="ArialMT" style:font-name-complex="ArialMT" fo:font-style="italic" style:font-style-asian="italic" style:font-style-complex="italic"/>
    </style:style>
    <style:style style:name="T690" style:parent-style-name="DefaultParagraphFont" style:family="text">
      <style:text-properties style:font-name="ArialMT" style:font-name-asian="ArialMT" style:font-name-complex="ArialMT"/>
    </style:style>
    <style:style style:name="T691" style:parent-style-name="DefaultParagraphFont" style:family="text">
      <style:text-properties style:font-name="ArialMT" style:font-name-asian="ArialMT" style:font-name-complex="ArialMT" fo:font-weight="bold" style:font-weight-asian="bold" style:font-weight-complex="bold"/>
    </style:style>
    <style:style style:name="T692" style:parent-style-name="DefaultParagraphFont" style:family="text">
      <style:text-properties style:font-name="ArialMT" style:font-name-asian="ArialMT" style:font-name-complex="ArialMT"/>
    </style:style>
    <style:style style:name="T693" style:parent-style-name="DefaultParagraphFont" style:family="text">
      <style:text-properties style:font-name="ArialMT" style:font-name-asian="ArialMT" style:font-name-complex="ArialMT"/>
    </style:style>
    <style:style style:name="T694" style:parent-style-name="DefaultParagraphFont" style:family="text">
      <style:text-properties style:font-name="ArialMT" style:font-name-asian="ArialMT" style:font-name-complex="ArialMT"/>
    </style:style>
    <style:style style:name="T695" style:parent-style-name="DefaultParagraphFont" style:family="text">
      <style:text-properties style:font-name="ArialMT" style:font-name-asian="ArialMT" style:font-name-complex="ArialMT"/>
    </style:style>
    <style:style style:name="T696" style:parent-style-name="DefaultParagraphFont" style:family="text">
      <style:text-properties style:font-name="ArialMT" style:font-name-asian="ArialMT" style:font-name-complex="ArialMT"/>
    </style:style>
    <style:style style:name="P69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98" style:parent-style-name="Standard" style:family="paragraph">
      <style:paragraph-properties style:text-autospace="none">
        <style:tab-stops>
          <style:tab-stop style:type="left" style:position="-0.3472in"/>
          <style:tab-stop style:type="left" style:position="0in"/>
        </style:tab-stops>
      </style:paragraph-properties>
    </style:style>
    <style:style style:name="T699" style:parent-style-name="DefaultParagraphFont" style:family="text">
      <style:text-properties style:font-name="ArialMT" style:font-name-asian="ArialMT" style:font-name-complex="ArialMT" fo:font-weight="bold" style:font-weight-asian="bold" style:font-weight-complex="bold"/>
    </style:style>
    <style:style style:name="T700"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701"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702" style:parent-style-name="Standard" style:family="paragraph">
      <style:paragraph-properties style:text-autospace="none">
        <style:tab-stops>
          <style:tab-stop style:type="left" style:position="-0.3472in"/>
          <style:tab-stop style:type="left" style:position="0in"/>
        </style:tab-stops>
      </style:paragraph-properties>
    </style:style>
    <style:style style:name="T703" style:parent-style-name="DefaultParagraphFont" style:family="text">
      <style:text-properties style:font-name="ArialMT" style:font-name-asian="ArialMT" style:font-name-complex="ArialMT"/>
    </style:style>
    <style:style style:name="T704" style:parent-style-name="DefaultParagraphFont" style:family="text">
      <style:text-properties style:font-name="ArialMT" style:font-name-asian="ArialMT" style:font-name-complex="ArialMT" fo:font-weight="bold" style:font-weight-asian="bold" style:font-weight-complex="bold"/>
    </style:style>
    <style:style style:name="T705" style:parent-style-name="DefaultParagraphFont" style:family="text">
      <style:text-properties style:font-name="ArialMT" style:font-name-asian="ArialMT" style:font-name-complex="ArialMT"/>
    </style:style>
    <style:style style:name="T706" style:parent-style-name="DefaultParagraphFont" style:family="text">
      <style:text-properties style:font-name="ArialMT" style:font-name-asian="ArialMT" style:font-name-complex="ArialMT" fo:font-weight="bold" style:font-weight-asian="bold" style:font-weight-complex="bold"/>
    </style:style>
    <style:style style:name="T707" style:parent-style-name="DefaultParagraphFont" style:family="text">
      <style:text-properties style:font-name="ArialMT" style:font-name-asian="ArialMT" style:font-name-complex="ArialMT"/>
    </style:style>
    <style:style style:name="T708" style:parent-style-name="DefaultParagraphFont" style:family="text">
      <style:text-properties style:font-name="ArialMT" style:font-name-asian="ArialMT" style:font-name-complex="ArialMT"/>
    </style:style>
    <style:style style:name="T709" style:parent-style-name="DefaultParagraphFont" style:family="text">
      <style:text-properties style:font-name="ArialMT" style:font-name-asian="ArialMT" style:font-name-complex="ArialMT"/>
    </style:style>
    <style:style style:name="T710" style:parent-style-name="DefaultParagraphFont" style:family="text">
      <style:text-properties style:font-name="ArialMT" style:font-name-asian="ArialMT" style:font-name-complex="ArialMT" fo:font-weight="bold" style:font-weight-asian="bold" style:font-weight-complex="bold"/>
    </style:style>
    <style:style style:name="T711" style:parent-style-name="DefaultParagraphFont" style:family="text">
      <style:text-properties style:font-name="ArialMT" style:font-name-asian="ArialMT" style:font-name-complex="ArialMT"/>
    </style:style>
    <style:style style:name="T712" style:parent-style-name="DefaultParagraphFont" style:family="text">
      <style:text-properties style:font-name="ArialMT" style:font-name-asian="ArialMT" style:font-name-complex="ArialMT" fo:font-weight="bold" style:font-weight-asian="bold" style:font-weight-complex="bold"/>
    </style:style>
    <style:style style:name="T713" style:parent-style-name="DefaultParagraphFont" style:family="text">
      <style:text-properties style:font-name="ArialMT" style:font-name-asian="ArialMT" style:font-name-complex="ArialMT"/>
    </style:style>
    <style:style style:name="T714" style:parent-style-name="DefaultParagraphFont" style:family="text">
      <style:text-properties style:font-name="ArialMT" style:font-name-asian="ArialMT" style:font-name-complex="ArialMT"/>
    </style:style>
    <style:style style:name="P71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1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1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18" style:parent-style-name="Standard" style:family="paragraph">
      <style:paragraph-properties style:text-autospace="none">
        <style:tab-stops>
          <style:tab-stop style:type="left" style:position="-0.3472in"/>
          <style:tab-stop style:type="left" style:position="0in"/>
        </style:tab-stops>
      </style:paragraph-properties>
    </style:style>
    <style:style style:name="T719" style:parent-style-name="DefaultParagraphFont" style:family="text">
      <style:text-properties style:font-name="ArialMT" style:font-name-asian="ArialMT" style:font-name-complex="ArialMT"/>
    </style:style>
    <style:style style:name="T720" style:parent-style-name="DefaultParagraphFont" style:family="text">
      <style:text-properties style:font-name="ArialMT" style:font-name-asian="ArialMT" style:font-name-complex="ArialMT"/>
    </style:style>
    <style:style style:name="T721" style:parent-style-name="DefaultParagraphFont" style:family="text">
      <style:text-properties style:font-name="ArialMT" style:font-name-asian="ArialMT" style:font-name-complex="ArialMT"/>
    </style:style>
    <style:style style:name="T722" style:parent-style-name="DefaultParagraphFont" style:family="text">
      <style:text-properties style:font-name="ArialMT" style:font-name-asian="ArialMT" style:font-name-complex="ArialMT"/>
    </style:style>
    <style:style style:name="T723" style:parent-style-name="DefaultParagraphFont" style:family="text">
      <style:text-properties style:font-name="ArialMT" style:font-name-asian="ArialMT" style:font-name-complex="ArialMT" fo:font-style="italic" style:font-style-asian="italic" style:font-style-complex="italic"/>
    </style:style>
    <style:style style:name="T724" style:parent-style-name="DefaultParagraphFont" style:family="text">
      <style:text-properties style:font-name="ArialMT" style:font-name-asian="ArialMT" style:font-name-complex="ArialMT"/>
    </style:style>
    <style:style style:name="P725" style:parent-style-name="Standard" style:family="paragraph">
      <style:paragraph-properties style:text-autospace="none">
        <style:tab-stops>
          <style:tab-stop style:type="left" style:position="-0.3472in"/>
          <style:tab-stop style:type="left" style:position="0in"/>
        </style:tab-stops>
      </style:paragraph-properties>
    </style:style>
    <style:style style:name="T726" style:parent-style-name="DefaultParagraphFont" style:family="text">
      <style:text-properties style:font-name="ArialMT" style:font-name-asian="ArialMT" style:font-name-complex="ArialMT"/>
    </style:style>
    <style:style style:name="T727" style:parent-style-name="DefaultParagraphFont" style:family="text">
      <style:text-properties style:font-name="ArialMT" style:font-name-asian="ArialMT" style:font-name-complex="ArialMT"/>
    </style:style>
    <style:style style:name="T728" style:parent-style-name="DefaultParagraphFont" style:family="text">
      <style:text-properties style:font-name="ArialMT" style:font-name-asian="ArialMT" style:font-name-complex="ArialMT" fo:font-weight="bold" style:font-weight-asian="bold" style:font-weight-complex="bold"/>
    </style:style>
    <style:style style:name="T729" style:parent-style-name="DefaultParagraphFont" style:family="text">
      <style:text-properties style:font-name="ArialMT" style:font-name-asian="ArialMT" style:font-name-complex="ArialMT"/>
    </style:style>
    <style:style style:name="T730" style:parent-style-name="DefaultParagraphFont" style:family="text">
      <style:text-properties style:font-name="ArialMT" style:font-name-asian="ArialMT" style:font-name-complex="ArialMT"/>
    </style:style>
    <style:style style:name="T731" style:parent-style-name="DefaultParagraphFont" style:family="text">
      <style:text-properties style:font-name="ArialMT" style:font-name-asian="ArialMT" style:font-name-complex="ArialMT" fo:font-weight="bold" style:font-weight-asian="bold" style:font-weight-complex="bold"/>
    </style:style>
    <style:style style:name="T732" style:parent-style-name="DefaultParagraphFont" style:family="text">
      <style:text-properties style:font-name="ArialMT" style:font-name-asian="ArialMT" style:font-name-complex="ArialMT"/>
    </style:style>
    <style:style style:name="T733" style:parent-style-name="DefaultParagraphFont" style:family="text">
      <style:text-properties style:font-name="ArialMT" style:font-name-asian="ArialMT" style:font-name-complex="ArialMT" fo:font-style="italic" style:font-style-asian="italic" style:font-style-complex="italic"/>
    </style:style>
    <style:style style:name="T734" style:parent-style-name="DefaultParagraphFont" style:family="text">
      <style:text-properties style:font-name="ArialMT" style:font-name-asian="ArialMT" style:font-name-complex="ArialMT"/>
    </style:style>
    <style:style style:name="T735" style:parent-style-name="DefaultParagraphFont" style:family="text">
      <style:text-properties style:font-name="ArialMT" style:font-name-asian="ArialMT" style:font-name-complex="ArialMT"/>
    </style:style>
    <style:style style:name="T736" style:parent-style-name="DefaultParagraphFont" style:family="text">
      <style:text-properties style:font-name="ArialMT" style:font-name-asian="ArialMT" style:font-name-complex="ArialMT"/>
    </style:style>
    <style:style style:name="T737" style:parent-style-name="DefaultParagraphFont" style:family="text">
      <style:text-properties style:font-name="ArialMT" style:font-name-asian="ArialMT" style:font-name-complex="ArialMT" fo:font-style="italic" style:font-style-asian="italic" style:font-style-complex="italic"/>
    </style:style>
    <style:style style:name="T738" style:parent-style-name="DefaultParagraphFont" style:family="text">
      <style:text-properties style:font-name="ArialMT" style:font-name-asian="ArialMT" style:font-name-complex="ArialMT"/>
    </style:style>
    <style:style style:name="T739" style:parent-style-name="DefaultParagraphFont" style:family="text">
      <style:text-properties style:font-name="ArialMT" style:font-name-asian="ArialMT" style:font-name-complex="ArialMT" fo:font-style="italic" style:font-style-asian="italic" style:font-style-complex="italic"/>
    </style:style>
    <style:style style:name="T740" style:parent-style-name="DefaultParagraphFont" style:family="text">
      <style:text-properties style:font-name="ArialMT" style:font-name-asian="ArialMT" style:font-name-complex="ArialMT"/>
    </style:style>
    <style:style style:name="T741" style:parent-style-name="DefaultParagraphFont" style:family="text">
      <style:text-properties style:font-name="ArialMT" style:font-name-asian="ArialMT" style:font-name-complex="ArialMT"/>
    </style:style>
    <style:style style:name="T742" style:parent-style-name="DefaultParagraphFont" style:family="text">
      <style:text-properties style:font-name="ArialMT" style:font-name-asian="ArialMT" style:font-name-complex="ArialMT" fo:font-style="italic" style:font-style-asian="italic" style:font-style-complex="italic"/>
    </style:style>
    <style:style style:name="T743" style:parent-style-name="DefaultParagraphFont" style:family="text">
      <style:text-properties style:font-name="ArialMT" style:font-name-asian="ArialMT" style:font-name-complex="ArialMT"/>
    </style:style>
    <style:style style:name="P74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4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4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47" style:parent-style-name="Standard" style:family="paragraph">
      <style:paragraph-properties style:text-autospace="none">
        <style:tab-stops>
          <style:tab-stop style:type="left" style:position="-0.3472in"/>
          <style:tab-stop style:type="left" style:position="0in"/>
        </style:tab-stops>
      </style:paragraph-properties>
    </style:style>
    <style:style style:name="T748" style:parent-style-name="DefaultParagraphFont" style:family="text">
      <style:text-properties style:font-name="ArialMT" style:font-name-asian="ArialMT" style:font-name-complex="ArialMT"/>
    </style:style>
    <style:style style:name="T749" style:parent-style-name="DefaultParagraphFont" style:family="text">
      <style:text-properties style:font-name="ArialMT" style:font-name-asian="ArialMT" style:font-name-complex="ArialMT"/>
    </style:style>
    <style:style style:name="T750" style:parent-style-name="DefaultParagraphFont" style:family="text">
      <style:text-properties style:font-name="ArialMT" style:font-name-asian="ArialMT" style:font-name-complex="ArialMT" fo:font-weight="bold" style:font-weight-asian="bold" style:font-weight-complex="bold"/>
    </style:style>
    <style:style style:name="T751" style:parent-style-name="DefaultParagraphFont" style:family="text">
      <style:text-properties style:font-name="ArialMT" style:font-name-asian="ArialMT" style:font-name-complex="ArialMT"/>
    </style:style>
    <style:style style:name="T752" style:parent-style-name="DefaultParagraphFont" style:family="text">
      <style:text-properties style:font-name="ArialMT" style:font-name-asian="ArialMT" style:font-name-complex="ArialMT"/>
    </style:style>
    <style:style style:name="P75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54" style:parent-style-name="Standard" style:family="paragraph">
      <style:paragraph-properties style:text-autospace="none">
        <style:tab-stops>
          <style:tab-stop style:type="left" style:position="-0.3472in"/>
          <style:tab-stop style:type="left" style:position="0in"/>
        </style:tab-stops>
      </style:paragraph-properties>
    </style:style>
    <style:style style:name="T755" style:parent-style-name="DefaultParagraphFont" style:family="text">
      <style:text-properties style:font-name="ArialMT" style:font-name-asian="ArialMT" style:font-name-complex="ArialMT"/>
    </style:style>
    <style:style style:name="T756" style:parent-style-name="DefaultParagraphFont" style:family="text">
      <style:text-properties style:font-name="ArialMT" style:font-name-asian="ArialMT" style:font-name-complex="ArialMT" fo:font-style="italic" style:font-style-asian="italic" style:font-style-complex="italic"/>
    </style:style>
    <style:style style:name="T757" style:parent-style-name="DefaultParagraphFont" style:family="text">
      <style:text-properties style:font-name="ArialMT" style:font-name-asian="ArialMT" style:font-name-complex="ArialMT"/>
    </style:style>
    <style:style style:name="T758" style:parent-style-name="DefaultParagraphFont" style:family="text">
      <style:text-properties style:font-name="ArialMT" style:font-name-asian="ArialMT" style:font-name-complex="ArialMT" fo:font-style="italic" style:font-style-asian="italic" style:font-style-complex="italic"/>
    </style:style>
    <style:style style:name="T759" style:parent-style-name="DefaultParagraphFont" style:family="text">
      <style:text-properties style:font-name="ArialMT" style:font-name-asian="ArialMT" style:font-name-complex="ArialMT"/>
    </style:style>
    <style:style style:name="T760" style:parent-style-name="DefaultParagraphFont" style:family="text">
      <style:text-properties style:font-name="ArialMT" style:font-name-asian="ArialMT" style:font-name-complex="ArialMT" fo:font-style="italic" style:font-style-asian="italic" style:font-style-complex="italic"/>
    </style:style>
    <style:style style:name="T761" style:parent-style-name="DefaultParagraphFont" style:family="text">
      <style:text-properties style:font-name="ArialMT" style:font-name-asian="ArialMT" style:font-name-complex="ArialMT"/>
    </style:style>
    <style:style style:name="T762" style:parent-style-name="DefaultParagraphFont" style:family="text">
      <style:text-properties style:font-name="ArialMT" style:font-name-asian="ArialMT" style:font-name-complex="ArialMT"/>
    </style:style>
    <style:style style:name="T763" style:parent-style-name="DefaultParagraphFont" style:family="text">
      <style:text-properties style:font-name="ArialMT" style:font-name-asian="ArialMT" style:font-name-complex="ArialMT" fo:font-style="italic" style:font-style-asian="italic" style:font-style-complex="italic"/>
    </style:style>
    <style:style style:name="T764" style:parent-style-name="DefaultParagraphFont" style:family="text">
      <style:text-properties style:font-name="ArialMT" style:font-name-asian="ArialMT" style:font-name-complex="ArialMT"/>
    </style:style>
    <style:style style:name="T765" style:parent-style-name="DefaultParagraphFont" style:family="text">
      <style:text-properties style:font-name="ArialMT" style:font-name-asian="ArialMT" style:font-name-complex="ArialMT"/>
    </style:style>
    <style:style style:name="T766" style:parent-style-name="DefaultParagraphFont" style:family="text">
      <style:text-properties style:font-name="ArialMT" style:font-name-asian="ArialMT" style:font-name-complex="ArialMT"/>
    </style:style>
    <style:style style:name="T767" style:parent-style-name="DefaultParagraphFont" style:family="text">
      <style:text-properties style:font-name="ArialMT" style:font-name-asian="ArialMT" style:font-name-complex="ArialMT" fo:font-style="italic" style:font-style-asian="italic" style:font-style-complex="italic"/>
    </style:style>
    <style:style style:name="T768" style:parent-style-name="DefaultParagraphFont" style:family="text">
      <style:text-properties style:font-name="ArialMT" style:font-name-asian="ArialMT" style:font-name-complex="ArialMT"/>
    </style:style>
    <style:style style:name="T769" style:parent-style-name="DefaultParagraphFont" style:family="text">
      <style:text-properties style:font-name="ArialMT" style:font-name-asian="ArialMT" style:font-name-complex="ArialMT"/>
    </style:style>
    <style:style style:name="P77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7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772" style:parent-style-name="Standard" style:family="paragraph">
      <style:paragraph-properties style:text-autospace="none">
        <style:tab-stops>
          <style:tab-stop style:type="left" style:position="-0.3472in"/>
          <style:tab-stop style:type="left" style:position="0in"/>
        </style:tab-stops>
      </style:paragraph-properties>
    </style:style>
    <style:style style:name="T773" style:parent-style-name="DefaultParagraphFont" style:family="text">
      <style:text-properties style:font-name="ArialMT" style:font-name-asian="ArialMT" style:font-name-complex="ArialMT"/>
    </style:style>
    <style:style style:name="T774" style:parent-style-name="DefaultParagraphFont" style:family="text">
      <style:text-properties style:font-name="ArialMT" style:font-name-asian="ArialMT" style:font-name-complex="ArialMT" fo:font-weight="bold" style:font-weight-asian="bold" style:font-weight-complex="bold"/>
    </style:style>
    <style:style style:name="T775" style:parent-style-name="DefaultParagraphFont" style:family="text">
      <style:text-properties style:font-name="ArialMT" style:font-name-asian="ArialMT" style:font-name-complex="ArialMT"/>
    </style:style>
    <style:style style:name="T776" style:parent-style-name="DefaultParagraphFont" style:family="text">
      <style:text-properties style:font-name="ArialMT" style:font-name-asian="ArialMT" style:font-name-complex="ArialMT"/>
    </style:style>
    <style:style style:name="T777" style:parent-style-name="DefaultParagraphFont" style:family="text">
      <style:text-properties style:font-name="ArialMT" style:font-name-asian="ArialMT" style:font-name-complex="ArialMT" fo:font-weight="bold" style:font-weight-asian="bold" style:font-weight-complex="bold"/>
    </style:style>
    <style:style style:name="T778" style:parent-style-name="DefaultParagraphFont" style:family="text">
      <style:text-properties style:font-name="ArialMT" style:font-name-asian="ArialMT" style:font-name-complex="ArialMT"/>
    </style:style>
    <style:style style:name="T779" style:parent-style-name="DefaultParagraphFont" style:family="text">
      <style:text-properties style:font-name="ArialMT" style:font-name-asian="ArialMT" style:font-name-complex="ArialMT" fo:font-style="italic" style:font-style-asian="italic" style:font-style-complex="italic"/>
    </style:style>
    <style:style style:name="T780" style:parent-style-name="DefaultParagraphFont" style:family="text">
      <style:text-properties style:font-name="ArialMT" style:font-name-asian="ArialMT" style:font-name-complex="ArialMT"/>
    </style:style>
    <style:style style:name="T781" style:parent-style-name="DefaultParagraphFont" style:family="text">
      <style:text-properties style:font-name="ArialMT" style:font-name-asian="ArialMT" style:font-name-complex="ArialMT" fo:font-style="italic" style:font-style-asian="italic" style:font-style-complex="italic"/>
    </style:style>
    <style:style style:name="T782" style:parent-style-name="DefaultParagraphFont" style:family="text">
      <style:text-properties style:font-name="ArialMT" style:font-name-asian="ArialMT" style:font-name-complex="ArialMT"/>
    </style:style>
    <style:style style:name="T783" style:parent-style-name="DefaultParagraphFont" style:family="text">
      <style:text-properties style:font-name="ArialMT" style:font-name-asian="ArialMT" style:font-name-complex="ArialMT" fo:font-weight="bold" style:font-weight-asian="bold" style:font-weight-complex="bold"/>
    </style:style>
    <style:style style:name="T784" style:parent-style-name="DefaultParagraphFont" style:family="text">
      <style:text-properties style:font-name="ArialMT" style:font-name-asian="ArialMT" style:font-name-complex="ArialMT" fo:font-weight="bold" style:font-weight-asian="bold" style:font-weight-complex="bold"/>
    </style:style>
    <style:style style:name="T785" style:parent-style-name="DefaultParagraphFont" style:family="text">
      <style:text-properties style:font-name="ArialMT" style:font-name-asian="ArialMT" style:font-name-complex="ArialMT"/>
    </style:style>
    <style:style style:name="P786" style:parent-style-name="Standard" style:family="paragraph">
      <style:paragraph-properties style:text-autospace="none">
        <style:tab-stops>
          <style:tab-stop style:type="left" style:position="-0.3472in"/>
          <style:tab-stop style:type="left" style:position="0in"/>
        </style:tab-stops>
      </style:paragraph-properties>
    </style:style>
    <style:style style:name="T787" style:parent-style-name="DefaultParagraphFont" style:family="text">
      <style:text-properties style:font-name="ArialMT" style:font-name-asian="ArialMT" style:font-name-complex="ArialMT"/>
    </style:style>
    <style:style style:name="T788" style:parent-style-name="DefaultParagraphFont" style:family="text">
      <style:text-properties style:font-name="ArialMT" style:font-name-asian="ArialMT" style:font-name-complex="ArialMT"/>
    </style:style>
    <style:style style:name="T789" style:parent-style-name="DefaultParagraphFont" style:family="text">
      <style:text-properties style:font-name="ArialMT" style:font-name-asian="ArialMT" style:font-name-complex="ArialMT" fo:font-weight="bold" style:font-weight-asian="bold" style:font-weight-complex="bold"/>
    </style:style>
    <style:style style:name="T790" style:parent-style-name="DefaultParagraphFont" style:family="text">
      <style:text-properties style:font-name="ArialMT" style:font-name-asian="ArialMT" style:font-name-complex="ArialMT"/>
    </style:style>
    <style:style style:name="T791" style:parent-style-name="DefaultParagraphFont" style:family="text">
      <style:text-properties style:font-name="ArialMT" style:font-name-asian="ArialMT" style:font-name-complex="ArialMT"/>
    </style:style>
    <style:style style:name="T792" style:parent-style-name="DefaultParagraphFont" style:family="text">
      <style:text-properties style:font-name="ArialMT" style:font-name-asian="ArialMT" style:font-name-complex="ArialMT"/>
    </style:style>
    <style:style style:name="T793" style:parent-style-name="DefaultParagraphFont" style:family="text">
      <style:text-properties style:font-name="ArialMT" style:font-name-asian="ArialMT" style:font-name-complex="ArialMT"/>
    </style:style>
    <style:style style:name="P794" style:parent-style-name="Standard" style:family="paragraph">
      <style:paragraph-properties style:text-autospace="none">
        <style:tab-stops>
          <style:tab-stop style:type="left" style:position="-0.3472in"/>
          <style:tab-stop style:type="left" style:position="0in"/>
        </style:tab-stops>
      </style:paragraph-properties>
    </style:style>
    <style:style style:name="T795" style:parent-style-name="DefaultParagraphFont" style:family="text">
      <style:text-properties style:font-name="ArialMT" style:font-name-asian="ArialMT" style:font-name-complex="ArialMT"/>
    </style:style>
    <style:style style:name="T796" style:parent-style-name="DefaultParagraphFont" style:family="text">
      <style:text-properties style:font-name="ArialMT" style:font-name-asian="ArialMT" style:font-name-complex="ArialMT"/>
    </style:style>
    <style:style style:name="T797" style:parent-style-name="DefaultParagraphFont" style:family="text">
      <style:text-properties style:font-name="ArialMT" style:font-name-asian="ArialMT" style:font-name-complex="ArialMT" fo:font-style="italic" style:font-style-asian="italic" style:font-style-complex="italic"/>
    </style:style>
    <style:style style:name="T798" style:parent-style-name="DefaultParagraphFont" style:family="text">
      <style:text-properties style:font-name="ArialMT" style:font-name-asian="ArialMT" style:font-name-complex="ArialMT"/>
    </style:style>
    <style:style style:name="T799" style:parent-style-name="DefaultParagraphFont" style:family="text">
      <style:text-properties style:font-name="ArialMT" style:font-name-asian="ArialMT" style:font-name-complex="ArialMT"/>
    </style:style>
    <style:style style:name="T800" style:parent-style-name="DefaultParagraphFont" style:family="text">
      <style:text-properties style:font-name="ArialMT" style:font-name-asian="ArialMT" style:font-name-complex="ArialMT"/>
    </style:style>
    <style:style style:name="T801" style:parent-style-name="DefaultParagraphFont" style:family="text">
      <style:text-properties style:font-name="ArialMT" style:font-name-asian="ArialMT" style:font-name-complex="ArialMT"/>
    </style:style>
    <style:style style:name="T802" style:parent-style-name="DefaultParagraphFont" style:family="text">
      <style:text-properties style:font-name="ArialMT" style:font-name-asian="ArialMT" style:font-name-complex="ArialMT"/>
    </style:style>
    <style:style style:name="T803" style:parent-style-name="DefaultParagraphFont" style:family="text">
      <style:text-properties style:font-name="ArialMT" style:font-name-asian="ArialMT" style:font-name-complex="ArialMT"/>
    </style:style>
    <style:style style:name="T804" style:parent-style-name="DefaultParagraphFont" style:family="text">
      <style:text-properties style:font-name="ArialMT" style:font-name-asian="ArialMT" style:font-name-complex="ArialMT" fo:font-style="italic" style:font-style-asian="italic" style:font-style-complex="italic"/>
    </style:style>
    <style:style style:name="T805" style:parent-style-name="DefaultParagraphFont" style:family="text">
      <style:text-properties style:font-name="ArialMT" style:font-name-asian="ArialMT" style:font-name-complex="ArialMT"/>
    </style:style>
    <style:style style:name="T806" style:parent-style-name="DefaultParagraphFont" style:family="text">
      <style:text-properties style:font-name="ArialMT" style:font-name-asian="ArialMT" style:font-name-complex="ArialMT"/>
    </style:style>
    <style:style style:name="T807" style:parent-style-name="DefaultParagraphFont" style:family="text">
      <style:text-properties style:font-name="ArialMT" style:font-name-asian="ArialMT" style:font-name-complex="ArialMT" fo:font-style="italic" style:font-style-asian="italic" style:font-style-complex="italic"/>
    </style:style>
    <style:style style:name="T808" style:parent-style-name="DefaultParagraphFont" style:family="text">
      <style:text-properties style:font-name="ArialMT" style:font-name-asian="ArialMT" style:font-name-complex="ArialMT"/>
    </style:style>
    <style:style style:name="T809" style:parent-style-name="DefaultParagraphFont" style:family="text">
      <style:text-properties style:font-name="ArialMT" style:font-name-asian="ArialMT" style:font-name-complex="ArialMT" fo:font-style="italic" style:font-style-asian="italic" style:font-style-complex="italic"/>
    </style:style>
    <style:style style:name="T810" style:parent-style-name="DefaultParagraphFont" style:family="text">
      <style:text-properties style:font-name="ArialMT" style:font-name-asian="ArialMT" style:font-name-complex="ArialMT"/>
    </style:style>
    <style:style style:name="T811" style:parent-style-name="DefaultParagraphFont" style:family="text">
      <style:text-properties style:font-name="ArialMT" style:font-name-asian="ArialMT" style:font-name-complex="ArialMT"/>
    </style:style>
    <style:style style:name="T812" style:parent-style-name="DefaultParagraphFont" style:family="text">
      <style:text-properties style:font-name="ArialMT" style:font-name-asian="ArialMT" style:font-name-complex="ArialMT" fo:font-style="italic" style:font-style-asian="italic" style:font-style-complex="italic"/>
    </style:style>
    <style:style style:name="T813" style:parent-style-name="DefaultParagraphFont" style:family="text">
      <style:text-properties style:font-name="ArialMT" style:font-name-asian="ArialMT" style:font-name-complex="ArialMT"/>
    </style:style>
    <style:style style:name="T814" style:parent-style-name="DefaultParagraphFont" style:family="text">
      <style:text-properties style:font-name="ArialMT" style:font-name-asian="ArialMT" style:font-name-complex="ArialMT"/>
    </style:style>
    <style:style style:name="T815" style:parent-style-name="DefaultParagraphFont" style:family="text">
      <style:text-properties style:font-name="ArialMT" style:font-name-asian="ArialMT" style:font-name-complex="ArialMT"/>
    </style:style>
    <style:style style:name="T816" style:parent-style-name="DefaultParagraphFont" style:family="text">
      <style:text-properties style:font-name="ArialMT" style:font-name-asian="ArialMT" style:font-name-complex="ArialMT"/>
    </style:style>
    <style:style style:name="T817" style:parent-style-name="DefaultParagraphFont" style:family="text">
      <style:text-properties style:font-name="ArialMT" style:font-name-asian="ArialMT" style:font-name-complex="ArialMT"/>
    </style:style>
    <style:style style:name="P818" style:parent-style-name="Standard" style:family="paragraph">
      <style:paragraph-properties style:text-autospace="none">
        <style:tab-stops>
          <style:tab-stop style:type="left" style:position="-0.3472in"/>
          <style:tab-stop style:type="left" style:position="0in"/>
        </style:tab-stops>
      </style:paragraph-properties>
    </style:style>
    <style:style style:name="T819" style:parent-style-name="DefaultParagraphFont" style:family="text">
      <style:text-properties style:font-name="ArialMT" style:font-name-asian="ArialMT" style:font-name-complex="ArialMT"/>
    </style:style>
    <style:style style:name="T820" style:parent-style-name="DefaultParagraphFont" style:family="text">
      <style:text-properties style:font-name="ArialMT" style:font-name-asian="ArialMT" style:font-name-complex="ArialMT"/>
    </style:style>
    <style:style style:name="T821" style:parent-style-name="DefaultParagraphFont" style:family="text">
      <style:text-properties style:font-name="ArialMT" style:font-name-asian="ArialMT" style:font-name-complex="ArialMT"/>
    </style:style>
    <style:style style:name="T822" style:parent-style-name="DefaultParagraphFont" style:family="text">
      <style:text-properties style:font-name="ArialMT" style:font-name-asian="ArialMT" style:font-name-complex="ArialMT" fo:font-style="italic" style:font-style-asian="italic" style:font-style-complex="italic"/>
    </style:style>
    <style:style style:name="T823" style:parent-style-name="DefaultParagraphFont" style:family="text">
      <style:text-properties style:font-name="ArialMT" style:font-name-asian="ArialMT" style:font-name-complex="ArialMT"/>
    </style:style>
    <style:style style:name="T824" style:parent-style-name="DefaultParagraphFont" style:family="text">
      <style:text-properties style:font-name="ArialMT" style:font-name-asian="ArialMT" style:font-name-complex="ArialMT"/>
    </style:style>
    <style:style style:name="P825" style:parent-style-name="Standard" style:family="paragraph">
      <style:paragraph-properties style:text-autospace="none">
        <style:tab-stops>
          <style:tab-stop style:type="left" style:position="-0.3472in"/>
          <style:tab-stop style:type="left" style:position="0in"/>
        </style:tab-stops>
      </style:paragraph-properties>
    </style:style>
    <style:style style:name="T826" style:parent-style-name="DefaultParagraphFont" style:family="text">
      <style:text-properties style:font-name="ArialMT" style:font-name-asian="ArialMT" style:font-name-complex="ArialMT" fo:font-weight="bold" style:font-weight-asian="bold" style:font-weight-complex="bold"/>
    </style:style>
    <style:style style:name="T827" style:parent-style-name="DefaultParagraphFont" style:family="text">
      <style:text-properties style:font-name="ArialMT" style:font-name-asian="ArialMT" style:font-name-complex="ArialMT"/>
    </style:style>
    <style:style style:name="T828" style:parent-style-name="DefaultParagraphFont" style:family="text">
      <style:text-properties style:font-name="ArialMT" style:font-name-asian="ArialMT" style:font-name-complex="ArialMT" fo:font-weight="bold" style:font-weight-asian="bold" style:font-weight-complex="bold"/>
    </style:style>
    <style:style style:name="P82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3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3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3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83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83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835" style:parent-style-name="Standard" style:family="paragraph">
      <style:paragraph-properties style:text-autospace="none">
        <style:tab-stops>
          <style:tab-stop style:type="left" style:position="-0.3472in"/>
          <style:tab-stop style:type="left" style:position="0in"/>
        </style:tab-stops>
      </style:paragraph-properties>
    </style:style>
    <style:style style:name="T836" style:parent-style-name="DefaultParagraphFont" style:family="text">
      <style:text-properties style:font-name="ArialMT" style:font-name-asian="ArialMT" style:font-name-complex="ArialMT"/>
    </style:style>
    <style:style style:name="T837" style:parent-style-name="DefaultParagraphFont" style:family="text">
      <style:text-properties style:font-name="ArialMT" style:font-name-asian="ArialMT" style:font-name-complex="ArialMT"/>
    </style:style>
    <style:style style:name="T838" style:parent-style-name="DefaultParagraphFont" style:family="text">
      <style:text-properties style:font-name="ArialMT" style:font-name-asian="ArialMT" style:font-name-complex="ArialMT"/>
    </style:style>
    <style:style style:name="T839" style:parent-style-name="DefaultParagraphFont" style:family="text">
      <style:text-properties style:font-name="ArialMT" style:font-name-asian="ArialMT" style:font-name-complex="ArialMT" fo:font-weight="bold" style:font-weight-asian="bold" style:font-weight-complex="bold"/>
    </style:style>
    <style:style style:name="T840" style:parent-style-name="DefaultParagraphFont" style:family="text">
      <style:text-properties style:font-name="ArialMT" style:font-name-asian="ArialMT" style:font-name-complex="ArialMT"/>
    </style:style>
    <style:style style:name="T841" style:parent-style-name="DefaultParagraphFont" style:family="text">
      <style:text-properties style:font-name="ArialMT" style:font-name-asian="ArialMT" style:font-name-complex="ArialMT"/>
    </style:style>
    <style:style style:name="T842" style:parent-style-name="DefaultParagraphFont" style:family="text">
      <style:text-properties style:font-name="ArialMT" style:font-name-asian="ArialMT" style:font-name-complex="ArialMT" fo:font-weight="bold" style:font-weight-asian="bold" style:font-weight-complex="bold"/>
    </style:style>
    <style:style style:name="T843" style:parent-style-name="DefaultParagraphFont" style:family="text">
      <style:text-properties style:font-name="ArialMT" style:font-name-asian="ArialMT" style:font-name-complex="ArialMT"/>
    </style:style>
    <style:style style:name="T844" style:parent-style-name="DefaultParagraphFont" style:family="text">
      <style:text-properties style:font-name="ArialMT" style:font-name-asian="ArialMT" style:font-name-complex="ArialMT"/>
    </style:style>
    <style:style style:name="P845" style:parent-style-name="Standard" style:family="paragraph">
      <style:paragraph-properties style:text-autospace="none">
        <style:tab-stops>
          <style:tab-stop style:type="left" style:position="-0.3472in"/>
          <style:tab-stop style:type="left" style:position="0in"/>
        </style:tab-stops>
      </style:paragraph-properties>
    </style:style>
    <style:style style:name="T846" style:parent-style-name="DefaultParagraphFont" style:family="text">
      <style:text-properties style:font-name="ArialMT" style:font-name-asian="ArialMT" style:font-name-complex="ArialMT" fo:font-style="italic" style:font-style-asian="italic" style:font-style-complex="italic"/>
    </style:style>
    <style:style style:name="T847" style:parent-style-name="DefaultParagraphFont" style:family="text">
      <style:text-properties style:font-name="ArialMT" style:font-name-asian="ArialMT" style:font-name-complex="ArialMT"/>
    </style:style>
    <style:style style:name="T848" style:parent-style-name="DefaultParagraphFont" style:family="text">
      <style:text-properties style:font-name="ArialMT" style:font-name-asian="ArialMT" style:font-name-complex="ArialMT"/>
    </style:style>
    <style:style style:name="T849" style:parent-style-name="DefaultParagraphFont" style:family="text">
      <style:text-properties style:font-name="ArialMT" style:font-name-asian="ArialMT" style:font-name-complex="ArialMT"/>
    </style:style>
    <style:style style:name="T850" style:parent-style-name="DefaultParagraphFont" style:family="text">
      <style:text-properties style:font-name="ArialMT" style:font-name-asian="ArialMT" style:font-name-complex="ArialMT" fo:font-style="italic" style:font-style-asian="italic" style:font-style-complex="italic"/>
    </style:style>
    <style:style style:name="T851" style:parent-style-name="DefaultParagraphFont" style:family="text">
      <style:text-properties style:font-name="ArialMT" style:font-name-asian="ArialMT" style:font-name-complex="ArialMT"/>
    </style:style>
    <style:style style:name="T852" style:parent-style-name="DefaultParagraphFont" style:family="text">
      <style:text-properties style:font-name="ArialMT" style:font-name-asian="ArialMT" style:font-name-complex="ArialMT" fo:font-style="italic" style:font-style-asian="italic" style:font-style-complex="italic"/>
    </style:style>
    <style:style style:name="T853" style:parent-style-name="DefaultParagraphFont" style:family="text">
      <style:text-properties style:font-name="ArialMT" style:font-name-asian="ArialMT" style:font-name-complex="ArialMT"/>
    </style:style>
    <style:style style:name="T854" style:parent-style-name="DefaultParagraphFont" style:family="text">
      <style:text-properties style:font-name="ArialMT" style:font-name-asian="ArialMT" style:font-name-complex="ArialMT" fo:font-style="italic" style:font-style-asian="italic" style:font-style-complex="italic"/>
    </style:style>
    <style:style style:name="T855" style:parent-style-name="DefaultParagraphFont" style:family="text">
      <style:text-properties style:font-name="ArialMT" style:font-name-asian="ArialMT" style:font-name-complex="ArialMT"/>
    </style:style>
    <style:style style:name="T856" style:parent-style-name="DefaultParagraphFont" style:family="text">
      <style:text-properties style:font-name="ArialMT" style:font-name-asian="ArialMT" style:font-name-complex="ArialMT"/>
    </style:style>
    <style:style style:name="T857" style:parent-style-name="DefaultParagraphFont" style:family="text">
      <style:text-properties style:font-name="ArialMT" style:font-name-asian="ArialMT" style:font-name-complex="ArialMT" fo:font-style="italic" style:font-style-asian="italic" style:font-style-complex="italic"/>
    </style:style>
    <style:style style:name="T858" style:parent-style-name="DefaultParagraphFont" style:family="text">
      <style:text-properties style:font-name="ArialMT" style:font-name-asian="ArialMT" style:font-name-complex="ArialMT"/>
    </style:style>
    <style:style style:name="T859" style:parent-style-name="DefaultParagraphFont" style:family="text">
      <style:text-properties style:font-name="ArialMT" style:font-name-asian="ArialMT" style:font-name-complex="ArialMT" fo:font-style="italic" style:font-style-asian="italic" style:font-style-complex="italic"/>
    </style:style>
    <style:style style:name="T860" style:parent-style-name="DefaultParagraphFont" style:family="text">
      <style:text-properties style:font-name="ArialMT" style:font-name-asian="ArialMT" style:font-name-complex="ArialMT"/>
    </style:style>
    <style:style style:name="T861" style:parent-style-name="DefaultParagraphFont" style:family="text">
      <style:text-properties style:font-name="ArialMT" style:font-name-asian="ArialMT" style:font-name-complex="ArialMT"/>
    </style:style>
    <style:style style:name="T862" style:parent-style-name="DefaultParagraphFont" style:family="text">
      <style:text-properties style:font-name="ArialMT" style:font-name-asian="ArialMT" style:font-name-complex="ArialMT"/>
    </style:style>
    <style:style style:name="P86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6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65" style:parent-style-name="Standard" style:family="paragraph">
      <style:paragraph-properties style:text-autospace="none">
        <style:tab-stops>
          <style:tab-stop style:type="left" style:position="-0.3472in"/>
          <style:tab-stop style:type="left" style:position="0in"/>
        </style:tab-stops>
      </style:paragraph-properties>
    </style:style>
    <style:style style:name="T866" style:parent-style-name="DefaultParagraphFont" style:family="text">
      <style:text-properties style:font-name="ArialMT" style:font-name-asian="ArialMT" style:font-name-complex="ArialMT"/>
    </style:style>
    <style:style style:name="T867" style:parent-style-name="DefaultParagraphFont" style:family="text">
      <style:text-properties style:font-name="ArialMT" style:font-name-asian="ArialMT" style:font-name-complex="ArialMT"/>
    </style:style>
    <style:style style:name="T868" style:parent-style-name="DefaultParagraphFont" style:family="text">
      <style:text-properties style:font-name="ArialMT" style:font-name-asian="ArialMT" style:font-name-complex="ArialMT" fo:font-style="italic" style:font-style-asian="italic" style:font-style-complex="italic"/>
    </style:style>
    <style:style style:name="T869" style:parent-style-name="DefaultParagraphFont" style:family="text">
      <style:text-properties style:font-name="ArialMT" style:font-name-asian="ArialMT" style:font-name-complex="ArialMT"/>
    </style:style>
    <style:style style:name="T870" style:parent-style-name="DefaultParagraphFont" style:family="text">
      <style:text-properties style:font-name="ArialMT" style:font-name-asian="ArialMT" style:font-name-complex="ArialMT" fo:font-style="italic" style:font-style-asian="italic" style:font-style-complex="italic"/>
    </style:style>
    <style:style style:name="T871" style:parent-style-name="DefaultParagraphFont" style:family="text">
      <style:text-properties style:font-name="ArialMT" style:font-name-asian="ArialMT" style:font-name-complex="ArialMT"/>
    </style:style>
    <style:style style:name="T872" style:parent-style-name="DefaultParagraphFont" style:family="text">
      <style:text-properties style:font-name="ArialMT" style:font-name-asian="ArialMT" style:font-name-complex="ArialMT"/>
    </style:style>
    <style:style style:name="T873" style:parent-style-name="DefaultParagraphFont" style:family="text">
      <style:text-properties style:font-name="ArialMT" style:font-name-asian="ArialMT" style:font-name-complex="ArialMT"/>
    </style:style>
    <style:style style:name="T874" style:parent-style-name="DefaultParagraphFont" style:family="text">
      <style:text-properties style:font-name="ArialMT" style:font-name-asian="ArialMT" style:font-name-complex="ArialMT"/>
    </style:style>
    <style:style style:name="T875" style:parent-style-name="DefaultParagraphFont" style:family="text">
      <style:text-properties style:font-name="ArialMT" style:font-name-asian="ArialMT" style:font-name-complex="ArialMT"/>
    </style:style>
    <style:style style:name="T876" style:parent-style-name="DefaultParagraphFont" style:family="text">
      <style:text-properties style:font-name="ArialMT" style:font-name-asian="ArialMT" style:font-name-complex="ArialMT"/>
    </style:style>
    <style:style style:name="T877" style:parent-style-name="DefaultParagraphFont" style:family="text">
      <style:text-properties style:font-name="ArialMT" style:font-name-asian="ArialMT" style:font-name-complex="ArialMT"/>
    </style:style>
    <style:style style:name="T878" style:parent-style-name="DefaultParagraphFont" style:family="text">
      <style:text-properties style:font-name="ArialMT" style:font-name-asian="ArialMT" style:font-name-complex="ArialMT"/>
    </style:style>
    <style:style style:name="T879" style:parent-style-name="DefaultParagraphFont" style:family="text">
      <style:text-properties style:font-name="ArialMT" style:font-name-asian="ArialMT" style:font-name-complex="ArialMT"/>
    </style:style>
    <style:style style:name="T880" style:parent-style-name="DefaultParagraphFont" style:family="text">
      <style:text-properties style:font-name="ArialMT" style:font-name-asian="ArialMT" style:font-name-complex="ArialMT"/>
    </style:style>
    <style:style style:name="T881" style:parent-style-name="DefaultParagraphFont" style:family="text">
      <style:text-properties style:font-name="ArialMT" style:font-name-asian="ArialMT" style:font-name-complex="ArialMT" fo:font-weight="bold" style:font-weight-asian="bold" style:font-weight-complex="bold"/>
    </style:style>
    <style:style style:name="T882" style:parent-style-name="DefaultParagraphFont" style:family="text">
      <style:text-properties style:font-name="ArialMT" style:font-name-asian="ArialMT" style:font-name-complex="ArialMT"/>
    </style:style>
    <style:style style:name="T883" style:parent-style-name="DefaultParagraphFont" style:family="text">
      <style:text-properties style:font-name="ArialMT" style:font-name-asian="ArialMT" style:font-name-complex="ArialMT"/>
    </style:style>
    <style:style style:name="T884" style:parent-style-name="DefaultParagraphFont" style:family="text">
      <style:text-properties style:font-name="ArialMT" style:font-name-asian="ArialMT" style:font-name-complex="ArialMT"/>
    </style:style>
    <style:style style:name="P885" style:parent-style-name="Standard" style:family="paragraph">
      <style:paragraph-properties style:text-autospace="none">
        <style:tab-stops>
          <style:tab-stop style:type="left" style:position="-0.3472in"/>
          <style:tab-stop style:type="left" style:position="0in"/>
        </style:tab-stops>
      </style:paragraph-properties>
    </style:style>
    <style:style style:name="T886" style:parent-style-name="DefaultParagraphFont" style:family="text">
      <style:text-properties style:font-name="ArialMT" style:font-name-asian="ArialMT" style:font-name-complex="ArialMT" fo:font-weight="bold" style:font-weight-asian="bold" style:font-weight-complex="bold"/>
    </style:style>
    <style:style style:name="P887" style:parent-style-name="Standard" style:family="paragraph">
      <style:paragraph-properties style:text-autospace="none">
        <style:tab-stops>
          <style:tab-stop style:type="left" style:position="-0.3472in"/>
          <style:tab-stop style:type="left" style:position="0in"/>
        </style:tab-stops>
      </style:paragraph-properties>
    </style:style>
    <style:style style:name="T888" style:parent-style-name="DefaultParagraphFont" style:family="text">
      <style:text-properties style:font-name="ArialMT" style:font-name-asian="ArialMT" style:font-name-complex="ArialMT"/>
    </style:style>
    <style:style style:name="T889" style:parent-style-name="DefaultParagraphFont" style:family="text">
      <style:text-properties style:font-name="ArialMT" style:font-name-asian="ArialMT" style:font-name-complex="ArialMT"/>
    </style:style>
    <style:style style:name="T890" style:parent-style-name="DefaultParagraphFont" style:family="text">
      <style:text-properties style:font-name="ArialMT" style:font-name-asian="ArialMT" style:font-name-complex="ArialMT"/>
    </style:style>
    <style:style style:name="T891" style:parent-style-name="DefaultParagraphFont" style:family="text">
      <style:text-properties style:font-name="ArialMT" style:font-name-asian="ArialMT" style:font-name-complex="ArialMT"/>
    </style:style>
    <style:style style:name="T892" style:parent-style-name="DefaultParagraphFont" style:family="text">
      <style:text-properties style:font-name="ArialMT" style:font-name-asian="ArialMT" style:font-name-complex="ArialMT" fo:font-weight="bold" style:font-weight-asian="bold" style:font-weight-complex="bold"/>
    </style:style>
    <style:style style:name="T893" style:parent-style-name="DefaultParagraphFont" style:family="text">
      <style:text-properties style:font-name="ArialMT" style:font-name-asian="ArialMT" style:font-name-complex="ArialMT"/>
    </style:style>
    <style:style style:name="P89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95" style:parent-style-name="Standard" style:family="paragraph">
      <style:paragraph-properties style:text-autospace="none">
        <style:tab-stops>
          <style:tab-stop style:type="left" style:position="-0.3472in"/>
          <style:tab-stop style:type="left" style:position="0in"/>
        </style:tab-stops>
      </style:paragraph-properties>
    </style:style>
    <style:style style:name="T896" style:parent-style-name="DefaultParagraphFont" style:family="text">
      <style:text-properties style:font-name="ArialMT" style:font-name-asian="ArialMT" style:font-name-complex="ArialMT"/>
    </style:style>
    <style:style style:name="T897" style:parent-style-name="DefaultParagraphFont" style:family="text">
      <style:text-properties style:font-name="ArialMT" style:font-name-asian="ArialMT" style:font-name-complex="ArialMT"/>
    </style:style>
    <style:style style:name="T898" style:parent-style-name="DefaultParagraphFont" style:family="text">
      <style:text-properties style:font-name="ArialMT" style:font-name-asian="ArialMT" style:font-name-complex="ArialMT"/>
    </style:style>
    <style:style style:name="T899" style:parent-style-name="DefaultParagraphFont" style:family="text">
      <style:text-properties style:font-name="ArialMT" style:font-name-asian="ArialMT" style:font-name-complex="ArialMT" fo:font-style="italic" style:font-style-asian="italic" style:font-style-complex="italic"/>
    </style:style>
    <style:style style:name="T900" style:parent-style-name="DefaultParagraphFont" style:family="text">
      <style:text-properties style:font-name="ArialMT" style:font-name-asian="ArialMT" style:font-name-complex="ArialMT"/>
    </style:style>
    <style:style style:name="T901" style:parent-style-name="DefaultParagraphFont" style:family="text">
      <style:text-properties style:font-name="ArialMT" style:font-name-asian="ArialMT" style:font-name-complex="ArialMT"/>
    </style:style>
    <style:style style:name="T902" style:parent-style-name="DefaultParagraphFont" style:family="text">
      <style:text-properties style:font-name="ArialMT" style:font-name-asian="ArialMT" style:font-name-complex="ArialMT"/>
    </style:style>
    <style:style style:name="T903" style:parent-style-name="DefaultParagraphFont" style:family="text">
      <style:text-properties style:font-name="ArialMT" style:font-name-asian="ArialMT" style:font-name-complex="ArialMT"/>
    </style:style>
    <style:style style:name="P90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office:automatic-styles>
  <office:body>
    <office:text text:use-soft-page-breaks="true">
      <text:p text:style-name="P1">Model Development &amp;<text:s/>Implementation</text:p>
      <text:p text:style-name="Standard"/>
      <text:p text:style-name="Standard"/>
      <text:h text:style-name="Heading2" text:outline-level="2">Overview</text:h>
      <text:p text:style-name="Textbody">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Textbody">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Textbody">Adding to this, a number of input and output methods are supported. Whilst the system incorporates a limited number of ways of generating graphs as social network bases, it also supports sampling other graphs and importing pre-defined ones.<text:s/>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Textbody">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Textbody">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2">ref spiral</text:span>]. In particular, this was very useful during the creation of the final model since upon each group of changes, the effect on the behaviour of the model needed to be checked to ensure that it didn't become imbalanced. Although the balancing will be detailed below, issues can stem<text:s/>from the fact that the simulation involves autonomous interaction of many agents, meaning a small change can result in wide-scale effects within the model, often unexpected. Controlling these changes is important as developing on top of an unbalanced model<text:s/>results in subsequent issues later in the project.</text:p>
      <text:p text:style-name="P3">SPIRAL PHOTO</text:p>
      <text:soft-page-break/>
      <text:p text:style-name="Textbody"><text:span text:style-name="T4">LOOK</text:span><text:s/><text:span text:style-name="T5">INTO THESE</text:span></text:p>
      <text:list text:style-name="LFO3" text:continue-numbering="true">
        <text:list-item>
          <text:p text:style-name="P6">Project Management Overview</text:p>
        </text:list-item>
      </text:list>
      <text:h text:style-name="Heading2" text:outline-level="2">Technologies/Tools</text:h>
      <text:p text:style-name="Textbody">As described previously, existing tools and libraries were critical to the progress of the project. Using these not only sped up development due to many of the fundamental tasks being settled, such as representing graphs, but added to the reliability of the project due to being developed by communities of experts. Due to this, the project could focus specifically on the project at<text:s/>hand and the tools required to achieve this rather than building from the basics.</text:p>
      <text:h text:style-name="Heading3" text:outline-level="3">Repast Simphony</text:h>
      <text:p text:style-name="Textbody"><text:span text:style-name="T7">Repast (</text:span><text:span text:style-name="T8">Recursive Porus Agent Simulation Toolkit)<text:s/></text:span><text:span text:style-name="T9">is an agent-based modelling framework which provides a number of tools to simplify the process of developi</text:span><text:span text:style-name="T10">ng agents and the environment in which they react. Scheduling tools, a simulation engine and more are provided whilst<text:s/></text:span><text:span text:style-name="T11">Repast Simphony</text:span><text:span text:style-name="T12"><text:s/>provides extra features to further aid in the fast development of ABMs by 'wrapping' the features of Repast, allowing for<text:s/></text:span><text:span text:style-name="T13">more detailed representation of networks, a more interactive development environment and interaction with tools such as<text:s/></text:span><text:span text:style-name="T14">Weka<text:s/></text:span><text:span text:style-name="T15">or<text:s/></text:span><text:span text:style-name="T16">JUNG [</text:span><text:span text:style-name="T17">ref RepQnA</text:span><text:span text:style-name="T18">].</text:span></text:p>
      <text:p text:style-name="Textbody"><text:span text:style-name="T19">By utilising this framework, a great deal of time was saved in the project – a wide range of tools such as a<text:s/></text:span><text:span text:style-name="T20">scheduler and a network representation would need to be developed otherwise, meaning a large section of the work would be dedicated to writing and testing this. Instead, Repast handles all this through its APIs which not only deal with the previously menti</text:span><text:span text:style-name="T21">oned tasks but provide many other helper methods that aid in simulation analysis. An example of this is the inclusion of<text:s/></text:span><text:span text:style-name="T22">Repast Networks</text:span><text:span text:style-name="T23"><text:s/>which are modified JUNG graphs specifically for agent-based simulation by extending the JUNG implementation to work wit</text:span><text:span text:style-name="T24">h agent-type objects and provide methods of interfacing this to the rest of the simulation environment.</text:span></text:p>
      <text:p text:style-name="P25">Whilst it is vast and<text:s/>well-constructed<text:s/>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his does have advantages in that those who do offer support tend to have experience in the field. Even with this being the case, the environment is developed and maintained in such a way<text:s/>that through the experimentation, undocumented methods can be understood.</text:p>
      <text:list text:style-name="LFO4" text:continue-numbering="true">
        <text:list-item>
          <text:list>
            <text:list-item>
              <text:p text:style-name="P26"><text:span text:style-name="T27">Repast Simphony BIG REPAST CITATION - </text:span><text:a xlink:href="http://repast.sourceforge.net/papers.html" office:target-frame-name="_top" xlink:show="replace"><text:span text:style-name="T28">http://repast.sourceforge.net/papers.html</text:span></text:a></text:p>
            </text:list-item>
            <text:list-item>
              <text:p text:style-name="P29">North, M.J., N.T. Collier, and J.R. Vos, "Experiences Creating Three Implementations of the Repast Agent Modeling Toolkit," ACM Transactions on Modeling and Computer Simulation, Vol. 16, Issue 1, pp. 1-25, ACM, New York, New York, USA (January 2006).</text:p>
            </text:list-item>
          </text:list>
        </text:list-item>
      </text:list>
      <text:h text:style-name="Heading3" text:outline-level="3">JUNG</text:h>
      <text:p text:style-name="P30"><text:span text:style-name="T31">JUNG<text:s/></text:span><text:span text:style-name="T32">is the<text:s/></text:span><text:span text:style-name="T33">Java Universal Graph<text:s/></text:span><text:span text:style-name="T34">Network/Graph<text:s/></text:span><text:span text:style-name="T35">framework which provides a series of data structures and related methods for storing and manipulating graphs and networks. At<text:s/></text:span><text:soft-page-break/><text:span text:style-name="T36">the lowest level, it provides a series of abstract definitions meaning that custom classes for nodes and edges can b</text:span><text:span text:style-name="T37">e used to construct said graphs. In particular, a large number of graph metrics such as<text:s/></text:span><text:span text:style-name="T38">betweenness centrality</text:span><text:span text:style-name="T39"><text:s/>can be calculated via the library.</text:span></text:p>
      <text:p text:style-name="P40">Whilst the sole purpose of this tool is to represent graphs, it was not used to handle the main social network<text:s/>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network at intervals, using the inbuilt metric algorithms to report on any undesirable behaviours such as excessive clustering.</text:p>
      <text:h text:style-name="Heading1" text:outline-level="1">Java</text:h>
      <text:p text:style-name="Textbody">Java was the main language of the project<text:s/>since a large number of graph toolkits are available such as Repast Simphony and JUNG. On top of this, it provides a large set of standard libraries providing data structures and algorithms useful in maintaining order within the model. Furthermore, due to<text:s/>the established nature of these libraries, they are considerably faster and more reliable than implementations specifically for this project would be. As a side-effect of using Java, the object oriented nature of it lends itself strongly to modular design,<text:s/>reinforcing the platform-based approach described previously and allowing properly designed classes and methods to be swapped in and out as required.</text:p>
      <text:p text:style-name="Textbody">Whilst Java does have a number of positives, the nature of the language brings some disadvantages. Repast<text:s/>Simphony, designed for single workstations or small clusters [<text:span text:style-name="T41">ref?</text:span>], is implemented in and works with Java, but should the model require scaling to larger simulations, it would require reimplementation in C++ to be used with Repast HPC [<text:span text:style-name="T42">ref</text:span>]. Although this is not ideal, the usage of Java simplifies the model creation since a HPC version requires much greater involvement in scheduling and other low-level operations meaning that this project can serve as a proof of concept.</text:p>
      <text:h text:style-name="P43" text:outline-level="3">Gephi</text:h>
      <text:p text:style-name="Textbody"><text:span text:style-name="T44">Gephi</text:span><text:span text:style-name="T45">, a graph visualisation</text:span><text:span text:style-name="T46"><text:s/>tool, was very useful in understanding how the networks within simulations were changing over time through the use of a number of visualisation methods. It provides the ability to view a number of metrics such as<text:s/></text:span><text:span text:style-name="T47">average path length</text:span><text:span text:style-name="T48">, formatting based on<text:s/></text:span><text:span text:style-name="T49">node attributes or viewing graphs using differing layout methods. In particular, viewing graphs using layout algorithms was very useful since it allows an easy, high-level comparison between two graphs, giving an understanding about clustering, hub nodes a</text:span><text:span text:style-name="T50">nd size.</text:span></text:p>
      <text:h text:style-name="Heading3" text:outline-level="3">Github/Git</text:h>
      <text:p text:style-name="Textbody">At a more managerial level,<text:s/><text:span text:style-name="T51">Git</text:span>, and more specifically<text:s/><text:span text:style-name="T52">GitHub</text:span><text:s/>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p>
      <text:soft-page-break/>
      <text:h text:style-name="Heading2" text:outline-level="2">Model Description</text:h>
      <text:p text:style-name="Textbody">Overall, the model can be split into two main functions – the<text:s/><text:span text:style-name="T53">agent</text:span>, representing humans within the network,<text:s/>and the<text:s/><text:span text:style-name="T54">network</text:span>, representing the social connections between agents. Whilst this is the core, there are a number of ancillary functions such as the platform tools and monitoring agents which provide a wide array of features<text:s/>to make the simulation balanced and simple to use.</text:p>
      <text:p text:style-name="P55">Platform</text:p>
      <text:p text:style-name="Textbody"><text:span text:style-name="T56">The platform consists of a suite of tools that aid in both the operating and interacting with the model. Broadly, these can be separated into<text:s/></text:span><text:span text:style-name="T57">Input/Output, Graph Tools, Simulation Monitoring<text:s/></text:span><text:span text:style-name="T58">and<text:s/></text:span><text:span text:style-name="T59">S</text:span><text:span text:style-name="T60">tatistics &amp; Constants</text:span><text:span text:style-name="T61">.</text:span></text:p>
      <text:p text:style-name="P62">Input &amp; Output</text:p>
      <text:p text:style-name="P63">In order to facilitate analysis of the model and the results it produces, the system can input and output in a variety of manners. For input, the aim was to allow users to have a choice in the way that they set the<text:s/>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text:p>
      <text:p text:style-name="Textbody"><text:span text:style-name="T64">To handle the importing and exporting of graphs, support for<text:s/></text:span><text:span text:style-name="T65">GraphML</text:span><text:span text:style-name="T66"><text:s/>is included.<text:s/></text:span><text:span text:style-name="T67">GraphML</text:span><text:span text:style-name="T68"><text:s/>is a way of describing graphs using XML and allows for many types of graphs and importa</text:span><text:span text:style-name="T69">ntly, attributes relating to edges and nodes<text:s/></text:span><text:span text:style-name="T70">[ref graphml</text:span><text:span text:style-name="T71">]</text:span><text:span text:style-name="T72">.</text:span><text:span text:style-name="T73"><text:s/>Given the specific needs of this project, existing GraphML generators were not suitable so the Java XML library<text:s/></text:span><text:span text:style-name="T74">JAXB</text:span><text:span text:style-name="T75"><text:s/>was utilised to create a tool that, given a<text:s/></text:span><text:span text:style-name="T76">Repast network</text:span><text:span text:style-name="T77">, would output the XML repre</text:span><text:span text:style-name="T78">senting the graph and attributes of constituents of said graph then output it to a GraphML file. In addition to this, the tool can import GraphML as either a complete network (i.e. all attributes stated for nodes and edges) or as a barebones graph. For the</text:span><text:span text:style-name="T79"><text:s/>former, this is simply converted to a network that can be simulated upon, whereas the latter generates the missing attributes in the same way that creating agents on a system-generated graph would use. This means that as long as a valid graph is provided,</text:span><text:span text:style-name="T80"><text:s/>it can be used in a simulation.</text:span></text:p>
      <text:p text:style-name="Textbody"><text:span text:style-name="T81">Another format supported for the importing of graphs into the system is a CSV importer that specifically handles datasets from the<text:s/></text:span><text:span text:style-name="T82">Social Network Analysis Project</text:span><text:span text:style-name="T83"><text:s/>at Stanford University [</text:span><text:span text:style-name="T84">ref SNAP</text:span><text:span text:style-name="T85">]. This is of the form of a list</text:span><text:span text:style-name="T86"><text:s/>of edges between node IDs, from which a barebones graph can be constructed and filled with attributes in the same manner as a GraphML import. In regards to exporting CSV files, a 'snapshot' tool was created that, at a given simulation step or interval, ca</text:span><text:span text:style-name="T87">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88"/>
      <text:p text:style-name="P89">Graph Tools</text:p>
      <text:p text:style-name="Textbody"><text:span text:style-name="T90">A number of services to handle graph operations have been built to maximise the compatibility and usability of the model – whilst the rationale behind the generation and sampling methods chosen will be detailed in the<text:s/></text:span><text:span text:style-name="T91">Social Network</text:span><text:span text:style-name="T92"><text:s/>section of thi</text:span><text:span text:style-name="T93">s document, the tools will be discussed here at a high level.</text:span></text:p>
      <text:p text:style-name="Textbody"><text:span text:style-name="T94">For generation of graphs, two methods are provided:<text:s/></text:span><text:span text:style-name="T95">scale-free</text:span><text:span text:style-name="T96"><text:s/>and<text:s/></text:span><text:span text:style-name="T97">small-world</text:span><text:span text:style-name="T98">. With each of these methods, the number of nodes required is provided, alongside a number of<text:s/></text:span><text:soft-page-break/><text:span text:style-name="T99">parameters specific to the generation method. For scale-free graphs, the</text:span><text:span text:style-name="T100"><text:s/></text:span><text:bookmark-start text:name="firstHeading1"/><text:bookmark-end text:name="firstHeading1"/><text:span text:style-name="T101">Barabási–Albert</text:span><text:span text:style-name="T102"><text:s/>(BA)<text:s/></text:span><text:span text:style-name="T103">model</text:span><text:span text:style-name="T104"><text:s/>[</text:span><text:span text:style-name="T105">ref</text:span><text:span text:style-name="T106"><text:s/>BAStat</text:span><text:span text:style-name="T107">] is used. It, given a connected graph wit</text:span><text:span text:style-name="T108">h more than one node in it (which is generated here by creating a user-specified number of nodes then randomly adding edges until it is connected), sequentially adds nodes, each one being evaluated against all the other nodes in the graph with a chance for</text:span><text:span text:style-name="T109"><text:s/>each to be connected by an edge. This probability is calculated using [</text:span><text:span text:style-name="T110">INSERT EQ</text:span><text:span text:style-name="T111">] meaning that edges with a higher than average degree attract more new edges. Once generation is complete, any disconnected nodes are removed since they do not add to the sim</text:span><text:span text:style-name="T112">ulation which means that for this method, the user provided number of nodes required is an upper bound, not an exact figure. To aid in the investigation of how existing social features within graphs affect the outcome of simulations, the generator has a fe</text:span><text:span text:style-name="T113">ature that allows a base graph to have the BA model applied to it. It should be noted that due to the fact that the base graph does not have connectedness enforced, the output may not be truly scale-free.</text:span></text:p>
      <text:p text:style-name="Textbody"><text:span text:style-name="T114">Small-world graphs are generated using the<text:s/></text:span><text:bookmark-start text:name="firstHeading2"/><text:bookmark-end text:name="firstHeading2"/><text:span text:style-name="T115">Watts-St</text:span><text:span text:style-name="T116">rogatz model<text:s/></text:span><text:span text:style-name="T117">[</text:span><text:span text:style-name="T118">ref</text:span><text:span text:style-name="T119"><text:s/>BAStat</text:span><text:span text:style-name="T120">]</text:span><text:span text:style-name="T121">.<text:s/></text:span><text:span text:style-name="T122">This method constructs a network of a given size with a user-set average degree by connecting the nodes then circulating around them all, evaluating if they need to be rewired. The full algorithm is detailed in section GRAPH of this report.</text:span><text:span text:style-name="T123"><text:s/>Usually, this method constructs graphs of high edge density meaning that they have specific use when it comes to analysing them as a network; again, this will be described in detail later.</text:span></text:p>
      <text:p text:style-name="Textbody"><text:span text:style-name="T124">Whilst the sampling of other graphs was not a f</text:span><text:span text:style-name="T125">ocus of the tool development, the ability to provide a JUNG graph and take a sample of this is provided. The method chosen was s</text:span><text:span text:style-name="T126">nowball sampling<text:s/></text:span><text:span text:style-name="T127">[</text:span><text:span text:style-name="T128">ref</text:span><text:span text:style-name="T129"><text:s/>snowball</text:span><text:span text:style-name="T130">] which is a form of a breadth-first sampler, picking a random node and adding layer by layer of nodes unti</text:span><text:span text:style-name="T131">l the required number of nodes are available. Although useful, the nature of the sampler means that graphs produced centre around one node which in turn, may represent a very small part of the entire network. Many other sampling algorithms that give better</text:span><text:span text:style-name="T132"><text:s/>representations of the network-at-large and are easy to include within the system.</text:span></text:p>
      <text:p text:style-name="P133"/>
      <text:p text:style-name="P134">Simulation Monitoring</text:p>
      <text:p text:style-name="Textbody"><text:span text:style-name="T135">During</text:span><text:span text:style-name="T136"><text:s/>development it was noticed that in some situations, the network suffered from excessive clustering causing most<text:s/></text:span><text:span text:style-name="T137">nodes to collapse into an incredibly densely connected group. This prompted the creation of<text:s/></text:span><text:span text:style-name="T138">WatchMan</text:span><text:span text:style-name="T139">, which, although operates as an agent within the simulation, does not interact with the network or any of the other agents. At a user-set interval, the<text:s/></text:span><text:span text:style-name="T140">agent can export the current network to a GraphML file, output all attributes of all agents to a CSV file and calculate the network metrics. These metrics are the average clustering coefficient for the entire network, percentages of smokers and those givin</text:span><text:span text:style-name="T141">g up and local clustering coefficients on a series of random points. The aim of the metrics is to provide some insight as to the stability of the network so that if necessary, external intervention can be made.</text:span></text:p>
      <text:p text:style-name="Textbody"><text:span text:style-name="T142">Although the percentage split of smokers and non-smokers is<text:s/></text:span><text:span text:style-name="T143">for manual analysis, the clustering c</text:span><text:span text:style-name="T144">oefficients provide insight for automated adjustments to the network. The<text:s/></text:span><text:span text:style-name="T145">clustering coefficient</text:span><text:span text:style-name="T146"><text:s/>for a node<text:s/></text:span><text:span text:style-name="T147">is the probability that two randomly chosen neighbours are themselves connected by an edge [</text:span><text:span text:style-name="T148">ref NetMark-44-Cluster</text:span><text:span text:style-name="T149">]. This value being high indicates that the neighbourhood is highly connected</text:span><text:span text:style-name="T150">; should it be very high, the network is likely to collapse into a small-world type construction. By having WatchMan monitor this and remove edges from nodes with very high clustering coefficients when the network becomes too highly connected, the collapse can be avoided.</text:span><text:span text:style-name="T151"><text:s/>In regards to the other main feature, it aids in both development and simulation runs since the agent can, as stated, export the current<text:s/></text:span><text:soft-page-break/><text:span text:style-name="T152">network state to CSV and GraphML formats. By doing this at defined intervals, the progression of the simulation can be monitored after it has finished running, allowing the tracking of specific agent groups, network structures and attribute change.<text:s/></text:span></text:p>
      <text:p text:style-name="P153"/>
      <text:p text:style-name="P154"/>
      <text:p text:style-name="P155">Statistics &amp; Constants</text:p>
      <text:p text:style-name="P156">To aid in making the<text:s/>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text:p>
      <text:p text:style-name="P157">As stated in the description of WatchMan, statistics based on the network are calculated – using the clustering coefficient algorithm that is part of JUNG, both averages for the<text:s/>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58"/>
      <text:p text:style-name="P159">Social Network</text:p>
      <text:p text:style-name="P160"><text:span text:style-name="T161">As discussed in the<text:s/></text:span><text:span text:style-name="T162">Literature Review</text:span><text:span text:style-name="T163">, the social network representation within this model is key to the results being relevant and useful. On top of this, the development process revealed a number of aspects of social network modelling that were not</text:span><text:span text:style-name="T164"><text:s/>initially expected and had to either be worked around or have the model adjusted to work with them. The following section details both the development process and the final solution to the representation of a social network.</text:span></text:p>
      <text:p text:style-name="P165">Representation</text:p>
      <text:p text:style-name="P166">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167">It was decided that the graph should be directed to better model a relationship – undirected edges only indicate a<text:s/>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nfluences'.</text:p>
      <text:p text:style-name="P168">DIAGRAM HERE</text:p>
      <text:soft-page-break/>
      <text:p text:style-name="P169">Influence</text:p>
      <text:p text:style-name="P170">The concept of influence is modelled in a manner similar to a probability; it is a weight on an edge with a value between 0 and 1, where 0 represents no influence and<text:s/>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text:p>
      <text:p text:style-name="P171"><text:span text:style-name="T172">Multi-hop influence within the model aims to map to the idea of 'friends-of-friends', with the belie</text:span><text:span text:style-name="T173">f being that should an individual's friend be influenced by a third-party, that party should, in turn, influence the individual in some way. In the graph, this is represented by a series of edges from one node to another, as seen in<text:s/></text:span><text:span text:style-name="T174">figure</text:span><text:span text:style-name="T175"><text:s/></text:span><text:span text:style-name="T176">X</text:span><text:span text:style-name="T177">. The extent to</text:span><text:span text:style-name="T178"><text:s/>which this influence acts on the individual is a matter for tuning of the model and will be discussed in the<text:s/></text:span><text:span text:style-name="T179">Agent<text:s/></text:span><text:span text:style-name="T180">section of this document. Obviously, the influence at one hop is simply the weight of the influencing edge, whereas to calculate the influen</text:span><text:span text:style-name="T181">ce at<text:s/></text:span><text:span text:style-name="T182">n<text:s/></text:span><text:span text:style-name="T183">hops, the formula seen in<text:s/></text:span><text:span text:style-name="T184">figure Y</text:span><text:span text:style-name="T185"><text:s/>is used. By multiplying the influence of each hop together, a likeness to weakening influence across the mutual friends is incorporated along with the method also giving a probability-alike value that can be used<text:s/></text:span><text:span text:style-name="T186">when calculating influenced attributes [</text:span><text:span text:style-name="T187">ref?]</text:span><text:span text:style-name="T188">. A common situation may be that there are a number of routes to a given destination node fro</text:span><text:span text:style-name="T189">m a source and as such there ma</text:span><text:span text:style-name="T190">y be a number of possible influence values for this 'friend-of-a-friend'. Once again,<text:s/></text:span><text:span text:style-name="T191">simplicity is maintained by taking the highest value – this is based on the assumption that the higher value represents a chain of stronger influences (i.e. friendships) and due to this, a person is likely to opt for that input rather than the ones of weak</text:span><text:span text:style-name="T192">er influence [</text:span><text:span text:style-name="T193">ref</text:span><text:span text:style-name="T194">].</text:span></text:p>
      <text:p text:style-name="P195"><text:span text:style-name="T196">Influenced attributes, in this model, are defined as how an individual perceives another's actions affecting themselves, with the intention being that the influence provides some form of weighting against the actual value of the attribu</text:span><text:span text:style-name="T197">te. As will be described later during the<text:s/></text:span><text:span text:style-name="T198">Neighbourhoods</text:span><text:span text:style-name="T199"><text:s/>part of the<text:s/></text:span><text:span text:style-name="T200">Agent<text:s/></text:span><text:span text:style-name="T201">section, the idea is for an agent to have an 'ideal figure' to which they move towards, where the attributes for this figure are calculated using averages of these influenced attrib</text:span><text:span text:style-name="T202">utes. In regards to calculating the attributes, the general formula used can be seen in<text:s/></text:span><text:span text:style-name="T203">fig A.<text:s/></text:span><text:span text:style-name="T204">There were a number of changes that were required for some data types but, since these depend on the specific attribute they will be described in the<text:s/></text:span><text:span text:style-name="T205">Agent<text:s/></text:span><text:span text:style-name="T206">secti</text:span><text:span text:style-name="T207">on.</text:span></text:p>
      <text:p text:style-name="P208"><text:span text:style-name="T209">Fig A –<text:s/></text:span><text:span text:style-name="T210">influence x attribute value</text:span></text:p>
      <text:p text:style-name="P211">From both multi-hop influence and influenced attributes, it can be seen that there is not a direct representation of negative opinion causing a person to act in an opposite manner to the figure they dislike. This is<text:s/>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text:p>
      <text:soft-page-break/>
      <text:p text:style-name="P212">Graph Generation &amp; Sampling</text:p>
      <text:p text:style-name="P213"><text:span text:style-name="T214">As described in the<text:s/></text:span><text:span text:style-name="T215">Tools</text:span><text:span text:style-name="T216"><text:s/>section, a number of graph generation and sampling methods are available to provide networks for use within a simulation. Since this system is designed to simulate upon smaller networks than a</text:span><text:span text:style-name="T217"><text:s/>commercial environment might, using large, real-world networks is not ideal. This is because networks of many thousands of nodes, each requiring many operations to work out influence, attributes and decisions, causes simulations to last for a very long ti</text:span><text:span text:style-name="T218">me. As such, an alternative was required that could provide a number of realistic but smaller networks for the simulations.</text:span></text:p>
      <text:p text:style-name="P219"><text:span text:style-name="T220">Scale-free</text:span><text:span text:style-name="T221"><text:s/>networks were included due to their regularity of appearance within social circles [</text:span><text:span text:style-name="T222">ref SF</text:span><text:span text:style-name="T223">] – typically, they provide a<text:s/></text:span><text:span text:style-name="T224">low to medium edge density across nodes, with a number of hub nodes. This is particularly useful since it allows the investigation of 'social hubs' within a network to see whether this kind of figure has a specific effect on the smoking behaviours of those</text:span><text:span text:style-name="T225"><text:s/>around them. A disadvantage with this type of network is that, on the examples generated for this project, nodes tended to have a fairly low degree. Since edges represent relationships here, it could be argued that it is not representative of a realistic<text:s/></text:span><text:span text:style-name="T226">group. To counter this, nodes within this graph could be considered as groups of humans (and in effect a small-world network) or simply a less dense friendship group, such as an office of workers where ties are more likely to show acquaintance than friends</text:span><text:span text:style-name="T227">hip. As an aside, this type of graph was most useful for testing the model on since it clearly exhibited any signs of imbalance or lack of change over simulation steps.</text:span></text:p>
      <text:p text:style-name="P228">Example Scale-free network here</text:p>
      <text:p text:style-name="P229">PSEUDOCODE REF somewhere!</text:p>
      <text:p text:style-name="P230"/>
      <text:p text:style-name="P231"><text:span text:style-name="T232">Small-world</text:span><text:span text:style-name="T233"><text:s/>networks are ano</text:span><text:span text:style-name="T234">ther useful inclusion – the main aim with this type of network was to be able to simulate the effects of groups of close friends like one might find in a club or society. In general, a small-world network displays high connectivity relative to the number o</text:span><text:span text:style-name="T235">f nodes present (assuming that the mean number of edges it is generated with is of reasonable size). The key downside of this method is that due to the raised level of connectivity, the chance of small feedback loops forming is very high. This can cause la</text:span><text:span text:style-name="T236">rge-scale imbalance within the simulation due to nodes influencing each other to more extreme behaviour and thus exuding this influence to their respective neighbours. As such, this type of network should be used with caution and balanced carefully to avoi</text:span><text:span text:style-name="T237">d these situations – when<text:s/></text:span><text:span text:style-name="T238">small-world<text:s/></text:span><text:span text:style-name="T239">networks are used, the relevant balancing will be stated.</text:span></text:p>
      <text:p text:style-name="P240">Example Small-world network</text:p>
      <text:p text:style-name="P241">PSEUDOCODE REF somewhere!</text:p>
      <text:p text:style-name="P242">Given N nodes, mean degree K and parameter schafers S between 0 and 1, where N &gt;&gt;<text:s/>K &gt;&gt; ln(N) &gt;&gt; 1</text:p>
      <text:list text:style-name="LFO5" text:continue-numbering="true">
        <text:list-item>
          <text:p text:style-name="P243"><text:span text:style-name="T244">Generate a<text:s/></text:span><text:span text:style-name="T245">ring lattice<text:s/></text:span><text:span text:style-name="T246">of N nodes, where all N nodes are connected to K neighbours, K/2 either side</text:span></text:p>
        </text:list-item>
        <text:list-item>
          <text:p text:style-name="P247"/>
        </text:list-item>
      </text:list>
      <text:p text:style-name="P248"><text:span text:style-name="T249">Snowball sampling</text:span><text:span text:style-name="T250"><text:s/>was the chosen method due to its simplicity in terms of implementation. Due to the nature of this sampling method, on</text:span><text:span text:style-name="T251">e of a breadth-first search from a random node, it characteristically produces graphs that have one major hub from which most edges emerge. Due to the fact that it can be run on graphs sampled from real-world social<text:s/></text:span><text:soft-page-break/><text:span text:style-name="T252">networks, the product is often a mix bet</text:span><text:span text:style-name="T253">ween what might be expected of small-world and scale-free networks. Whilst this was not particularly useful for developing the model upon due to the often high level of connectedness, it does allow for a much wider range of tests to be carried out using th</text:span><text:span text:style-name="T254">e system. This tool is included primarily for the sampling of real-world networks since sampling generated networks is simply replaced with generating networks of the required size. Instead, the number of nodes required can be extracted from datasets sampl</text:span><text:span text:style-name="T255">ed from social networks, giving the simulation the ability to run on real graphs.</text:span></text:p>
      <text:p text:style-name="P256">Example Snowball sample</text:p>
      <text:p text:style-name="P257">Graph Stability</text:p>
      <text:p text:style-name="P258"><text:span text:style-name="T259">In the early stages of development a regular occurrence was for the graph to, due to actions undertaken by agents, exhibit very high<text:s/></text:span><text:span text:style-name="T260">clustering coefficients for a number of nodes. Due to the complexity of many agents interacting on a regular basis, it was too difficult to balance this entirely through careful parameter selection and agent actions. In order to maintain this a balance, th</text:span><text:span text:style-name="T261">e<text:s/></text:span><text:span text:style-name="T262">WatchMan</text:span><text:span text:style-name="T263"><text:s/>was used to intervene should the graph become too clustered.</text:span></text:p>
      <text:p text:style-name="P264">The way in which intervention was judged necessary had an effect on the workings of the network and as such, two different methods were implemented and tested. The first of these takes<text:s/>the average clustering coefficient of all nodes in the graph and, if above a system parameter threshold, the 10% of the nodes in the graph, ordered by highest clustering coefficient first, has each edge (both in and out) considered for removal with a 50%<text:s/>chance. Whilst an artificial way to maintain balance, it did provide a more stable graph since by thinning out edges on the nodes central to the clusters, feedback loops are removed which helps to slow the compression of the network.</text:p>
      <text:p text:style-name="P265"><text:span text:style-name="T266">The other method was t</text:span><text:span text:style-name="T267">o<text:s/></text:span><text:span text:style-name="T268">choose</text:span><text:span text:style-name="T269"><text:s/>10% of the nodes from the graph at random and calculate the average clustering coefficient at one hop for each. If over a separate system parameter threshold to the above, they are stored as a l</text:span><text:span text:style-name="T270">ocally high clustering coefficient</text:span><text:span text:style-name="T271">. Each of these node</text:span><text:span text:style-name="T272">s is then considered in a similar manner to the above method, in that they have their edges considered for removal with the chance of this happening at 50%. This is a more targeted approach that aims to prevent strongly bound clusters forming at an earlier</text:span><text:span text:style-name="T273"><text:s/>stage by again thinning out their ties. In testing, the value of the threshold was revealed to be very important as due to the 'early stage' prevention of heavy clustering, the removal had the ability to become overzealous and make the graph sparse. By in</text:span><text:span text:style-name="T274">creasing the threshold for a node to be classed as a<text:s/></text:span><text:span text:style-name="T275">locally high clustering coefficient</text:span><text:span text:style-name="T276">, this method is reserved for only extreme cases.</text:span></text:p>
      <text:p text:style-name="P277"><text:span text:style-name="T278">To illustrate the effects of these stability measures,<text:s/></text:span><text:span text:style-name="T279">FIGURE X</text:span><text:span text:style-name="T280"><text:s/>displays how a non-stabilised graph may appear after<text:s/></text:span><text:span text:style-name="T281">H</text:span><text:span text:style-name="T282">OW MANY</text:span><text:span text:style-name="T283"><text:s/>steps compared to the stabilised version at around<text:s/></text:span><text:span text:style-name="T284">HOW MANY</text:span><text:span text:style-name="T285"><text:s/>steps. Even though the external intervention does mean that the model loses some faithfulness to real-world interaction in respect to balance, the fact that the network can provide much mo</text:span><text:span text:style-name="T286">re useful results by running for longer simulations outweighs this. Furthermore, to have the model balance itself through the interactions themselves would require a significantly more involved representation of agent networking which is beyond the scope o</text:span><text:span text:style-name="T287">f this project.</text:span></text:p>
      <text:p text:style-name="P288">FIGURE X – non-stabilised graph at crunch, then stabilised at 100k steps</text:p>
      <text:p text:style-name="P289">Agent</text:p>
      <text:p text:style-name="P290"><text:span text:style-name="T291">The<text:s/></text:span><text:span text:style-name="T292">agent</text:span><text:span text:style-name="T293"><text:s/>is the most significant section of the project development, in both operation and time taken to build. Within this section of the ABM, decisions are made about how to change<text:s/></text:span><text:soft-page-break/><text:span text:style-name="T294">behaviours, influence is acted upon and connections to other nodes are reconfigur</text:span><text:span text:style-name="T295">ed; since the social network provides the framework within which the agents act, a lot of the ability to tune the model arises through various aspects of the agent. It is split into two sections:<text:s/></text:span><text:span text:style-name="T296">attributes</text:span><text:span text:style-name="T297">, the data that defines the agent and by extension</text:span><text:span text:style-name="T298">, the human, and<text:s/></text:span><text:span text:style-name="T299">actions<text:s/></text:span><text:span text:style-name="T300">which are the functions that an agent can perform in a simulation step.</text:span></text:p>
      <text:p text:style-name="P301"><text:span text:style-name="T302">The basic principle for the agent is that within their<text:s/></text:span><text:span text:style-name="T303">local neighbourhood</text:span><text:span text:style-name="T304">, i.e. the nodes that surround them, influence is used to generate an 'ideal person'.</text:span><text:span text:style-name="T305"><text:s/>This figure is a set of attributes that is effectively the average of this neighbourhood and to which the agent in question would consider the ideal. Using both these attributes and a number of metrics about the surroundings, the agent then follows a<text:s/></text:span><text:span text:style-name="T306">deci</text:span><text:span text:style-name="T307">sion tree</text:span><text:span text:style-name="T308"><text:s/>which provides the chance for an attribute change. On the back of this, the agent can then reconfigure their social connections based on their current attributes, scoring themselves against others in their neighbourhood.</text:span></text:p>
      <text:p text:style-name="P309"><text:span text:style-name="T310">Throughout the developmen</text:span><text:span text:style-name="T311">t of the model, testing was carried out by running the simulation on a scale-free graph and observing how it behaved. In general, the expected behaviour was for the network to avoid collapsing into a feedback loop and a high average clustering coefficient<text:s/></text:span><text:span text:style-name="T312">whilst there being some change within the graph. This was considered to be a display of a balanced model, which is an aim of the project – an example of both a balanced and imbalanced model can be seen in<text:s/></text:span><text:span text:style-name="T313">FIGURES X, Y, Z</text:span></text:p>
      <text:p text:style-name="P314">FIGURE X – BASELINE</text:p>
      <text:p text:style-name="P315">FIGURE Y – BALANCED</text:p>
      <text:p text:style-name="P316">FIGURE Z - IMBALANCED</text:p>
      <text:p text:style-name="P317">Attributes</text:p>
      <text:p text:style-name="P318"><text:span text:style-name="T319">A number of attributes were considered with the intention of modelling human smoking behaviour as accurately as possible, however this is a difficult notion due to the lack of detailed information relating about<text:s/></text:span><text:span text:style-name="T320">smoking cessation. A large part of the information that does exist, such as NHS statistics [</text:span><text:span text:style-name="T321">ref</text:span><text:span text:style-name="T322">], is based on survey information which in turn may bring an element of bias. Generally speaking, the attributes were added on an ad-hoc basis in the early stage</text:span><text:span text:style-name="T323">s of development; once an idea of the kind of factors involved in smoking cessation were known through research, specific ones were implemented on the basis of simplicity and usefulness within the model.</text:span></text:p>
      <text:p text:style-name="P324"><text:span text:style-name="T325">Initially, a number of attributes were considered th</text:span><text:span text:style-name="T326">at extended the smoking cessation decisions into areas of lifestyle such as alcohol consumption [</text:span><text:span text:style-name="T327">ref malay</text:span><text:span text:style-name="T328">] and stress. Early on in development, it was decided to avoid using these since the methods to simplify and represent them would remove a large part<text:s/></text:span><text:span text:style-name="T329">of the usefulness – for example, representing stress would require two functions, one to map produce values for stress caused externally to the system and one for stress as a result of the actions chosen. This is a complicated endeavour since modelling str</text:span><text:span text:style-name="T330">ess in itself is field worthy of research. A similar decision was made for alcohol consumption as attempting to model factors such as social smoking when under the influence of alcohol is difficult and again could be the focus of a modelling project itself</text:span><text:span text:style-name="T331">.</text:span></text:p>
      <text:p text:style-name="P332"><text:span text:style-name="T333">The attributes chosen for the agent can be seen in<text:s/></text:span><text:span text:style-name="T334">table</text:span><text:span text:style-name="T335"><text:s/></text:span><text:span text:style-name="T336">X.</text:span></text:p>
      <table:table table:style-name="Table337">
        <table:table-columns>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Name</text:p>
          </table:table-cell>
          <table:table-cell table:style-name="TableCell345">
            <text:p text:style-name="P346">Type</text:p>
          </table:table-cell>
          <table:table-cell table:style-name="TableCell347">
            <text:p text:style-name="P348">Lower of Range Represents</text:p>
          </table:table-cell>
          <table:table-cell table:style-name="TableCell349">
            <text:p text:style-name="P350">Upper of Range Represents</text:p>
          </table:table-cell>
        </table:table-row>
        <text:soft-page-break/>
        <table:table-row table:style-name="TableRow351">
          <table:table-cell table:style-name="TableCell352">
            <text:p text:style-name="P353">IsSmoker</text:p>
          </table:table-cell>
          <table:table-cell table:style-name="TableCell354">
            <text:p text:style-name="P355">Boolean</text:p>
          </table:table-cell>
          <table:table-cell table:style-name="TableCell356">
            <text:p text:style-name="P357">False – does not smoke</text:p>
          </table:table-cell>
          <table:table-cell table:style-name="TableCell358">
            <text:p text:style-name="P359">True - smokes</text:p>
          </table:table-cell>
        </table:table-row>
        <table:table-row table:style-name="TableRow360">
          <table:table-cell table:style-name="TableCell361">
            <text:p text:style-name="P362">willpower</text:p>
          </table:table-cell>
          <table:table-cell table:style-name="TableCell363">
            <text:p text:style-name="P364">Double</text:p>
          </table:table-cell>
          <table:table-cell table:style-name="TableCell365">
            <text:p text:style-name="P366">0 – has no resistance to change</text:p>
          </table:table-cell>
          <table:table-cell table:style-name="TableCell367">
            <text:p text:style-name="P368">1 – has high resistance to<text:s/>change</text:p>
          </table:table-cell>
        </table:table-row>
        <table:table-row table:style-name="TableRow369">
          <table:table-cell table:style-name="TableCell370">
            <text:p text:style-name="P371">health</text:p>
          </table:table-cell>
          <table:table-cell table:style-name="TableCell372">
            <text:p text:style-name="P373">Double</text:p>
          </table:table-cell>
          <table:table-cell table:style-name="TableCell374">
            <text:p text:style-name="P375">0 – is of very poor health e.g. has disease</text:p>
          </table:table-cell>
          <table:table-cell table:style-name="TableCell376">
            <text:p text:style-name="P377">1 – is of perfect health</text:p>
          </table:table-cell>
        </table:table-row>
        <table:table-row table:style-name="TableRow378">
          <table:table-cell table:style-name="TableCell379">
            <text:p text:style-name="P380">smokedPerDay</text:p>
          </table:table-cell>
          <table:table-cell table:style-name="TableCell381">
            <text:p text:style-name="P382">Integer</text:p>
          </table:table-cell>
          <table:table-cell table:style-name="TableCell383">
            <text:p text:style-name="P384">0 – no cigarettes per day</text:p>
          </table:table-cell>
          <table:table-cell table:style-name="TableCell385">
            <text:p text:style-name="P386">70 – 70 cigarettes per day</text:p>
          </table:table-cell>
        </table:table-row>
        <table:table-row table:style-name="TableRow387">
          <table:table-cell table:style-name="TableCell388">
            <text:p text:style-name="P389">givingUp</text:p>
          </table:table-cell>
          <table:table-cell table:style-name="TableCell390">
            <text:p text:style-name="P391">Boolean</text:p>
          </table:table-cell>
          <table:table-cell table:style-name="TableCell392">
            <text:p text:style-name="P393">False – is not giving up smoking</text:p>
          </table:table-cell>
          <table:table-cell table:style-name="TableCell394">
            <text:p text:style-name="P395">True – is giving up smoking</text:p>
          </table:table-cell>
        </table:table-row>
        <table:table-row table:style-name="TableRow396">
          <table:table-cell table:style-name="TableCell397">
            <text:p text:style-name="P398">giveUpAttempts</text:p>
          </table:table-cell>
          <table:table-cell table:style-name="TableCell399">
            <text:p text:style-name="P400">Integer</text:p>
          </table:table-cell>
          <table:table-cell table:style-name="TableCell401">
            <text:p text:style-name="P402">0 – No previous attempts at giving up</text:p>
          </table:table-cell>
          <table:table-cell table:style-name="TableCell403">
            <text:p text:style-name="P404">No upper limit</text:p>
          </table:table-cell>
        </table:table-row>
        <table:table-row table:style-name="TableRow405">
          <table:table-cell table:style-name="TableCell406">
            <text:p text:style-name="P407">stepsSinceGiveUp</text:p>
          </table:table-cell>
          <table:table-cell table:style-name="TableCell408">
            <text:p text:style-name="P409">Integer</text:p>
          </table:table-cell>
          <table:table-cell table:style-name="TableCell410">
            <text:p text:style-name="P411">0 – No simulation steps since giving up began/is not giving up</text:p>
          </table:table-cell>
          <table:table-cell table:style-name="TableCell412">
            <text:p text:style-name="P413">500 – simulation steps since giving up began</text:p>
          </table:table-cell>
        </table:table-row>
        <table:table-row table:style-name="TableRow414">
          <table:table-cell table:style-name="TableCell415">
            <text:p text:style-name="P416">sociable</text:p>
          </table:table-cell>
          <table:table-cell table:style-name="TableCell417">
            <text:p text:style-name="P418">Double</text:p>
          </table:table-cell>
          <table:table-cell table:style-name="TableCell419">
            <text:p text:style-name="P420">0 – is a social recluse</text:p>
          </table:table-cell>
          <table:table-cell table:style-name="TableCell421">
            <text:p text:style-name="P422">1 –<text:s/>is an extrovert</text:p>
          </table:table-cell>
        </table:table-row>
        <table:table-row table:style-name="TableRow423">
          <table:table-cell table:style-name="TableCell424">
            <text:p text:style-name="P425">influenceability</text:p>
          </table:table-cell>
          <table:table-cell table:style-name="TableCell426">
            <text:p text:style-name="P427">Double</text:p>
          </table:table-cell>
          <table:table-cell table:style-name="TableCell428">
            <text:p text:style-name="P429">0 – is not easily influenced</text:p>
          </table:table-cell>
          <table:table-cell table:style-name="TableCell430">
            <text:p text:style-name="P431">1 – is easily influenced</text:p>
          </table:table-cell>
        </table:table-row>
      </table:table>
      <text:p text:style-name="P432"><text:span text:style-name="T433">The most basic attribute is that of<text:s/></text:span><text:span text:style-name="T434">isSmoker</text:span><text:span text:style-name="T435">, which simply shows if an agent is currently a smoker or not. This is coupled with<text:s/></text:span><text:span text:style-name="T436">smokedPerDay</text:span><text:span text:style-name="T437">, representing the n</text:span><text:span text:style-name="T438">umber of cigarettes smoked per day, form the fundamental smoking behaviour for the model. The number smoked per day is very important since statistics indicate that heavy smokers, those smoking over 20 cigarettes a day, are less likely to quit than lighter</text:span><text:span text:style-name="T439"><text:s/>smokers [</text:span><text:span text:style-name="T440">ref NHS</text:span><text:span text:style-name="T441">] and as such, this is crucial in deciding if an agent should give up. As can be seen in the table, there is an upper cap on this value; since feedback loops are almost inevitable in the system <text:s/>- and may be natural in real-world networks<text:s/></text:span><text:span text:style-name="T442">– this cap prevents one feedback loop causing excessive damage to the rest of the environment. In early tests without the cap, it was not uncommon for agents to be smoking upwards of 1000 cigarettes per day due to a few nodes influencing others with their<text:s/></text:span><text:span text:style-name="T443">higher than average smoking rates, in turn spreading this throughout the network. Although the cap is artificial, it in some way maps to a physical and reasonable limit of cigarettes smokeable in a day.</text:span></text:p>
      <text:p text:style-name="P444"><text:span text:style-name="T445">Health is another important inclusion as the quality<text:s/></text:span><text:span text:style-name="T446">of someones health impacts their views of smoking and their likeliness to continue [</text:span><text:span text:style-name="T447">ref NHS</text:span><text:span text:style-name="T448">]. Although only a basic method of including health in the model, using a value between 0 and 1 means that it can act in a similar manner as a probability. In a<text:s/></text:span><text:span text:style-name="T449">commercial model, this attribute could be implemented in a much more detailed way, including types of illness, how developed an illness is and a more accurate function of how health quality changes over time. There is a strong interplay between the status<text:s/></text:span><text:span text:style-name="T450">of the agent as a smoker and the change in health. Since the health in this model is in respect to smoking-related illness, being a smoker decreases health slightly on each turn, whereas being a non-smoker increases it.</text:span></text:p>
      <text:p text:style-name="P451"><text:span text:style-name="T452">Three separate attributes handle th</text:span><text:span text:style-name="T453">e process of giving up. As indicated in the research for this project, those who are in the process of giving up smoking are likely to relapse and restart smoking [</text:span><text:span text:style-name="T454">ref NHS</text:span><text:span text:style-name="T455">] and being able to incorporate for how long someone has been giving up models the pr</text:span><text:span text:style-name="T456">ocess more accurately. The<text:s/></text:span><text:span text:style-name="T457">isGivingUp</text:span><text:span text:style-name="T458"><text:s/>field stores whether an agent<text:s/></text:span><text:soft-page-break/><text:span text:style-name="T459">is in the process of giving up, and can only be<text:s/></text:span><text:span text:style-name="T460">true</text:span><text:span text:style-name="T461"><text:s/>when that individual is not a smoker. Furthermore, to simulate the giving up period,<text:s/></text:span><text:span text:style-name="T462">stepsSinceGiveUp</text:span><text:span text:style-name="T463"><text:s/>is set to 0 whenever a giving up<text:s/></text:span><text:span text:style-name="T464">attempt is started and incremented on every simulation step. Obviously, a point arises where the individual no longer considers themselves to no longer be someone 'giving up' and instead just a non-smoker. The simulation does this by limiting the number of</text:span><text:span text:style-name="T465"><text:s/>steps someone 'gives up' for, and at that point sets<text:s/></text:span><text:span text:style-name="T466">isGivingUp<text:s/></text:span><text:span text:style-name="T467">to<text:s/></text:span><text:span text:style-name="T468">false<text:s/></text:span><text:span text:style-name="T469">so that the effect of attempting to quit no longer impacts on the choice to relapse into smoking. A final aspect is that of the number of attempts at giving up someone has – again in</text:span><text:span text:style-name="T470">dicated by the NHS statistics, those who have attempted to give up smoking and failed before are more likely to fail again [</text:span><text:span text:style-name="T471">ref NHS</text:span><text:span text:style-name="T472">]. By tallying the number of giving up attempts to date (incremented every time an agent changes<text:s/></text:span><text:span text:style-name="T473">isSmoker</text:span><text:span text:style-name="T474"><text:s/>from<text:s/></text:span><text:span text:style-name="T475">false</text:span><text:span text:style-name="T476"><text:s/>to<text:s/></text:span><text:span text:style-name="T477">true</text:span><text:span text:style-name="T478">)</text:span><text:span text:style-name="T479"><text:s/>this can be factored in to the decision tree.</text:span></text:p>
      <text:p text:style-name="P480"><text:span text:style-name="T481">The final attributes are those of sociability and<text:s/></text:span><text:span text:style-name="T482">influenceability</text:span><text:span text:style-name="T483">, or how easy the person is influenced. Again values between 0 and 1, the former attempts to represent some aspect of willingness to form new s</text:span><text:span text:style-name="T484">ocial connections. Although not directly related to smoking cessation, it adds an individual trait to agents when it comes to reconfiguring their connections. The latter is used as an extra factor in deciding when agents change their behaviour, i.e. give u</text:span><text:span text:style-name="T485">p/begin smoking, to model the idea that in order for those who reject most influence would require a lot of sustained pressure to take on the influenced behaviour. In addition to this, it provides two extra attributes for comparison of agents, specifically</text:span><text:span text:style-name="T486"><text:s/>in terms of assessing similarity as sociable people are more likely to interact with others who are also sociable [</text:span><text:span text:style-name="T487">ref</text:span><text:span text:style-name="T488">?].</text:span></text:p>
      <text:p text:style-name="P489"><text:span text:style-name="T490">In terms of assigning values to these attributes, the normal distribution was widely used for numerical attributes. Due to the abstr</text:span><text:span text:style-name="T491">action of the attributes – representing largely unquantifiable concepts with decimal numbers – determining appropriate values for the means and standard deviation was a matter of balance for the model. As such, by setting the mean and standard deviation se</text:span><text:span text:style-name="T492">ts for all attributes as system parameters, they can be adjusted through different simulations, allowing for analysis into how this affects the network. <text:s/>Generally, opting for a mean of around 0.5 and a standard deviation of 1 provides a reasonable spread<text:s/></text:span><text:span text:style-name="T493">of values across the agents. For the boolean attributes of<text:s/></text:span><text:span text:style-name="T494">isSmoker</text:span><text:span text:style-name="T495"><text:s/>and<text:s/></text:span><text:span text:style-name="T496">isGivingUp</text:span><text:span text:style-name="T497">, system parameters specify the probability for each being true with uniform random numbers being tested against them. Again, this allows for the user to investigate differen</text:span><text:span text:style-name="T498">t starting states of the simulation with regard to the number of smokers/non-smokers present.</text:span></text:p>
      <text:p text:style-name="P499">Actions</text:p>
      <text:p text:style-name="P500"><text:span text:style-name="T501">In regards to the 'rules' section of this agent, there are three parts to each simulation step. First, the agent calculates a series of<text:s/></text:span><text:span text:style-name="T502">metrics</text:span><text:span text:style-name="T503"><text:s/>in regards</text:span><text:span text:style-name="T504"><text:s/>to its surrounding nodes, then uses these as part of a decision process organised into a<text:s/></text:span><text:span text:style-name="T505">decision tree.<text:s/></text:span><text:span text:style-name="T506">This allows the agent a chance to modify its own attributes and from there reconfigure its connections to other nodes, if necessary.</text:span></text:p>
      <text:p text:style-name="P507">Neighbourhood</text:p>
      <text:p text:style-name="P508"><text:span text:style-name="T509">In<text:s/></text:span><text:span text:style-name="T510">the network, every agent connected to one or more other node has a<text:s/></text:span><text:span text:style-name="T511">neighbourhood.</text:span><text:span text:style-name="T512"><text:s/>This is defined to be the set of nodes that can be reached within<text:s/></text:span><text:span text:style-name="T513">n<text:s/></text:span><text:span text:style-name="T514">hops, where<text:s/></text:span><text:span text:style-name="T515">n<text:s/></text:span><text:span text:style-name="T516">is a parameter to the simulation. Through the development process, it was shown that the val</text:span><text:span text:style-name="T517">ue of<text:s/></text:span><text:span text:style-name="T518">n<text:s/></text:span><text:span text:style-name="T519">affects the result of the simulation and depends on the size of the graph – examples of this can be seen in<text:s/></text:span><text:span text:style-name="T520">FIGURE X,<text:s/></text:span><text:span text:style-name="T521">where<text:s/></text:span><text:span text:style-name="T522">n=2<text:s/></text:span><text:span text:style-name="T523">stays stable compared to the clustering of<text:s/></text:span><text:span text:style-name="T524">n=3</text:span><text:span text:style-name="T525">.<text:s/></text:span><text:span text:style-name="T526">TABLE X shows the<text:s/></text:span><text:span text:style-name="T527">metrics calculated in this stage.</text:span></text:p>
      <text:soft-page-break/>
      <text:p text:style-name="P528"><text:span text:style-name="T529">FIG X –<text:s/></text:span><text:span text:style-name="T530">diags for<text:s/></text:span><text:span text:style-name="T531">network crunching etc</text:span></text:p>
      <text:p text:style-name="P532"><text:span text:style-name="T533">Aside from the 'ideal figure' attributes that are calculated for the current agent, a number of figures that describe the current basic state of those in the neighbourhood are calculated. Percentages of smokers and those giving up are</text:span><text:span text:style-name="T534"><text:s/>particularly useful in creating the effect of peer-pressure within decisions and are also a possible representation of what the agent would be surrounded by in their life. This can be furthered by including the influence of the nodes into these percentage</text:span><text:span text:style-name="T535">s, which can be seen in<text:s/></text:span><text:span text:style-name="T536">FIGURE Y,<text:s/></text:span><text:span text:style-name="T537">enabling</text:span><text:span text:style-name="T538"><text:s/>the system to attempt to model situations where a person's susceptibility to peer pressure depends on how influential those surrounding them are</text:span><text:span text:style-name="T539">. S</text:span><text:span text:style-name="T540">hould they be of low influence, it is unlikely that the person</text:span><text:span text:style-name="T541"><text:s/>would adopt a behaviour that they are displaying.</text:span></text:p>
      <text:p text:style-name="P542"><text:span text:style-name="T543">FIG Y –<text:s/></text:span><text:span text:style-name="T544">comparison of normal and influence percentage</text:span></text:p>
      <text:p text:style-name="P545"><text:span text:style-name="T546">As described previously, the compound influence across a multi-hop route can be calculated so from this, the influence to each node within the<text:s/></text:span><text:span text:style-name="T547">neighbourhood can be given. Using this information, the 'ideal figure' for this neighbourhood is then produced using<text:s/></text:span><text:span text:style-name="T548">influenced attributes<text:s/></text:span><text:span text:style-name="T549">by effectively averaging attributes over all of the nodes in the neighbourhood. The way in which influence attributes</text:span><text:span text:style-name="T550"><text:s/>are calculated is slightly different for booleans but in general, the formula in<text:s/></text:span><text:span text:style-name="T551">FIGURE Y</text:span><text:span text:style-name="T552"><text:s/>is used. Booleans instead have values of<text:s/></text:span><text:span text:style-name="T553">true</text:span><text:span text:style-name="T554"><text:s/>mapped to 1 and<text:s/></text:span><text:span text:style-name="T555">false</text:span><text:span text:style-name="T556"><text:s/>to -1 to allow for influence to be worked into the 'ideal figure'. Once summed over the whole nei</text:span><text:span text:style-name="T557">ghbourhood, a negative value indicates<text:s/></text:span><text:span text:style-name="T558">false</text:span><text:span text:style-name="T559"><text:s/>and positive<text:s/></text:span><text:span text:style-name="T560">true.</text:span><text:span text:style-name="T561"><text:s/>Notice that the sum of<text:s/></text:span><text:span text:style-name="T562">influence * attribute</text:span><text:span text:style-name="T563"><text:s/>is divided by the total influence, not the number of nodes. This is because, through experimentation, division by the number of nodes resulted in v</text:span><text:span text:style-name="T564">ery low values for influenced attributes whereas using the sum of influence gave typically more reasonable figures. Due to this, it is less a straight average, instead more of a weighed one based on the influence of a node. It should be noted that this wil</text:span><text:span text:style-name="T565">l never exceed the values that would be generated by simply averaging out attributes since that would be a case where all nodes were at an influence of 1.</text:span><text:span text:style-name="T566">DOUBLE CHECK THIS.<text:s/></text:span><text:span text:style-name="T567"><text:s/>Another point to note is that when calculating with<text:s/></text:span><text:span text:style-name="T568">smokedPerDay</text:span><text:span text:style-name="T569">, cases of non-smo</text:span><text:span text:style-name="T570">kers (and in turn those who smoke no cigarettes) were excluded to avoid artificially lowering the average.</text:span></text:p>
      <text:p text:style-name="P571"><text:s/></text:p>
      <table:table table:style-name="Table572">
        <table:table-columns>
          <table:table-column table:style-name="TableColumn573"/>
          <table:table-column table:style-name="TableColumn574"/>
          <table:table-column table:style-name="TableColumn575"/>
        </table:table-columns>
        <table:table-row table:style-name="TableRow576">
          <table:table-cell table:style-name="TableCell577">
            <text:p text:style-name="P578">Name</text:p>
          </table:table-cell>
          <table:table-cell table:style-name="TableCell579">
            <text:p text:style-name="P580">Type</text:p>
          </table:table-cell>
          <table:table-cell table:style-name="TableCell581">
            <text:p text:style-name="P582">Represents</text:p>
          </table:table-cell>
        </table:table-row>
        <table:table-row table:style-name="TableRow583">
          <table:table-cell table:style-name="TableCell584">
            <text:p text:style-name="P585">infIsSmokerVal</text:p>
          </table:table-cell>
          <table:table-cell table:style-name="TableCell586">
            <text:p text:style-name="P587">Double</text:p>
          </table:table-cell>
          <table:table-cell table:style-name="TableCell588">
            <text:p text:style-name="TableContents"><text:span text:style-name="T589">The calculated influenced attribute of<text:s/></text:span><text:span text:style-name="T590">isSmoker</text:span><text:span text:style-name="T591">, with &lt;</text:span><text:span text:style-name="T592"><text:s/>0 being<text:s/></text:span><text:span text:style-name="T593">false<text:s/></text:span><text:span text:style-name="T594">and &gt; 0 being<text:s/></text:span><text:span text:style-name="T595">true.</text:span></text:p>
          </table:table-cell>
        </table:table-row>
        <table:table-row table:style-name="TableRow596">
          <table:table-cell table:style-name="TableCell597">
            <text:p text:style-name="P598">infIsSmoker</text:p>
          </table:table-cell>
          <table:table-cell table:style-name="TableCell599">
            <text:p text:style-name="P600">Boolean</text:p>
          </table:table-cell>
          <table:table-cell table:style-name="TableCell601">
            <text:p text:style-name="TableContents"><text:span text:style-name="T602">A boolean value representing the outcome of<text:s/></text:span><text:span text:style-name="T603">infIsSmokerVal</text:span></text:p>
          </table:table-cell>
        </table:table-row>
        <table:table-row table:style-name="TableRow604">
          <table:table-cell table:style-name="TableCell605">
            <text:p text:style-name="P606">infHealth</text:p>
          </table:table-cell>
          <table:table-cell table:style-name="TableCell607">
            <text:p text:style-name="P608">Double</text:p>
          </table:table-cell>
          <table:table-cell table:style-name="TableCell609">
            <text:p text:style-name="TableContents"><text:span text:style-name="T610">The influenced attribute of<text:s/></text:span><text:span text:style-name="T611">health</text:span></text:p>
          </table:table-cell>
        </table:table-row>
        <table:table-row table:style-name="TableRow612">
          <table:table-cell table:style-name="TableCell613">
            <text:p text:style-name="P614">infWillpower</text:p>
          </table:table-cell>
          <table:table-cell table:style-name="TableCell615">
            <text:p text:style-name="P616">Double</text:p>
          </table:table-cell>
          <table:table-cell table:style-name="TableCell617">
            <text:p text:style-name="TableContents"><text:span text:style-name="T618">The influenced attribute of<text:s/></text:span><text:span text:style-name="T619">willpower</text:span></text:p>
          </table:table-cell>
        </table:table-row>
        <table:table-row table:style-name="TableRow620">
          <table:table-cell table:style-name="TableCell621">
            <text:p text:style-name="P622">infCigPerDay</text:p>
          </table:table-cell>
          <table:table-cell table:style-name="TableCell623">
            <text:p text:style-name="P624">Double</text:p>
          </table:table-cell>
          <table:table-cell table:style-name="TableCell625">
            <text:p text:style-name="TableContents"><text:span text:style-name="T626">The<text:s/></text:span><text:span text:style-name="T627">influenced attribute of s</text:span><text:span text:style-name="T628">mokedPerDay</text:span></text:p>
          </table:table-cell>
        </table:table-row>
        <table:table-row table:style-name="TableRow629">
          <table:table-cell table:style-name="TableCell630">
            <text:p text:style-name="P631">avgCigPerDay</text:p>
          </table:table-cell>
          <table:table-cell table:style-name="TableCell632">
            <text:p text:style-name="P633">Double</text:p>
          </table:table-cell>
          <table:table-cell table:style-name="TableCell634">
            <text:p text:style-name="TableContents"><text:span text:style-name="T635">The average of all non-zero<text:s/></text:span><text:span text:style-name="T636">smokedPerDay<text:s/></text:span><text:span text:style-name="T637">values in the neighbourhood.</text:span></text:p>
          </table:table-cell>
        </table:table-row>
        <table:table-row table:style-name="TableRow638">
          <table:table-cell table:style-name="TableCell639">
            <text:p text:style-name="P640">pcSmokes</text:p>
          </table:table-cell>
          <table:table-cell table:style-name="TableCell641">
            <text:p text:style-name="P642">Double</text:p>
          </table:table-cell>
          <table:table-cell table:style-name="TableCell643">
            <text:p text:style-name="P644">The percentage of neighbours who smoke</text:p>
          </table:table-cell>
        </table:table-row>
        <text:soft-page-break/>
        <table:table-row table:style-name="TableRow645">
          <table:table-cell table:style-name="TableCell646">
            <text:p text:style-name="P647">pcGivingUp</text:p>
          </table:table-cell>
          <table:table-cell table:style-name="TableCell648">
            <text:p text:style-name="P649">Double</text:p>
          </table:table-cell>
          <table:table-cell table:style-name="TableCell650">
            <text:p text:style-name="P651">The percentage of neighbours who are giving up<text:s/>smoking (and are not just non-smokers)</text:p>
          </table:table-cell>
        </table:table-row>
        <table:table-row table:style-name="TableRow652">
          <table:table-cell table:style-name="TableCell653">
            <text:p text:style-name="P654">infPcSmokes</text:p>
          </table:table-cell>
          <table:table-cell table:style-name="TableCell655">
            <text:p text:style-name="P656">Double</text:p>
          </table:table-cell>
          <table:table-cell table:style-name="TableCell657">
            <text:p text:style-name="P658">The influenced percentage of neighbours who smoke</text:p>
          </table:table-cell>
        </table:table-row>
        <table:table-row table:style-name="TableRow659">
          <table:table-cell table:style-name="TableCell660">
            <text:p text:style-name="P661">infPcGivingUp</text:p>
          </table:table-cell>
          <table:table-cell table:style-name="TableCell662">
            <text:p text:style-name="P663">Double</text:p>
          </table:table-cell>
          <table:table-cell table:style-name="TableCell664">
            <text:p text:style-name="P665">The influenced percentage of neighbours who are giving up</text:p>
          </table:table-cell>
        </table:table-row>
      </table:table>
      <text:p text:style-name="P666"/>
      <text:p text:style-name="P667">Decision Tree</text:p>
      <text:p text:style-name="P668">CHECK THIS FOR THE INCLUSION OF THE 5&lt;<text:s/>x &lt; 15 NOT LEADING TO AN END_STATE, IT DOES!</text:p>
      <text:p text:style-name="P669"><text:span text:style-name="T670">In order to change their own attribute values, an agent must go through a series of decisions to choose which value to change. The aim of this approach is to model a human decision making process in a logical a</text:span><text:span text:style-name="T671">nd maintainable way, so that decisions can be rearranged, inserted or removed easily. In general, more important decisions are placed higher in the tree since they are more likely to be reached by an agent than any decision lower in the tree, by which poin</text:span><text:span text:style-name="T672">t the decision in question becomes one in many. Due to this, when<text:s/></text:span><text:span text:style-name="T673">importance</text:span><text:span text:style-name="T674"><text:s/>of decisions is discussed, those of<text:s/></text:span><text:span text:style-name="T675">higher importance</text:span><text:span text:style-name="T676"><text:s/>will be higher in the tree than ones of<text:s/></text:span><text:span text:style-name="T677">lower importance.</text:span><text:span text:style-name="T678"><text:s/>Throughout the development, a major focus was to uphold balance wit</text:span><text:span text:style-name="T679">hin the tree. This means that where possible, feedback loops causing extreme attribute values should be minimised and excessive clustering within the network should be avoided. Both of these had to be monitored by testing different versions of the decision</text:span><text:span text:style-name="T680"><text:s/>tree, with changes being made as necessary.</text:span></text:p>
      <text:p text:style-name="P681">Discuss balancing within tree</text:p>
      <text:p text:style-name="P682"><text:span text:style-name="T683">To begin with, an approach was taken to combine a number of attributes into calculations that can be seen in<text:s/></text:span><text:span text:style-name="T684">FIGURE Z, giving the tree in FIGURE P.<text:s/></text:span><text:span text:style-name="T685">Generally, the tree was kept fair</text:span><text:span text:style-name="T686">ly shallow in favour of producing values similar to<text:s/></text:span><text:span text:style-name="T687">probabilities<text:s/></text:span><text:span text:style-name="T688">or<text:s/></text:span><text:span text:style-name="T689">range checks</text:span><text:span text:style-name="T690">. For example, in<text:s/></text:span><text:span text:style-name="T691">Figure Z, (b)<text:s/></text:span><text:span text:style-name="T692">shows how the decision is made based on whether the agent attributes are within 10% of the influenced attributes – if so, the number of cigaret</text:span><text:span text:style-name="T693">tes smoked is adjusted. As each decision required such a combination, to build a sufficient series of decisions the same parameters would have to be formed in different ways for each choice. It became clear that this approach was flawed as it lent itself i</text:span><text:span text:style-name="T694">nto collapsing many separate attribute choices into one. This meant that control over how each parameter effects the end choice was lost and also made it very difficult to add new decisions as most were already represented in some way in the existing steps</text:span><text:span text:style-name="T695">. Furthermore, using combinations of attributes led to extra complexity being added, making it unclear exactly which attributes are causing different effects. Since a substantial part of this project is to understand what the model is showing, difficulty i</text:span><text:span text:style-name="T696">n isolating attributes and judging their effects is problematic. Due to this, the decision tree was heavily separated out into single attribute decisions that lead into one another.</text:span></text:p>
      <text:p text:style-name="P697">FIGURE P – original dec tree with combined figs</text:p>
      <text:p text:style-name="P698"><text:span text:style-name="T699">FIGURE Z<text:s/></text:span><text:span text:style-name="T700">initial<text:s/></text:span><text:span text:style-name="T701">probability calcs</text:span></text:p>
      <text:p text:style-name="P702"><text:span text:style-name="T703">Examples of the results of the transformation that took place can be seen from<text:s/></text:span><text:span text:style-name="T704">FIGURE A<text:s/></text:span><text:span text:style-name="T705">to<text:s/></text:span><text:span text:style-name="T706">FIGURE B</text:span><text:span text:style-name="T707">, where each separate part of the combined decision is put into a 'level' of the new tree. By doing this, not only is the tree much more st</text:span><text:span text:style-name="T708">ructured and manageable this way, but<text:s/></text:span><text:soft-page-break/><text:span text:style-name="T709">decisions can be traced through each branch, revealing how different set-ups can affect the decision making. The overall result of this stage was to move from<text:s/></text:span><text:span text:style-name="T710">FIGURE P</text:span><text:span text:style-name="T711"><text:s/>to<text:s/></text:span><text:span text:style-name="T712">FIGURE S.<text:s/></text:span><text:span text:style-name="T713">The values on each edge represent the</text:span><text:span text:style-name="T714"><text:s/>thresholds that need to be matched for that branch to be followed.</text:span></text:p>
      <text:p text:style-name="P715">Figure A – combined decision</text:p>
      <text:p text:style-name="P716">Figure B – separated decision</text:p>
      <text:p text:style-name="P717">FIGURE S – v0.9 dec tree (not full one)</text:p>
      <text:p text:style-name="P718"><text:span text:style-name="T719">Also to note is the inclusion of an irrational choice – this is to add a human character</text:span><text:span text:style-name="T720">istic into the simulation and introduce a small element of unpredictability. The probability of an irrational choice is a simulation parameter so can be changed easily. Importantly, the probability of an irrational choice should relate to the number of nod</text:span><text:span text:style-name="T721">es in the network, since if the probability is kept the same a higher number of nodes, each making a decision every turn, will result in more irrational choices. The method of inclusion is to simply override the decision in question by logically or-ing it<text:s/></text:span><text:span text:style-name="T722">with a function that returns if an irrational choice is to happen. This function is a uniform random decimal number generator, only returning<text:s/></text:span><text:span text:style-name="T723">true</text:span><text:span text:style-name="T724"><text:s/>when the random number is less than the probability.</text:span></text:p>
      <text:p text:style-name="P725"><text:span text:style-name="T726">All branches eventually arrive at one of two final deci</text:span><text:span text:style-name="T727">sions, shown in<text:s/></text:span><text:span text:style-name="T728">FIGURE E</text:span><text:span text:style-name="T729">; one decision is to either give up smoking or adjust how many the agent smokes per day, and the other is to begin smoking or adjust their willpower value. Different thresholds can be provided to these decisions in that if the thres</text:span><text:span text:style-name="T730">hold is exceeded, the agent will give up smoking/begin smoking. These calculations can be seen in<text:s/></text:span><text:span text:style-name="T731">Figure E1;<text:s/></text:span><text:span text:style-name="T732">the intention for the<text:s/></text:span><text:span text:style-name="T733">giving up<text:s/></text:span><text:span text:style-name="T734">threshold is to compare the input against the number of others in the neighbourhood who are either also giving up o</text:span><text:span text:style-name="T735">r not smoking, with the latter giving a higher threshold due to having similar but not quite the same behaviours. This maps to a 'group mentality' approach to giving up, in that someone is more likely to give up if those around them are also doing the same</text:span><text:span text:style-name="T736">. A similar concept applies for<text:s/></text:span><text:span text:style-name="T737">starting smoking</text:span><text:span text:style-name="T738">, where the threshold instead is based on those who are smokers – should the person begin smoking, they start by smoking the<text:s/></text:span><text:span text:style-name="T739">influenced attribute<text:s/></text:span><text:span text:style-name="T740">value of the number of cigarettes. In addition to the threshol</text:span><text:span text:style-name="T741">d being exceeded, the agent must generate a probability less than their<text:s/></text:span><text:span text:style-name="T742">influenceability</text:span><text:span text:style-name="T743"><text:s/>value, to emulate a humans potential resistance to influence. Both also have the ability for an irrational choice to override the decision.</text:span></text:p>
      <text:p text:style-name="P744">FIGURE E – end decisions</text:p>
      <text:p text:style-name="P745">FIGURE F – end decision formulas</text:p>
      <text:p text:style-name="P746">FIGURE E1 – equations for thresholds</text:p>
      <text:p text:style-name="P747"><text:span text:style-name="T748">During the course of development, some agents were borderline between smokers and non smokers. This meant that they would switch between the two on a regular basis, potentially causing<text:s/></text:span><text:span text:style-name="T749">others in the neighbourhood to do the same. In an effort to this, a measure was introduced that counts the number of turns since the last change and produces a probability, seen in<text:s/></text:span><text:span text:style-name="T750">EQUATION E2</text:span><text:span text:style-name="T751">, that slows down this rate of change by guarding the attribute<text:s/></text:span><text:span text:style-name="T752">swap from/to a smoker with this probability against a uniform random number.</text:span></text:p>
      <text:p text:style-name="P753">EQUATION E2 – turns since last change formula</text:p>
      <text:p text:style-name="P754"><text:span text:style-name="T755">For the<text:s/></text:span><text:span text:style-name="T756">giving up<text:s/></text:span><text:span text:style-name="T757">decision, labelled as<text:s/></text:span><text:span text:style-name="T758">A</text:span><text:span text:style-name="T759">, either the process of giving up begins (described in the<text:s/></text:span><text:span text:style-name="T760">attributes</text:span><text:span text:style-name="T761"><text:s/>section of this docume</text:span><text:span text:style-name="T762">nt) or the number of cigarettes smoked per day is adjusted. The latter is done by comparing the<text:s/></text:span><text:span text:style-name="T763">influenced attribute</text:span><text:span text:style-name="T764"><text:s/>value for cigarettes<text:s/></text:span><text:soft-page-break/><text:span text:style-name="T765">smoked per day against a percentage threshold – the threshold is a system parameter and creates a range around the age</text:span><text:span text:style-name="T766">nt's own attribute. Should the influenced attribute be outside of this range, the agent has its attribute moved towards the influenced value by half of the influenced value. This provides a gradual change. In terms of<text:s/></text:span><text:span text:style-name="T767">B</text:span><text:span text:style-name="T768">, a small amount of willpower is remo</text:span><text:span text:style-name="T769">ved should they relapse to smoking, otherwise it is added.</text:span></text:p>
      <text:p text:style-name="P770">EQUATIONS E3 – attribute changes</text:p>
      <text:p text:style-name="P771">Although this simplifies the decision-making process beyond that of human cognition, it allows a basic model of peer pressure and susceptibility to general influence. There is the potential for improvement through swapping this decision series with a more accurately modelled one would be straightforward. For the purposes of this model, it provides sufficient complexity and configurability since the thresholds can be<text:s/>set through the decision tree as part of the tuning process.</text:p>
      <text:p text:style-name="P772"><text:span text:style-name="T773">The final decision tree had a number of extra 'decision layers' added to attempt a more accurate mapping of a real decision process; it can be seen in figures<text:s/></text:span><text:span text:style-name="T774">X AND Y</text:span><text:span text:style-name="T775">. The aim of this was to prov</text:span><text:span text:style-name="T776">ide a more configurable and realistic decision-making model than the previous version, whilst keeping each attribute in a separate layer.<text:s/></text:span><text:span text:style-name="T777">FIGURE C<text:s/></text:span><text:span text:style-name="T778">shows at which point in the tree any attributes are changed (outside of the end-states<text:s/></text:span><text:span text:style-name="T779">A<text:s/></text:span><text:span text:style-name="T780">and<text:s/></text:span><text:span text:style-name="T781">B</text:span><text:span text:style-name="T782">), with<text:s/></text:span><text:span text:style-name="T783">FIGURE<text:s/></text:span><text:span text:style-name="T784">E</text:span><text:span text:style-name="T785"><text:s/>displaying the decision values and whether there is a chance of an irrational choice.</text:span></text:p>
      <text:p text:style-name="P786"><text:span text:style-name="T787">For the currently smoking arm of the tree, a number of changes were made. The ability to give up in the 'normal' smoker range (here 10 to 15 per day, but this could be<text:s/></text:span><text:span text:style-name="T788">adjusted) was only allowed by an irrational choice. The rationale behind this is that whilst lighter smokers are likely to be more able to go without smoking [</text:span><text:span text:style-name="T789">ref 43 NHS</text:span><text:span text:style-name="T790">], gradually reducing their own consumption until they quit completely. On the other si</text:span><text:span text:style-name="T791">de of this, heavy smokers are likely be stronger in their resolve against giving up smoking and as such, their willpower may important decision factor than their health due to the habit being harder to break. Health, however, is deemed more important for l</text:span><text:span text:style-name="T792">ighter smokers since any change in the number of cigarettes smoked is likely to have more of an impact than for a heavy smoker. Furthermore, the fact that influenced health is used aims to represent how being less healthy than those in the neighbourhood wo</text:span><text:span text:style-name="T793">uld provide more encouragement of the person to attempt to give up, with the other side of this being that if someone smokes and is of above average health, they will not feel as much social pressure with regards to said health.</text:span></text:p>
      <text:p text:style-name="P794"><text:span text:style-name="T795">For the non-smokers, the tr</text:span><text:span text:style-name="T796">ee was expanded to include a number of new layers. If the agent hasn't failed at giving up before, then the<text:s/></text:span><text:span text:style-name="T797">willpower</text:span><text:span text:style-name="T798"><text:s/>is considered most important as it represents their ability to continue the process of giving up. Health is included as a sub-point, since</text:span><text:span text:style-name="T799"><text:s/>if someone is<text:s/></text:span><text:span text:style-name="T800">healthier</text:span><text:span text:style-name="T801"><text:s/>than their neighbours they might see that as a reason to continue their giving up effort. For those who have tried to give up a few times (between 1 and 5), the percentage of non-smokers/those giving in the area dictates which r</text:span><text:span text:style-name="T802">oute they should take which then leads into a decision based on willpower. The idea here is that since the agent has relapsed to smoking a number of times, the encouragement of the neighbourhood may have a greater effect on their own actions. In addition t</text:span><text:span text:style-name="T803">o this, the willpower decision is based on the<text:s/></text:span><text:span text:style-name="T804">influenced attribute</text:span><text:span text:style-name="T805"><text:s/>for willpower, so the agent is effectively comparing their own resilience to those who surround them – if they are more resilient then it is assumed that they require more of their neighbo</text:span><text:span text:style-name="T806">urs to be smoking to cause a relapse. If many (in this case more than 5) attempts at giving up have been made, a<text:s/></text:span><text:span text:style-name="T807">crowd mentality</text:span><text:span text:style-name="T808"><text:s/>approach is used, where the<text:s/></text:span><text:span text:style-name="T809">giving up</text:span><text:span text:style-name="T810"><text:s/>status of those around the agent dictates how susceptible they are to relapsing again. In</text:span><text:span text:style-name="T811">fluenced health is included since<text:s/></text:span><text:span text:style-name="T812">willpower</text:span><text:span text:style-name="T813"><text:s/>appears to be irrelevant to these individuals; being more healthy than those in the<text:s/></text:span><text:soft-page-break/><text:span text:style-name="T814">neighbourhood leads to a lower chance of relapsing. Those who are not currently giving up are diverted to a more simplistic tree</text:span><text:span text:style-name="T815"><text:s/>as they do not need their decision to be affected by how many times they have tried to quit before. Given that they have displayed the willpower to not smoke in the first place, it is assumed that this is a less important factor than their health. In term</text:span><text:span text:style-name="T816">s of health, the agent's own value is compared to the influenced attribute in an effort to model an attitude of health-awareness; if someone is of good health relative to others then they are less likely to risk it by smoking, whereas if they are of below<text:s/></text:span><text:span text:style-name="T817">average health, they may perceive smoking to make little difference.</text:span></text:p>
      <text:p text:style-name="P818"><text:span text:style-name="T819">The end-state decisions for each branch have a percentage threshold stated – the values shown on the diagram have been selected through a process of trial and error with the aim of<text:s/></text:span><text:span text:style-name="T820">providing as balanced a simulation as possible. Since some decision routes are more popular than others, the percentages need to account for this. With this in mind, they also represent the relative effect of that branch on the chance of giving up. An exam</text:span><text:span text:style-name="T821">ple is that if someone is a<text:s/></text:span><text:span text:style-name="T822">light smoker</text:span><text:span text:style-name="T823"><text:s/>(&lt; 10 cigarettes a day), has never tried to give up before and has higher than the influenced health, then it would be reasonable for them to be hard to convince to give up as they don't smoke a lot and are, compare</text:span><text:span text:style-name="T824">d to their social connections, quite healthy. To show this, that particular end-state requires more than 70% of their neighbours to also be giving up before they will do the same.</text:span></text:p>
      <text:p text:style-name="P825"><text:span text:style-name="T826">FIGURE X AND Y</text:span><text:span text:style-name="T827"><text:s/></text:span><text:span text:style-name="T828">tree separated into two</text:span></text:p>
      <text:p text:style-name="P829">FIGURE C – table of attribute changes<text:s/>&amp; where they happen</text:p>
      <text:p text:style-name="P830">FIGURE E – table of decisions &amp; whether they have an irrational choice.</text:p>
      <text:p text:style-name="P831">DOUBLE CHECK THE DIAGRAM, THERE ARE A FEW BOXES WRONG CHANGE TO 10-15</text:p>
      <text:p text:style-name="P832">In general, whilst this configuration of the decision tree was settled upon for performing<text:s/>simulations using the ABM, extra levels could easily be added or decisions rearranged. Ideally, this kind of decision-making process would be developed alongside in-depth psychological studies into the field, so that an accurate and expansive tree can be built. Because this was beyond the scope of the project, a more ad-hoc approach was used by designing the tree in accordance to model balance and real-life comparison, leading to some assumptions about human behaviour having to be made.</text:p>
      <text:p text:style-name="P833">Connection Reconfiguring</text:p>
      <text:p text:style-name="P834">The final stage of the agent actions is to reconfigure their connections to the neighbourhood. By this stage, the agent has assessed the neighbourhood and made changes to their attributes where appropriate so based on this new information, the agent can now look for any relationships to others who are now too dissimilar or for new matchings that are closer to their interests. From the initial research and development stage of the project, the chosen method of comparing agents was to generate a scoring<text:s/>algorithm. This way, any two agents could be compared at any point and a figure to represent their similarity produced.</text:p>
      <text:p text:style-name="P835"><text:span text:style-name="T836">Different attributes will have different weightings when it comes to comparing agents. As the algorithm is intended to imitate the proc</text:span><text:span text:style-name="T837">ess of a human looking to their circle of connections for other similar people, someone's willpower is likely to have less impact than whether they have the same smoking behaviours. To account for this, the scoring algorithm uses different score values for</text:span><text:span text:style-name="T838"><text:s/>each attribute – this can be seen in<text:s/></text:span><text:span text:style-name="T839">TABLE X.<text:s/></text:span><text:span text:style-name="T840">Another factor in the weighting is that of how the difference is scored. The algorithm offers three options, the<text:s/></text:span><text:soft-page-break/><text:span text:style-name="T841">formulas for which can be seen in<text:s/></text:span><text:span text:style-name="T842">FIGURE X</text:span><text:span text:style-name="T843">: percentage difference, attribute comparison and line</text:span><text:span text:style-name="T844">ar scoring.</text:span></text:p>
      <text:p text:style-name="P845"><text:span text:style-name="T846">Percentage difference<text:s/></text:span><text:span text:style-name="T847">is most commonly used since it provides a scaled score within one interval plus and minus of the current agent's attribute score. Obviously this means slightly different things for different attributes but in general, the</text:span><text:span text:style-name="T848"><text:s/>higher scoring someone is in an attribute, the more accepting they are of others; an example might be that light smokers would consider someone who smokes a few more cigarettes a day more to be of similar difference to themselves as a heavy smoker would t</text:span><text:span text:style-name="T849">o someone who smokes half their intake.<text:s/></text:span><text:span text:style-name="T850">Attribute comparison</text:span><text:span text:style-name="T851"><text:s/>is a more straightforward mechanism, simply handing out an amount of points should two attributes be the same, or in the case of<text:s/></text:span><text:span text:style-name="T852">stepsSinceGiveUp</text:span><text:span text:style-name="T853">, below a certain value. Finally,<text:s/></text:span><text:span text:style-name="T854">linear scoring</text:span><text:span text:style-name="T855"><text:s/>i</text:span><text:span text:style-name="T856">s only used by<text:s/></text:span><text:span text:style-name="T857">influenceability</text:span><text:span text:style-name="T858"><text:s/>and is a way to incorporate the susceptibility of someone to peer pressure into the score. No scoring is done against the other agent for<text:s/></text:span><text:span text:style-name="T859">linear scoring</text:span><text:span text:style-name="T860">, since it is based on the attributes of the current agent only. A disadvantage of this method is that<text:s/></text:span><text:span text:style-name="T861">it greatly simplifies what humans might look for in social ties as it assumes that they are only interested in those who behave similarly. Obviously this is not the case in reality though for the sake of avoiding modelling this connection seeking in a high</text:span><text:span text:style-name="T862"><text:s/>level of detail, the assumption will stand for the project. If required, the scoring method could be substituted for one which accounts for one which handles the interplay of personality in a more detailed manner.</text:span></text:p>
      <text:p text:style-name="P863">TABLE X – lists attribute, max score, min<text:s/>score, comparison type,</text:p>
      <text:p text:style-name="P864">FIGURE X- pct diff formula, attribute comparison &amp; linear scoring.</text:p>
      <text:p text:style-name="P865"><text:span text:style-name="T866">Once a score has been calculated and normalised to between 0 and 1, this can be used to determine if the two agents should form a connection, remove an existing on</text:span><text:span text:style-name="T867">e or do nothing. The method for this is to have two simulation parameters,<text:s/></text:span><text:span text:style-name="T868">ConnectionScoreRemoveBound</text:span><text:span text:style-name="T869"><text:s/>and<text:s/></text:span><text:span text:style-name="T870">ConnectionScoreAddBound,<text:s/></text:span><text:span text:style-name="T871">which dictate the boundaries for action to be taken. The<text:s/></text:span><text:span text:style-name="T872">‘</text:span><text:span text:style-name="T873">remove boundary</text:span><text:span text:style-name="T874">’</text:span><text:span text:style-name="T875"><text:s/>must be lower than the<text:s/></text:span><text:span text:style-name="T876">‘</text:span><text:span text:style-name="T877">add</text:span><text:span text:style-name="T878"><text:s/>boundary’</text:span><text:span text:style-name="T879"><text:s/>and if the score is below</text:span><text:span text:style-name="T880"><text:s/>this value, the edge is remove. Should the agent score be above the add boundary, then the edge is added. New edges have their influence set through a normal distribution with a mean of<text:s/></text:span><text:span text:style-name="T881">FIG A.<text:s/></text:span><text:span text:style-name="T882">0.5 is deducted to avoid the mean exceeding 1, but also serves</text:span><text:span text:style-name="T883"><text:s/>to move the value from one above the boundary (meaning if the score was set to be the influence mean, all edges would probably be of high influence), to a more central position. Experimentation has shown this to give a more reasonable distribution of infl</text:span><text:span text:style-name="T884">uences.</text:span></text:p>
      <text:p text:style-name="P885"><text:span text:style-name="T886">FIG A – formula for adding edge ND</text:span></text:p>
      <text:p text:style-name="P887"><text:span text:style-name="T888">It should be noted that as part of the effort to keep the model balanced, limits were imposed on the number of connections that each node can have. Should another edge be added when the node has reached its limit</text:span><text:span text:style-name="T889">, the lowest influence edge is removed in favour of the new connection. Once again, the limit a simulation parameter so can be changed to investigate the effects that is has, though testing indicated that it helped avoid clustering and excessive connection</text:span><text:span text:style-name="T890">-forming with other nodes. Especially important in this area is the boundary values. By lowering the upper bound to 0.65, the graph significantly increased its chance to become very dense and turn into a tight cluster, whereas a raising it to 0.7 maintaine</text:span><text:span text:style-name="T891">d a much better balance and avoided the clustering, as seen in<text:s/></text:span><text:span text:style-name="T892">FIGURE Y</text:span><text:span text:style-name="T893">.</text:span></text:p>
      <text:p text:style-name="P894">FIGURE Y – show mild change in upper bound</text:p>
      <text:p text:style-name="P895"><text:span text:style-name="T896">In order to introduce external influences to a neighbourhood, every agent has a small chance to form a random connection to some other agen</text:span><text:span text:style-name="T897">t in the graph. This is deliberately set to have a very low occurrence rate as testing showed that setting the probability to be<text:s/></text:span><text:soft-page-break/><text:span text:style-name="T898">any more than 0.00</text:span><text:span text:style-name="T899">2% of sociability</text:span><text:span text:style-name="T900"><text:s/>lead to regular addition of edges, effectively rendering the scoring algorithm useless and<text:s/></text:span><text:span text:style-name="T901">resulting in an incredibly dense graph. By making this a rare event, it attempts to model the day-to-day chance of a new influence entering a human's life i.e. that of meeting a new person or taking on a new role-model. Over the course of the simulation, t</text:span><text:span text:style-name="T902">here is a chance that nodes may become disconnected from others. As it is slightly unrealistic for humans to have absolutely no social connections, the model reconnects them to a random node in the network with a 30% chance of connection. This is not a cer</text:span><text:span text:style-name="T903">tain reconnection since to reach a disconnected state, the edge must have held attributes such that it fell below the removal boundary of its neighbour nodes.</text:span></text:p>
      <text:p text:style-name="P9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ArialMT" svg:font-family="ArialMT" style:font-family-generic="swiss"/>
    <style:font-face style:name="Arial, sans-serif" svg:font-family="Arial,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RTF_Num21" style:display-name="RTF_Num 2 1" style:family="text"/>
    <style:style style:name="RTF_Num22" style:display-name="RTF_Num 2 2" style:family="text"/>
    <style:style style:name="RTF_Num23" style:display-name="RTF_Num 2 3" style:family="text"/>
    <style:style style:name="RTF_Num31" style:display-name="RTF_Num 3 1" style:family="text"/>
    <style:style style:name="RTF_Num32" style:display-name="RTF_Num 3 2" style:family="text"/>
    <style:style style:name="RTF_Num33" style:display-name="RTF_Num 3 3"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RTF_Num2" style:display-name="RTF_Num 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Matt</dc:creator>
    <meta:creation-date>2013-03-25T16:03:00Z</meta:creation-date>
    <dc:date>2013-04-22T00:30:00Z</dc:date>
    <meta:template xlink:href="Normal" xlink:type="simple"/>
    <meta:editing-cycles>303</meta:editing-cycles>
    <meta:editing-duration>PT5764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9" meta:paragraph-count="126" meta:word-count="9441" meta:character-count="63129" meta:row-count="448" meta:non-whitespace-character-count="53814"/>
  </office:meta>
</office:document-meta>
</file>